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margin-left="0in" fo:margin-right="0in" fo:margin-top="0in" fo:margin-bottom="0in" loext:contextual-spacing="false" fo:text-align="justify" style:justify-single-word="false" fo:text-indent="0.1965in" style:auto-text-indent="fals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loext:graphic-properties draw:fill="solid" draw:fill-color="#eeeeee" draw:opacity="100%"/>
      <style:paragraph-properties fo:background-color="#eeeeee"/>
      <style:text-properties fo:language="ru" fo:country="RU"/>
    </style:style>
    <style:style style:name="P12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6" style:family="paragraph" style:parent-style-name="Text_20_body">
      <style:text-properties fo:language="en" fo:country="US"/>
    </style:style>
    <style:style style:name="P127" style:family="paragraph" style:parent-style-name="Text_20_body">
      <loext:graphic-properties draw:fill="solid" draw:fill-color="#eeeeee" draw:opacity="100%"/>
      <style:paragraph-properties fo:background-color="#eeeeee"/>
      <style:text-properties fo:language="en" fo:country="US"/>
    </style:style>
    <style:style style:name="P128" style:family="paragraph" style:parent-style-name="Text_20_body">
      <loext:graphic-properties draw:fill="solid" draw:fill-color="#eeeeee" draw:opacity="100%"/>
      <style:paragraph-properties fo:background-color="#eeeeee"/>
    </style:style>
    <style:style style:name="P129" style:family="paragraph" style:parent-style-name="First_20_line_20_indent">
      <loext:graphic-properties draw:fill="solid" draw:fill-color="#eeeeee" draw:opacity="100%"/>
      <style:paragraph-properties fo:background-color="#eeeeee"/>
      <style:text-properties fo:language="ru" fo:country="RU"/>
    </style:style>
    <style:style style:name="P13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5" style:family="paragraph" style:parent-style-name="Footnote">
      <style:paragraph-properties fo:margin-left="0in" fo:margin-right="0in" fo:text-indent="0in"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paragraph-rsid="00045ec8"/>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officeooo:paragraph-rsid="0004e693"/>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officeooo:paragraph-rsid="00054fc7"/>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officeooo:paragraph-rsid="0006125b"/>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officeooo:rsid="0004e693" officeooo:paragraph-rsid="0004e693"/>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officeooo:rsid="0006125b" officeooo:paragraph-rsid="0006125b"/>
    </style:style>
    <style:style style:name="P172" style:family="paragraph" style:parent-style-name="Text_20_body">
      <style:paragraph-properties fo:margin-left="0in" fo:margin-right="0in" fo:text-align="justify" style:justify-single-word="false" fo:text-indent="0.1965in" style:auto-text-indent="false"/>
    </style:style>
    <style:style style:name="P17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91e4a"/>
    </style:style>
    <style:style style:name="P17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0bd7b8"/>
    </style:style>
    <style:style style:name="P175" style:family="paragraph" style:parent-style-name="Text_20_body">
      <style:paragraph-properties fo:margin-left="0in" fo:margin-right="0in" fo:text-align="justify" style:justify-single-word="false" fo:text-indent="0.1965in" style:auto-text-indent="false"/>
      <style:text-properties officeooo:paragraph-rsid="0012eda7"/>
    </style:style>
    <style:style style:name="P176" style:family="paragraph" style:parent-style-name="Text_20_body">
      <style:paragraph-properties fo:margin-left="0in" fo:margin-right="0in" fo:text-align="justify" style:justify-single-word="false" fo:text-indent="0.1965in" style:auto-text-indent="false"/>
      <style:text-properties officeooo:paragraph-rsid="00197930"/>
    </style:style>
    <style:style style:name="P177" style:family="paragraph" style:parent-style-name="Text_20_body">
      <style:paragraph-properties fo:margin-left="0in" fo:margin-right="0in" fo:text-align="justify" style:justify-single-word="false" fo:text-indent="0.1965in" style:auto-text-indent="false"/>
      <style:text-properties officeooo:paragraph-rsid="0019bc32"/>
    </style:style>
    <style:style style:name="P17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073929" officeooo:paragraph-rsid="0008bb47" fo:background-color="transparent" style:font-style-asian="normal" style:font-weight-asian="normal" style:font-style-complex="normal" style:font-weight-complex="normal"/>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cf6e" style:font-style-asian="normal" style:font-style-complex="normal"/>
    </style:style>
    <style:style style:name="P18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091e4a" officeooo:paragraph-rsid="00091e4a"/>
    </style:style>
    <style:style style:name="P18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5" style:family="paragraph" style:parent-style-name="Heading_20_1">
      <loext:graphic-properties draw:fill="solid" draw:fill-color="#eeeeee" draw:opacity="100%"/>
      <style:paragraph-properties fo:background-color="#eeeeee"/>
    </style:style>
    <style:style style:name="P186" style:family="paragraph" style:parent-style-name="Heading_20_1">
      <style:paragraph-properties fo:margin-left="0in" fo:margin-right="0in" fo:text-align="center" style:justify-single-word="false" fo:text-indent="0.1965in" style:auto-text-indent="false"/>
    </style:style>
    <style:style style:name="P187" style:family="paragraph" style:parent-style-name="Heading_20_2">
      <style:text-properties fo:language="en" fo:country="US"/>
    </style:style>
    <style:style style:name="P188" style:family="paragraph" style:parent-style-name="Heading_20_2">
      <style:text-properties fo:language="ru" fo:country="RU"/>
    </style:style>
    <style:style style:name="P189" style:family="paragraph" style:parent-style-name="Heading_20_2">
      <loext:graphic-properties draw:fill="solid" draw:fill-color="#eeeeee" draw:opacity="100%"/>
      <style:paragraph-properties fo:background-color="#eeeeee"/>
      <style:text-properties fo:language="ru" fo:country="RU"/>
    </style:style>
    <style:style style:name="P190" style:family="paragraph" style:parent-style-name="Heading_20_2">
      <style:paragraph-properties fo:text-align="justify" style:justify-single-word="false"/>
    </style:style>
    <style:style style:name="P191" style:family="paragraph" style:parent-style-name="Heading_20_2">
      <loext:graphic-properties draw:fill="solid" draw:fill-color="#eeeeee" draw:opacity="100%"/>
      <style:paragraph-properties fo:background-color="#eeeeee"/>
    </style:style>
    <style:style style:name="P192" style:family="paragraph" style:parent-style-name="Heading_20_3">
      <style:text-properties fo:language="ru" fo:country="RU"/>
    </style:style>
    <style:style style:name="P19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4e693"/>
    </style:style>
    <style:style style:name="T12" style:family="text">
      <style:text-properties fo:language="ru" fo:country="RU" officeooo:rsid="0006125b"/>
    </style:style>
    <style:style style:name="T13" style:family="text">
      <style:text-properties fo:language="ru" fo:country="RU" officeooo:rsid="00073929"/>
    </style:style>
    <style:style style:name="T14" style:family="text">
      <style:text-properties fo:language="ru" fo:country="RU" officeooo:rsid="00091e4a"/>
    </style:style>
    <style:style style:name="T15" style:family="text">
      <style:text-properties fo:language="ru" fo:country="RU" officeooo:rsid="000ac9eb"/>
    </style:style>
    <style:style style:name="T16" style:family="text">
      <style:text-properties fo:language="ru" fo:country="RU" officeooo:rsid="000bd7b8"/>
    </style:style>
    <style:style style:name="T17" style:family="text">
      <style:text-properties fo:language="ru" fo:country="RU" officeooo:rsid="00121285"/>
    </style:style>
    <style:style style:name="T18" style:family="text">
      <style:text-properties fo:language="ru" fo:country="RU" officeooo:rsid="0015b9aa"/>
    </style:style>
    <style:style style:name="T19" style:family="text">
      <style:text-properties fo:language="ru" fo:country="RU" officeooo:rsid="00169327"/>
    </style:style>
    <style:style style:name="T20" style:family="text">
      <style:text-properties fo:language="ru" fo:country="RU" officeooo:rsid="00183155"/>
    </style:style>
    <style:style style:name="T21" style:family="text">
      <style:text-properties fo:language="ru" fo:country="RU" officeooo:rsid="00197930"/>
    </style:style>
    <style:style style:name="T22" style:family="text">
      <style:text-properties fo:language="ru" fo:country="RU" officeooo:rsid="0019bc32"/>
    </style:style>
    <style:style style:name="T23" style:family="text">
      <style:text-properties fo:language="ru" fo:country="RU" officeooo:rsid="0019e897"/>
    </style:style>
    <style:style style:name="T24" style:family="text">
      <style:text-properties fo:language="en" fo:country="US"/>
    </style:style>
    <style:style style:name="T25" style:family="text">
      <style:text-properties fo:language="en" fo:country="US" fo:font-style="normal" style:font-style-asian="normal" style:font-style-complex="normal"/>
    </style:style>
    <style:style style:name="T26" style:family="text">
      <style:text-properties fo:language="en" fo:country="US" fo:font-style="italic" style:font-style-asian="italic" style:font-style-complex="italic"/>
    </style:style>
    <style:style style:name="T27" style:family="text">
      <style:text-properties fo:language="en" fo:country="US" fo:font-weight="bold" style:font-weight-asian="bold" style:font-weight-complex="bold"/>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fo:background-color="transparent" loext:char-shading-value="0" style:font-weight-asian="normal" style:font-weight-complex="normal"/>
    </style:style>
    <style:style style:name="T30" style:family="text">
      <style:text-properties fo:language="en" fo:country="US" fo:background-color="transparent" loext:char-shading-value="0"/>
    </style:style>
    <style:style style:name="T31" style:family="text">
      <style:text-properties fo:color="#ff3333"/>
    </style:style>
    <style:style style:name="T32" style:family="text">
      <style:text-properties fo:color="#ff3333" fo:language="ru" fo:country="RU"/>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800000"/>
    </style:style>
    <style:style style:name="T37" style:family="text">
      <style:text-properties fo:color="#800000" fo:language="ru" fo:country="RU"/>
    </style:style>
    <style:style style:name="T38" style:family="text">
      <style:text-properties fo:color="#800000" fo:language="ru" fo:country="RU" fo:font-style="normal" style:font-style-asian="normal" style:font-style-complex="normal"/>
    </style:style>
    <style:style style:name="T3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fo:color="#800000" fo:language="en" fo:country="US"/>
    </style:style>
    <style:style style:name="T41" style:family="text">
      <style:text-properties fo:color="#800000" fo:language="en" fo:country="US" fo:background-color="transparent" loext:char-shading-value="0"/>
    </style:style>
    <style:style style:name="T42"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43" style:family="text">
      <style:text-properties fo:color="#ff6600"/>
    </style:style>
    <style:style style:name="T44" style:family="text">
      <style:text-properties fo:color="#ff6600" fo:language="ru" fo:country="RU"/>
    </style:style>
    <style:style style:name="T45" style:family="text">
      <style:text-properties fo:font-weight="bold"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style:use-window-font-color="true"/>
    </style:style>
    <style:style style:name="T48" style:family="text">
      <style:text-properties style:use-window-font-color="true" fo:language="ru" fo:country="RU"/>
    </style:style>
    <style:style style:name="T49" style:family="text">
      <style:text-properties style:use-window-font-color="true" fo:language="ru" fo:country="RU" fo:font-style="normal" style:font-style-asian="normal" style:font-style-complex="normal"/>
    </style:style>
    <style:style style:name="T50" style:family="text">
      <style:text-properties style:use-window-font-color="true" fo:language="ru" fo:country="RU" fo:font-style="normal" fo:font-weight="normal" style:font-style-asian="normal" style:font-weight-asian="normal" style:font-style-complex="normal" style:font-weight-complex="normal"/>
    </style:style>
    <style:style style:name="T5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ru" fo:country="RU" fo:font-style="normal" fo:background-color="transparent" loext:char-shading-value="0" style:font-style-asian="normal" style:font-style-complex="normal"/>
    </style:style>
    <style:style style:name="T53" style:family="text">
      <style:text-properties style:use-window-font-color="true" fo:language="ru" fo:country="RU" fo:font-style="italic" style:font-style-asian="italic" style:font-style-complex="italic"/>
    </style:style>
    <style:style style:name="T54" style:family="text">
      <style:text-properties style:use-window-font-color="true" fo:language="ru" fo:country="RU" fo:font-style="italic" fo:font-weight="normal" style:font-style-asian="italic" style:font-weight-asian="normal" style:font-style-complex="italic" style:font-weight-complex="normal"/>
    </style:style>
    <style:style style:name="T55" style:family="text">
      <style:text-properties style:use-window-font-color="true" fo:language="ru" fo:country="RU" fo:font-weight="normal" style:font-weight-asian="normal" style:font-weight-complex="normal"/>
    </style:style>
    <style:style style:name="T56" style:family="text">
      <style:text-properties style:use-window-font-color="true" fo:language="ru" fo:country="RU" fo:background-color="transparent" loext:char-shading-value="0"/>
    </style:style>
    <style:style style:name="T57" style:family="text">
      <style:text-properties style:use-window-font-color="true" fo:language="en" fo:country="US"/>
    </style:style>
    <style:style style:name="T58" style:family="text">
      <style:text-properties style:use-window-font-color="true" fo:language="en" fo:country="US" fo:font-style="normal" style:font-style-asian="normal" style:font-style-complex="normal"/>
    </style:style>
    <style:style style:name="T59" style:family="text">
      <style:text-properties style:use-window-font-color="true" fo:language="en" fo:country="US" fo:font-style="normal" fo:background-color="transparent" loext:char-shading-value="0" style:font-style-asian="normal" style:font-style-complex="normal"/>
    </style:style>
    <style:style style:name="T60" style:family="text">
      <style:text-properties style:use-window-font-color="true" fo:language="en" fo:country="US" fo:font-style="normal" fo:font-weight="normal" style:font-style-asian="normal" style:font-weight-asian="normal" style:font-style-complex="normal" style:font-weight-complex="normal"/>
    </style:style>
    <style:style style:name="T6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2" style:family="text">
      <style:text-properties style:use-window-font-color="true" fo:language="en" fo:country="US" fo:font-weight="normal" style:font-weight-asian="normal" style:font-weight-complex="normal"/>
    </style:style>
    <style:style style:name="T63" style:family="text">
      <style:text-properties style:use-window-font-color="true" fo:font-style="normal" style:font-style-asian="normal" style:font-style-complex="normal"/>
    </style:style>
    <style:style style:name="T64" style:family="text">
      <style:text-properties style:use-window-font-color="true" fo:font-style="normal" fo:font-weight="normal" style:font-style-asian="normal" style:font-weight-asian="normal" style:font-style-complex="normal" style:font-weight-complex="normal"/>
    </style:style>
    <style:style style:name="T65"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6" style:family="text">
      <style:text-properties style:use-window-font-color="true" fo:font-style="italic" fo:font-weight="normal" style:font-style-asian="italic" style:font-weight-asian="normal" style:font-style-complex="italic" style:font-weight-complex="normal"/>
    </style:style>
    <style:style style:name="T67" style:family="text">
      <style:text-properties style:use-window-font-color="true" fo:background-color="transparent" loext:char-shading-value="0"/>
    </style:style>
    <style:style style:name="T68" style:family="text">
      <style:text-properties fo:background-color="transparent" loext:char-shading-value="0"/>
    </style:style>
    <style:style style:name="T69" style:family="text">
      <style:text-properties style:text-position="super 58%"/>
    </style:style>
    <style:style style:name="T70" style:family="text">
      <style:text-properties fo:color="#c5000b"/>
    </style:style>
    <style:style style:name="T71" style:family="text">
      <style:text-properties fo:language="fr" fo:country="FR"/>
    </style:style>
    <style:style style:name="T72" style:family="text">
      <style:text-properties fo:color="#0000ff"/>
    </style:style>
    <style:style style:name="T73" style:family="text">
      <style:text-properties fo:color="#0000ff" fo:language="ru" fo:country="RU"/>
    </style:style>
    <style:style style:name="T74" style:family="text">
      <style:text-properties fo:color="#3333ff"/>
    </style:style>
    <style:style style:name="T75" style:family="text">
      <style:text-properties fo:color="#3333ff" fo:language="en" fo:country="US"/>
    </style:style>
    <style:style style:name="T76" style:family="text">
      <style:text-properties fo:font-style="normal"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color="#0066ff"/>
    </style:style>
    <style:style style:name="T79" style:family="text">
      <style:text-properties fo:color="#0066ff" fo:language="en" fo:country="US" fo:font-style="normal" fo:background-color="transparent" loext:char-shading-value="0" style:font-style-asian="normal" style:font-style-complex="normal"/>
    </style:style>
    <style:style style:name="T80" style:family="text">
      <style:text-properties fo:background-color="#ffff00" loext:char-shading-value="0"/>
    </style:style>
    <style:style style:name="T81" style:family="text">
      <style:text-properties fo:color="#00ccff"/>
    </style:style>
    <style:style style:name="T82" style:family="text">
      <style:text-properties fo:font-weight="normal" style:font-weight-asian="normal" style:font-weight-complex="normal"/>
    </style:style>
    <style:style style:name="T83" style:family="text">
      <style:text-properties fo:font-weight="normal" fo:background-color="transparent" loext:char-shading-value="0" style:font-weight-asian="normal" style:font-weight-complex="normal"/>
    </style:style>
    <style:style style:name="T84" style:family="text">
      <style:text-properties fo:color="#0066cc"/>
    </style:style>
    <style:style style:name="T85" style:family="text">
      <style:text-properties fo:color="#0066cc" fo:language="ru" fo:country="RU"/>
    </style:style>
    <style:style style:name="T86" style:family="text">
      <style:text-properties fo:color="#0000cc"/>
    </style:style>
    <style:style style:name="T87" style:family="text">
      <style:text-properties style:text-line-through-style="solid" style:text-line-through-type="single" fo:font-weight="bold" style:font-weight-asian="bold" style:font-weight-complex="bold"/>
    </style:style>
    <style:style style:name="T88" style:family="text">
      <style:text-properties fo:language="uk" fo:country="UA"/>
    </style:style>
    <style:style style:name="T89" style:family="text">
      <style:text-properties fo:language="uk" fo:country="UA" fo:font-style="italic" style:font-style-asian="italic" style:font-style-complex="italic"/>
    </style:style>
    <style:style style:name="T90" style:family="text">
      <style:text-properties fo:language="uk" fo:country="UA" fo:font-weight="bold" style:font-weight-asian="bold" style:font-weight-complex="bold"/>
    </style:style>
    <style:style style:name="T91" style:family="text">
      <style:text-properties fo:color="#ff0000"/>
    </style:style>
    <style:style style:name="T92" style:family="text">
      <style:text-properties style:text-underline-style="none"/>
    </style:style>
    <style:style style:name="T93" style:family="text">
      <style:text-properties style:text-rotation-angle="90" style:text-rotation-scale="line-height"/>
    </style:style>
    <style:style style:name="T94" style:family="text">
      <style:text-properties style:text-rotation-angle="270" style:text-rotation-scale="line-height"/>
    </style:style>
    <style:style style:name="T95" style:family="text">
      <style:text-properties style:text-position="sub 58%" style:font-size-asian="10.5pt"/>
    </style:style>
    <style:style style:name="T96" style:family="text">
      <style:text-properties style:font-name="Symbol" style:font-name-asian="Symbol" style:font-name-complex="Symbol"/>
    </style:style>
    <style:style style:name="T97" style:family="text">
      <style:text-properties style:font-name="Liberation Serif1" style:font-name-asian="Symbol" style:font-name-complex="Symbol"/>
    </style:style>
    <style:style style:name="T98" style:family="text">
      <style:text-properties style:font-name="Courier New CYR"/>
    </style:style>
    <style:style style:name="T99" style:family="text">
      <style:text-properties style:font-name="Courier New CYR" fo:language="en" fo:country="US"/>
    </style:style>
    <style:style style:name="T100" style:family="text">
      <style:text-properties fo:color="#6666ff"/>
    </style:style>
    <style:style style:name="T101" style:family="text">
      <style:text-properties officeooo:rsid="000273f8"/>
    </style:style>
    <style:style style:name="T102" style:family="text">
      <style:text-properties officeooo:rsid="00045ec8"/>
    </style:style>
    <style:style style:name="T103" style:family="text">
      <style:text-properties officeooo:rsid="0004e693"/>
    </style:style>
    <style:style style:name="T104" style:family="text">
      <style:text-properties officeooo:rsid="00054fc7"/>
    </style:style>
    <style:style style:name="T105" style:family="text">
      <style:text-properties officeooo:rsid="0006125b"/>
    </style:style>
    <style:style style:name="T106" style:family="text">
      <style:text-properties officeooo:rsid="0008bb47"/>
    </style:style>
    <style:style style:name="T107" style:family="text">
      <style:text-properties officeooo:rsid="00108381"/>
    </style:style>
    <style:style style:name="T108" style:family="text">
      <style:text-properties officeooo:rsid="00128caa"/>
    </style:style>
    <style:style style:name="T109" style:family="text">
      <style:text-properties officeooo:rsid="0012eda7"/>
    </style:style>
    <style:style style:name="T110" style:family="text">
      <style:text-properties officeooo:rsid="0013cf6e"/>
    </style:style>
    <style:style style:name="T111" style:family="text">
      <style:text-properties officeooo:rsid="0013f611"/>
    </style:style>
    <style:style style:name="T112" style:family="text">
      <style:text-properties officeooo:rsid="0015ad9a"/>
    </style:style>
    <style:style style:name="T113" style:family="text">
      <style:text-properties officeooo:rsid="0015b9a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Последний фанфик</text:h>
      <text:p text:style-name="P1"><text:span text:style-name="T1">&lt;</text:span><text:span text:style-name="T7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61">&lt;</text:span><text:span text:style-name="T65">Э</text:span><text:span text:style-name="T42">пизод в Кантерлоте, где Луна составляет невысокое мнение об умственных способностях Макса</text:span><text:span text:style-name="T61">&gt;</text:span></text:p>
      <text:p text:style-name="P47">&lt;<text:span text:style-name="T37">Глава про то, как Селестия пытается определить, чего хочет Макс </text:span>&lt;<text:span text:style-name="T1">и </text:span><text:span text:style-name="T37">ест ванильное мороженное</text:span>&gt;<text:span text:style-name="T37">.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7">&gt;</text:span></text:p>
      <text:p text:style-name="P47">&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1">&lt;<text:span text:style-name="T37">Селестия лечит Макса в Кантерлоте от болячек и наркозависимости по-настоящему </text:span><text:span text:style-name="T36">(</text:span><text:span text:style-name="T37">перебирает на себя его болячки</text:span><text:span text:style-name="T36">)</text:span><text:span text:style-name="T3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1">&lt;<text:span text:style-name="T1">Сел показывает и даёт прочувствовать Максу корректировку орбиты Эквуса («подъём» Солнца)</text:span>&gt;</text:p>
      <text:p text:style-name="P51">&lt;Сел пытается научить Макса телепортации, и он телепортирует Агамемнона в пещеру под Кантерлотом&gt;</text:p>
      <text:p text:style-name="P63"><text:span text:style-name="T24">&lt;Луна - </text:span><text:span text:style-name="T3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24">&gt;</text:span></text:p>
      <text:p text:style-name="P63">&lt;Добавить эпизод подбора снаряги перед опасным заданием&gt;</text:p>
      <text:p text:style-name="P87">Таймлайн <text:span text:style-name="T24">(</text:span>события через 10 лет после Обмена): </text:p>
      <text:p text:style-name="P87">Год 2143 ПВ <text:span text:style-name="T24">(AU -?)</text:span></text:p>
      <text:p text:style-name="P87">22-е мая — вызов Макса в Эквестрию. Гибель Кимеринна</text:p>
      <text:p text:style-name="P87">25-е мая — встреча с Норфом</text:p>
      <text:p text:style-name="P87">27-е мая — первая встреча с Селестией после бегства из замка Сестёр. Сцена с докторами</text:p>
      <text:p text:style-name="P87">29-е мая — встреча с Индиго. Прогулка с Селестией по парку. Муравьи под накрупником</text:p>
      <text:p text:style-name="P87">30-е мая — исчезновение Селестии на неделю</text:p>
      <text:p text:style-name="P87">6-е июня — встреча с Селестией после разлуки. Прогулка по парку. Вид со стены. Землетрясение</text:p>
      <text:p text:style-name="P87"><text:span text:style-name="T24">&lt;</text:span>7<text:span text:style-name="T24">-</text:span>е июня — секс с Селестией. Раздор</text:p>
      <text:p text:style-name="P87">&lt;15-е июня — исчезновение Норфа. Прощание с Селестией.</text:p>
      <text:p text:style-name="P87">17-е июня — отбытие из Кантерлота</text:p>
      <text:p text:style-name="P88"><text:span text:style-name="T1">18</text:span>-<text:span text:style-name="T1">июня — Прибытие в Понивилль. Прочтение дневника эксперимента с заклинанием Индрэ</text:span></text:p>
      <text:p text:style-name="P87"><text:span text:style-name="T24">&lt;</text:span>25-е июня — попойка с Пинки. Бочколёт метконосцев</text:p>
      <text:p text:style-name="P87">27-е июня — получение письма от Селестии. Отказ выдать магический усилитель</text:p>
      <text:p text:style-name="P87"><text:span text:style-name="T24">&lt;</text:span>28-е июня<text:span text:style-name="T24"> </text:span>- попытка отослать письмо Селестии через Спайка</text:p>
      <text:p text:style-name="P87">30-е июня — выезд из Понивилля</text:p>
      <text:p text:style-name="P87">1-е июля — Прибытие в Фетлок. Захват резонаторных рубинов в павильоне Псинтела</text:p>
      <text:p text:style-name="P87">2-е июля — выезд из Фетлока Макса с Дэш в фургоне</text:p>
      <text:p text:style-name="P87"><text:soft-page-break/>&lt;4-е июля - Дэш стучит лбом в дерево. Обнимашки</text:p>
      <text:p text:style-name="P87">8-е июля — прибытие в Груммингтон</text:p>
      <text:p text:style-name="P87">9-е июля –<text:span text:style-name="T24"> </text:span>Провал Груммингтона. Отбытие с Груммингтона</text:p>
      <text:p text:style-name="P87"><text:span text:style-name="T24">&lt;</text:span>12-е июля — Прибытие в Филлидельфию. Отбытие. Падение Макса с самоката</text:p>
      <text:p text:style-name="P87">14-е июля — переправа через седловое озеро. Прибытие Макса с Дэш в Понивилль</text:p>
      <text:p text:style-name="P87">15-е июля — эксперимент с усиленным заклинанием Индрэ. Поединок Луны с Твайлайт в Понивилле</text:p>
      <text:p text:style-name="P87">17-е июля — прибытие в Кантерлот Луны, Макса и шестёрки</text:p>
      <text:p text:style-name="P87"><text:span text:style-name="T24">[</text:span>21-е июля<text:span text:style-name="T24">]</text:span> — Гранд Галопин Гала</text:p>
      <text:p text:style-name="P88">[26-<text:span text:style-name="T1">е июля</text:span>]<text:span text:style-name="T1"> — совещание в зале стратегического планирования. Выдача паспорта Максу</text:span></text:p>
      <text:p text:style-name="P88"/>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8476773038176215322"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7388249958489923583" text:style-name="L2">
        <text:list-item>
          <text:p text:style-name="P160">«Великие грифоны прошлого» - из канона (5<text:span text:style-name="T24">s8e)</text:span></text:p>
        </text:list-item>
        <text:list-item>
          <text:p text:style-name="P160">«Высшие заклинания в повседневном использовании: от песчинки до дворца»</text:p>
        </text:list-item>
        <text:list-item>
          <text:p text:style-name="P161">«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80">Природа Проклятий</text:span>» - обмен</text:p>
        </text:list-item>
        <text:list-item>
          <text:p text:style-name="P160"><text:span text:style-name="T80">«Магия для Чайников»</text:span> - обмен</text:p>
        </text:list-item>
        <text:list-item>
          <text:p text:style-name="P160"><text:span text:style-name="T80">«Энциклопедия Арканум»</text:span> - обмен</text:p>
        </text:list-item>
        <text:list-item>
          <text:p text:style-name="P160">«О Гейсах» - обмен</text:p>
        </text:list-item>
        <text:list-item>
          <text:p text:style-name="P160">«<text:span text:style-name="T80">Тайны Тайных Наук</text:span>» - обмен</text:p>
        </text:list-item>
        <text:list-item>
          <text:p text:style-name="P161">«Основы Заклятий» - обмен</text:p>
        </text:list-item>
        <text:list-item>
          <text:p text:style-name="P16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26887237798314406"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80">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24">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87"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3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47">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9"><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2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2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24">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4">UI</text:span>-программистов.</text:p>
      <text:p text:style-name="P22">&lt;<text:span text:style-name="T37">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3">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3"/>
      <text:p text:style-name="P43">Так, что тут у нас? <text:span text:style-name="T1">Т</text:span>ри последних запроса вызвали сбои в работе кластера и заставили перегрузиться один из хостов.</text:p>
      <text:p text:style-name="P43">Введём-ка парочку <text:span text:style-name="T1">общих</text:span> вопросов <text:span text:style-name="T1">для разминки</text:span>.</text:p>
      <text:p text:style-name="P43"/>
      <text:p text:style-name="P84"><text:soft-page-break/><text:span text:style-name="T24">– Нэш, к</text:span>ак называется наш проект?</text:p>
      <text:p text:style-name="P82"><text:span text:style-name="T8">– </text:span><text:span text:style-name="T82">Дайсон.</text:span></text:p>
      <text:p text:style-name="P82"><text:span text:style-name="T8">– </text:span><text:span text:style-name="T82">Сколько тебе лет?</text:span></text:p>
      <text:p text:style-name="P82"><text:span text:style-name="T8">– </text:span><text:span text:style-name="T82">Два года с начала запуска кластера.</text:span></text:p>
      <text:p text:style-name="P82"><text:span text:style-name="T8">– </text:span><text:span text:style-name="T82">Какой сейчас год?</text:span></text:p>
      <text:p text:style-name="P82"><text:span text:style-name="T8">– </text:span><text:span text:style-name="T82">202</text:span><text:span text:style-name="T8">1</text:span><text:span text:style-name="T82">-й.</text:span></text:p>
      <text:p text:style-name="P27"/>
      <text:p text:style-name="P43">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2"/>
      <text:p text:style-name="P84"><text:span text:style-name="T1">– </text:span>Н<text:span text:style-name="T1">эш тестовая задача номер шестнадцать</text:span>. <text:span text:style-name="T1">Выполни при дефолтных настройках.</text:span></text:p>
      <text:p text:style-name="P84"><text:span text:style-name="T48">–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3"><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3"><text:span text:style-name="T5">–</text:span><text:span text:style-name="T6"> </text:span><text:span text:style-name="T5">Нэш</text:span><text:span text:style-name="T77">, </text:span><text:span text:style-name="T5">в некоем городе живёт брадобрей, который бреет всех людей, которые не бреются сами. Вопрос: кто бреет брадобрея</text:span><text:span text:style-name="T77">?</text:span></text:p>
      <text:p text:style-name="P43"/>
      <text:p text:style-name="P43">Вместо ответа Нексус выплюнул на консоль длинную строку букв и служебных символов, среди которых бросилась в глаза строка “<text:span text:style-name="T45">incompartible interface Analytics v.0.93 beta</text:span>”</text:p>
      <text:p text:style-name="P43">Ага, уже теплее.</text:p>
      <text:p text:style-name="P43"/>
      <text:p text:style-name="P82"><text:span text:style-name="T8">– Нэш</text:span><text:span text:style-name="T82">, выдай диагностику модуля </text:span><text:span text:style-name="T8">аналитики.</text:span></text:p>
      <text:p text:style-name="P43"/>
      <text:p text:style-name="P43">Йо! Видеокамеры молча наблюдают за поднятым вверх <text:span text:style-name="T1">большим пальцем</text:span>.</text:p>
      <text:p text:style-name="P43">Всё <text:span text:style-name="T1">ясно</text:span>. Версия аналитического модуля устарела и стала несовместимой с последним релизом кибермозга.</text:p>
      <text:p text:style-name="P43">Набираю номер прожект-мэнеджера.</text:p>
      <text:p text:style-name="P43"/>
      <text:p text:style-name="P43"><text:soft-page-break/><text:span text:style-name="T24">–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24">– </text:span>Окей. Спасибо, <text:span text:style-name="T1">Анон</text:span>.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3"><text:span text:style-name="T1">– </text:span>Ааа, понятно. Ладно, у меня всё. <text:span text:style-name="T1">Отбой</text:span>!</text:p>
      <text:p text:style-name="P44"><text:span text:style-name="T1">– Отбой</text:span>. <text:span text:style-name="T1">Ещё раз спасибо, что помог. Жаль, что ты ушёл</text:span><text:span text:style-name="T24">.</text:span></text:p>
      <text:p text:style-name="P56"/>
      <text:p text:style-name="P102">Бип-бип-бип.</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33">***</text:p>
      <text:p text:style-name="P133"/>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36">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2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2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36">Bionic-Hill’а</text:span>. <text:span text:style-name="T1">Разноцветное искрение снежинок в мягком свете фонарей</text:span> создавал<text:span text:style-name="T1">о</text:span> атмосферу <text:span text:style-name="T9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24">&lt;</text:span><text:span text:style-name="T85">мелодия из Донни Дарко</text:span><text:span text:style-name="T24">&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68">ворил </text:span><text:span text:style-name="T2">—</text:span><text:span text:style-name="T6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8">А у нас получается... </text:span><text:span text:style-name="T2">–</text:span><text:span text:style-name="T6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6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24">2. </text:span>Дом, любимый дом</text:h>
      <text:p text:style-name="P85">Музыка быстрая, тревожная, надорваная и печальная (Pet Shop Boys “So Hard” ?)</text:p>
      <text:p text:style-name="P32"/>
      <text:p text:style-name="P94"><text:span text:style-name="T24">&lt;</text:span><text:span text:style-name="T1">Описание полёта через Эогипп. Удивлённый взгляд Анакорна</text:span><text:span text:style-name="T24">&gt;</text:span></text:p>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24">–</text:span> Она очнулась.</text:p>
      <text:p text:style-name="P1">Сразу стало ясно три вещи.</text:p>
      <text:p text:style-name="P1">1) Единорог <text:span text:style-name="T2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8">, </text:span><text:span text:style-name="T2">а от валиума таких глюков у меня ни разу не было</text:span><text:span text:style-name="T6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7">…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24">облака.&lt;</text:span><text:span text:style-name="T37">Описание получше. Подземелье</text:span><text:span text:style-name="T24">&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7">проводник</text:span>??? А?!! <text:span text:style-name="T1">А-ха-ха-ха-ха-ха-ха</text:span>! <text:span text:style-name="T2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3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2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7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7">Именно Селестия нашла пророчество-заклинание Свирла и настояла на его исполнении</text:span><text:span text:style-name="T2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2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2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7">верх</text:span>…</text:p>
      <text:p text:style-name="P5">– Сестра, ты идёшь? – заглянула в зал Луна.</text:p>
      <text:p text:style-name="P5">Тут м<text:span text:style-name="T24">еня, </text:span>наконец,<text:span text:style-name="T24"> стошнило. Буквально вывернуло наизнанку: из носа текло, в глазах стояли слёзы. </text:span></text:p>
      <text:p text:style-name="P5">Тёмная аликорница брезгливо поджала губы. <text:span text:style-name="T24">Д</text:span>искорд сделал шаг в сторону, чтобы не попасть под брызги.</text:p>
      <text:p text:style-name="P1"><text:span text:style-name="T24">– </text:span><text:span text:style-name="T1">Присматривай получше за своим </text:span><text:bookmark text:name="result_box"/><text:span text:style-name="T71">Jack of Hearts</text:span><text:span text:style-name="T71"><text:note text:id="ftn7" text:note-class="footnote"><text:note-citation>7</text:note-citation><text:note-body><text:p text:style-name="Footnote"><text:bookmark text:name="result_box1"/><text:span text:style-name="T71">Jack of Hearts</text:span> <text:span text:style-name="T1">– Червовый валет (фр.)</text:span></text:p></text:note-body></text:note></text:span><text:span text:style-name="T71"> , </text:span><text:span text:style-name="T1">Сахарная Ватка</text:span><text:span text:style-name="T7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24">Селестия снова взглянула на меня. Н</text:span>ос её медленно сморщился. <text:span text:style-name="T24">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3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24">–</text:span> Уфф! Выкарабкались. Почти без потерь, <text:span text:style-name="T24">–</text:span> заметил Дискорд, оглядывая крыло. <text:span text:style-name="T24">–</text:span> Могло быть и хуже.</text:p>
      <text:p text:style-name="P5"><text:span text:style-name="T2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24">–</text:span> <text:span text:style-name="T3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24">–</text:span> ТЫ!!! ТЫ!..</text:p>
      <text:p text:style-name="P5"><text:span text:style-name="T24">–</text:span> Да, я!!! <text:span text:style-name="T24">–</text:span> Дискорд подбоченился и с вызовом посмотрел на разъярённую аликорницу. <text:span text:style-name="T24">–</text:span> Можешь скинуть меня в болото, можешь превратить обратно в камень, <text:span text:style-name="T3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2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24">3. </text:span>Кантерлот</text:h>
      <text:p text:style-name="P86">Музыка медленная, фэнтезийная, средневековая, изысканая, дворцовая (стиль Dire Straits “Coyote”)</text:p>
      <text:p text:style-name="P25">Глава IV. Пределы магии</text:p>
      <text:p text:style-name="P21"/>
      <text:p text:style-name="P25">Вашему покорному слуге известны четыре предела магии: </text:p>
      <text:list xml:id="list3803044687248071241"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24"><text:s/>–</text:span> Блядь, как меня заебала эта архаика! Когда-нибудь пошлю нахер все каноны письменности и учредю свои! С блекджеком и шлюхами. <text:span text:style-name="T24">– Стар Свирл перевернулся на другой бок и обратился к учени</text:span><text:span text:style-name="T1">це</text:span><text:span text:style-name="T24">.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7"/>
      <text:p text:style-name="P13">Я захлопнул “Основы заклятий<text:span text:style-name="T2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text:soft-page-break/>Дискорд исчез. Последний раз драконикуса видели, когда он на своей <text:span text:style-name="T1">золотой барже</text:span> удалялся в сторону Жеребячьих<text:span text:style-name="T36">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24">Ну, понятно, в элитном придворцовом квартале, который представляет из себя </text:span><text:span text:style-name="T1">верхний город</text:span><text:span text:style-name="T24">, цены кусаются. Надо топать вниз, на окраину. Но, блин, корявые пальцы внесли свою коррективу в шопинг-план!</text:span></text:p>
      <text:p text:style-name="P83"><text:span text:style-name="T24">Как раз на спуске в нижний </text:span><text:span text:style-name="T1">город, на мосту</text:span><text:span text:style-name="T24">, я выронил монетку. И, естественно, она не осталась лежать там, где упала, а начала катиться </text:span><text:span text:style-name="T1">по мостовой </text:span><text:span text:style-name="T24">— </text:span><text:span text:style-name="T1">чем дальше, тем быстрее</text:span><text:span text:style-name="T24">.</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2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47">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7">парящие платформы.</text:span> Но дворцовым бюрократам необязательно ж знать, КАК я их уничтожаю, хе-хе! Некоторые из <text:span text:style-name="T47">платформ </text:span><text:span text:style-name="T4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7"> И никто ж не догадывался, что она </text:span><text:span text:style-name="T48">сделана по королевскому заказу</text:span><text:span text:style-name="T47">! Её </text:span><text:span text:style-name="T48">Солнечное </text:span><text:span text:style-name="T47"><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1">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24">4. </text:span>Библиотека</text:h>
      <text:p text:style-name="P20">&lt;<text:span text:style-name="T72">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7">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3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24">– </text:span>Гм!</text:p><text:p text:style-name="Footnote"><text:span text:style-name="T24">– </text:span>Ну, ты ж понимаешь, что без таланта к магии никакое надувание щёк не поможет. <text:span text:style-name="T2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24">За прошедшие дни я уже привык и к магии, и к разумным эквиноподобным и даже </text:span><text:span text:style-name="T1">ко сну вдоволь</text:span><text:span text:style-name="T24">.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75">Экзоскелет, лишившись хозяйки, переключил цвет лампочки с зелёного на оранжевый.</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2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5"><text:span text:style-name="T25">–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7">Селестия нахмурилась и угрожающе подняла крылья.</text:p>
      <text:p text:style-name="P57"><text:span text:style-name="T24">– </text:span>Не забывай, человек, я — могущественный маг и правитель Эквестрии. Ко мне нужно относиться с должным уважением!</text:p>
      <text:p text:style-name="P57"><text:span text:style-name="T24">– </text:span>А то что? Превратишь в жабу? Сошлёшь на Луну? Убьёшь нахер?</text:p>
      <text:p text:style-name="P57"><text:soft-page-break/>Аликорница сникла. Уши её опустились.</text:p>
      <text:p text:style-name="P57"><text:span text:style-name="T24">– </text:span>Макс, не надо... Ты же знаешь, я этого не сделаю.</text:p>
      <text:p text:style-name="P57"><text:span text:style-name="T2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7"><text:span text:style-name="T2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24"> штучки при общении со мной. А я постараюсь помочь тебе </text:span>— если это в моих силах, разумеется<text:span text:style-name="T24">.</text:span></text:p>
      <text:p text:style-name="P57"><text:span text:style-name="T24">Аликорница уселась н</text:span>а пол <text:span text:style-name="T24">и прижала копыто к груди.</text:span></text:p>
      <text:p text:style-name="P47">– Да будет так! Сим заявляю, что отныне и впредь буду общаться с тобой на равных, человек Макс. Слово Селестии <text:span text:style-name="T1">Эквестрийской</text:span>!</text:p>
      <text:p text:style-name="P57">Закончив фразу, аликорница вскинула копыто вперёд и вверх. Я чуть не подавился нервным смешком, настолько это напоминало зигу<text:tab/>.</text:p>
      <text:p text:style-name="P57"><text:span text:style-name="T24">– Лады! Вот видишь, нам легко договориться! А теперь расскажи, наконец, зачем </text:span>т<text:span text:style-name="T24">ы притащил</text:span>а<text:span text:style-name="T24"> меня сюда? Только сначала вытащи катетер из шеи </text:span>— <text:s/>он меня нервирует<text:span text:style-name="T24">. Или погоди, я сам вытащу…</text:span></text:p>
      <text:p text:style-name="P57"><text:span text:style-name="T24">Л</text:span>ампа<text:span text:style-name="T24"> отбрасывал</text:span>а<text:span text:style-name="T24"> мягкие тени на стену библиотеки. Селестия, расположи</text:span>вшись<text:span text:style-name="T24"> у моего кресл</text:span>а,<text:span text:style-name="T2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24">– </text:span>Вот, читай отсюда. <text:span text:style-name="T24">– а</text:span>ликорница подчеркнула абзац копытом.</text:p>
      <text:p text:style-name="P57"/>
      <text:p text:style-name="P59">***</text:p>
      <text:p text:style-name="P59"/>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7"/>
      <text:p text:style-name="P57">&lt;<text:span text:style-name="T36">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и так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47">–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88" text:outline-level="2"><text:span text:style-name="T24">5. </text:span>Индиго</text:h>
      <text:p text:style-name="P47"/>
      <text:p text:style-name="P47">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сине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анешн! Скажи ей, что у меня сегодня день рождения, и я здоровски обиде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ов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знаю его! Мы с Шейлой ходили к нему играть, пока она не пропала. У Норфа здоровски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7">Я остался сидеть в полнейшем замешательстве. </text:p>
      <text:p text:style-name="P57"/>
      <text:p text:style-name="P59">***</text:p>
      <text:p text:style-name="P57">&lt;<text:span text:style-name="T72">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6">расписать сложности общения и мороку с этикетом</text:span>&gt;</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Хм.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lt;<text:span text:style-name="T37">Селестия достаёт из потайной щели свиток с мыслями Селестии</text:span><text:span text:style-name="T36">`<text:tab/>`</text:span>&gt;</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text:soft-page-break/>– А Дискорд? Он, вроде, не моложе вас.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7"/>
      <text:p text:style-name="P69">День 137344</text:p>
      <text:p text:style-name="P6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9">…</text:p>
      <text:p text:style-name="P69">День 287651</text:p>
      <text:p text:style-name="P6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9">…</text:p>
      <text:p text:style-name="P69">День 364886</text:p>
      <text:p text:style-name="P69">О небо, как я мечтаю, чтобы это поскорее закончилось! Сестра, приди скорей!</text:p>
      <text:p text:style-name="P57"/>
      <text:p text:style-name="P57">Селестия со вздохом захлопнула книгу.</text:p>
      <text:p text:style-name="P5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мелодично рассмеялась.</text:p>
      <text:p text:style-name="P5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
      <text:p text:style-name="P57">…</text:p>
      <text:p text:style-name="P57"><text:soft-page-break/></text:p>
      <text:p text:style-name="P5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
      <text:h text:style-name="P187" text:outline-level="2">6. Стыд</text:h>
      <text:p text:style-name="P57"/>
      <text:p text:style-name="P69">~~~ Завтра на семь в библиотеке ~~~</text:p>
      <text:p text:style-name="P69"/>
      <text:p text:style-name="P5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text:soft-page-break/>Норф носился по мастерской, окрылённый новообретё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7">Я посмотрел на часы. До семи оставалось двадцать минут — как раз, чтоб успеть дойти до библиотеки. Я намеренно уронил на пол тяжёлый рашпиль.</text:p>
      <text:p text:style-name="P57">– На сегодня довольно. Я ж вижу, ты торопишься. – заметил Норф, просыпаясь.</text:p>
      <text:p text:style-name="P5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пенал и сунул его во внутренний карман куртки.</text:p>
      <text:p text:style-name="P57">– Завтра будешь? – спросил Норф. – Надо бы закончить заказ из <text:s/>Троттингема.</text:p>
      <text:p text:style-name="P57">– В э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text:span text:style-name="T88">Стирание</text:span> из бытия. Точнее, его нет и не было после того, как я замкнула его на его создателя, Иггуса. Суть заклинания <text:span text:style-name="T8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8">ни в настоящем, ни в прошлом, ни в будущем</text:span>.</text:p>
      <text:p text:style-name="P57">– А как ты сама помнишь о том заклинании, если оно стёрто из бытия? – резонно подметил я.</text:p>
      <text:p text:style-name="P57">– У меня <text:span text:style-name="T88">стоит</text:span>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74">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7">Взобравшись на галерею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6">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text:span text:style-name="T1">7</text:span>. Нелетающие пегасы</text:h>
      <text:p text:style-name="P61">&lt;<text:span text:style-name="T3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9">—</text:span> осень, за осенью <text:span text:style-name="T49">—</text:span> зима. <text:s/>Если пошёл дождь, должно быть мокро, если выпал снег <text:span text:style-name="T4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24">–</text:span> Постой, постой, <text:span text:style-name="T24">–</text:span> я попыталась удержать ускользающую тень сомнения. <text:span text:style-name="T2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2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24">–</text:span> По состоянию здоровья? <text:span text:style-name="T24">–</text:span> переспросила я, не спуская с него взгяд.</text:p>
      <text:p text:style-name="P1"><text:span text:style-name="T24">–</text:span> Да, Ваше Высочество, <text:span text:style-name="T24">–</text:span> гонец потупил взгляд, глаза его забегали, <text:span text:style-name="T24">–</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2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24">–</text:span> Эммм… Они… м-м-м… не больны… в некотором смысле… <text:span text:style-name="T24">–</text:span> гонец изо всех сил ковырял копытом <text:s/>литку, пряча взгляд. <text:span text:style-name="T24">–</text:span> Они… мнэээ… сами… в некотором роде… кхм. Нервный срыв. Переутомление и бессонница… Кхм.</text:p>
      <text:p text:style-name="P1"><text:span text:style-name="T24">–</text:span> Сами <text:span text:style-name="T24">—</text:span> что? <text:span text:style-name="T24">–</text:span> Я постепенно начала понимать причину смущения гонца.</text:p>
      <text:p text:style-name="P1"><text:span text:style-name="T24">–</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24">—</text:span> в возможности летать. И добровольно отказаться от полётов для него <text:span text:style-name="T2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2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24">– </text:span>Добрый день, Ваше Высочество! <text:span text:style-name="T24">–</text:span> склонились они в поклоне. После некоторого перешёптывания, они всё же назвались по очереди.</text:p>
      <text:p text:style-name="P1"><text:span text:style-name="T24">–</text:span> А где восьмой? <text:span text:style-name="T24">–</text:span> удивилась я. <text:span text:style-name="T24">–</text:span> Мне сказали, вас было восемь. Восемь отказавшихся летать.</text:p>
      <text:p text:style-name="P1"><text:span text:style-name="T24">–</text:span> Да, Ваше Высочество, п-принцесса Селестия, <text:span text:style-name="T24">–</text:span> старший из них запинался от волнения. <text:span text:style-name="T2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24">–</text:span> Успокойтесь, <text:span text:style-name="T2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2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8">старший. </text:span><text:span text:style-name="T2">–</text:span><text:span text:style-name="T68">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text:span text:style-name="T110">лу</text:span>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text:span text:style-name="T110">лу</text:span>,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text:span text:style-name="T110">лу</text:span>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text:span text:style-name="T110">лу</text:span> умолкла и сосредоточилась. Постепенно на её морде гнев сменился недоверием, а потом и ужасом.</text:p>
      <text:p text:style-name="P5">– Сто рогов <text:span text:style-name="T110">Нам</text:span> в круп! ЧТО ЭТО ЗА…</text:p>
      <text:p text:style-name="P5">Теперь Лу<text:span text:style-name="T110">лу</text:span>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text:span text:style-name="T110">лу</text:span> нахмурилась и кивнула. В Клаудсдейле существовала стойкая неприязнь к неполноценным. Когда-то Лу<text:span text:style-name="T110">лу</text:span>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text:span text:style-name="T110">лу</text:span>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24">— и втайне немного завидовала этому</text:span>. Если бы сестра со своими способностями к магии умела обуздывать свои эмоции <text:span text:style-name="T24">— </text:span>мне не пришлось бы терзаться раздумьями и готовить себе преемника.</text:p>
      <text:p text:style-name="P5">Наконец Лу<text:span text:style-name="T110">лу</text:span> опустилась на пол, выходя из транса. Магическая аура исчезла и она обессиленно бухнулась на колени.</text:p>
      <text:p text:style-name="P5">– Проклятье! К такому <text:span text:style-name="T110">Мы</text:span> не был<text:span text:style-name="T110">и</text:span> готов<text:span text:style-name="T110">ы</text:span>!</text:p>
      <text:p text:style-name="P5">Лу<text:span text:style-name="T110">лу</text:span>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text:span text:style-name="T110">лу</text:span>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text:span text:style-name="T111">лу</text:span>.</text:p>
      <text:p text:style-name="P5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text:span text:style-name="T111">Торч, </text:span>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7">Ну что же, основное искусство правления <text:span text:style-name="T24">— умение делегировать полномочия. Вечером того же дня я села за письменный стол.</text:span></text:p>
      <text:p text:style-name="P47">“<text:span text:style-name="T3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7"/>
      <text:p text:style-name="P59">***</text:p>
      <text:p text:style-name="P57"/>
      <text:p text:style-name="P57">– Так ты поручила Твайлайт Спаркл расследование необычных снов жеребят?</text:p>
      <text:p text:style-name="P57">– Да, их и других подобных, начавшихся у многих пони. Мы назвали подобные сны «потусторонними» <text:span text:style-name="T24">—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24"> Они засыпают, а на утро находят лишь примятую простыню в постели.</text:span></text:p>
      <text:p text:style-name="P57">– А что стало с жеребятами? – спросил я. – Они перестали бояться экзаменов?</text:p>
      <text:p text:style-name="P57"><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7">Описав круг, Селестия перелетела через стену и приземлилась в парке. Я скатился на траву, пытаясь вдохнуть.</text:p>
      <text:p text:style-name="P57">– Что... Это... Было?</text:p>
      <text:p text:style-name="P57">Селестия осторожно, но настойчиво повалила меня на траву и принялась ощупывать рёбра.</text:p>
      <text:p text:style-name="P57">– Так больно? А так?</text:p>
      <text:p text:style-name="P5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7">– Не могу поверить. В Кантерлоте никогда не было землетрясений. Это неестественно. – пробормотала аликорница растерянно. – Слишком быстро.</text:p>
      <text:p text:style-name="P57">– Что <text:span text:style-name="T24">— </text:span>быстро? – не выдержал я.</text:p>
      <text:p text:style-name="P5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7">– Нет проблем, Селестия. Я всё понимаю.</text:p>
      <text:p text:style-name="P57">Аликорница приготовилась было взлетать, но в последний момент, приняв какое-то решение, остановилась.</text:p>
      <text:p text:style-name="P57">– Макс?</text:p>
      <text:p text:style-name="P57">– Да?</text:p>
      <text:p text:style-name="P57">– Мы уже достаточно неплохо знаем друг друга. Могу сказать, что ты меня знаешь лучше, чем кто-либо ещё во дворце, за исключением Луны.</text:p>
      <text:p text:style-name="P57"><text:soft-page-break/>– Да?</text:p>
      <text:p text:style-name="P57">– Да. Зови меня Селли. Если хочешь.</text:p>
      <text:p text:style-name="P57">– Хорошо. До встречи, Селли.</text:p>
      <text:p text:style-name="P57">– До встречи, Макс.</text:p>
      <text:p text:style-name="P57"/>
      <text:h text:style-name="Heading_20_2" text:outline-level="2"><text:span text:style-name="T1">8</text:span>. (40*<text:span text:style-name="T24">ctg(Pi/4)-6)/(ln(e)-sin(0))</text:span></text:h>
      <text:p text:style-name="P89">Mark Knopfler — Hill Farmers Blues — или на следующую главу (прощание)</text:p>
      <text:p text:style-name="P57"/>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6"> </text:span>(быть может, к счастью). Всё, что я могу <text:span text:style-name="T24">— оставить тебе напутствие.</text:span></text:p>
      <text:p text:style-name="P69"><text:span text:style-name="T2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2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24">Тебе может не нравиться этот мир. Тебе могут не нравиться пони. Ты можешь быть удивлён и обижен </text:span>их <text:span text:style-name="T2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24">— </text:span>и ты увидишь, как мир меняется к лучшему. Он очень молод и гибок. Он горит желанием изменяться. Но в этом его слабость <text:span text:style-name="T24">— </text:span>он может меняться и в плохую сторону. От тебя зависит, в какую.</text:p>
      <text:p text:style-name="P69">Эх, хотел бы я поменяться с тобой местами <text:span text:style-name="T2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
      <text:p text:style-name="P47">…</text:p>
      <text:p text:style-name="P47"/>
      <text:p text:style-name="P57">Тоже мне, философ выискался, Диоген копытный! Вот не люблю, когда всякие "гуру" с глубокомысленным видом порют чушь. Эквестрия <text:span text:style-name="T26">—</text:span> сказочная страна, пони <text:span text:style-name="T26">— </text:span><text:span text:style-name="T24">прекрасные создания, порядки тут з</text:span>амечательные<text:span text:style-name="T24">! Чисто, культурно, вежливо. Дворецкий </text:span><text:span text:style-name="T26">—</text:span><text:span text:style-name="T24"> скопидом, конечно, но то работа у него такая. </text:span>Блин, м<text:span text:style-name="T24">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24">– </text:span>Её Высочество Принцесса Селестия хочет видеть вас, человек Макс.</text:p>
      <text:p text:style-name="P1">Я захлопнул трактат<text:span text:style-name="T2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24">–</text:span> Уже иду. Где я могу её найти?</text:p>
      <text:p text:style-name="P1"><text:soft-page-break/><text:span text:style-name="T24">–</text:span> Я проведу вас, человек Макс. <text:span text:style-name="T2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6"> </text:span><text:span text:style-name="T58">— вся архитектура явно </text:span><text:span text:style-name="T49">была </text:span><text:span text:style-name="T58">заточена под крылатых. Таких, для которых приземлиться на балкон в тронном зале или уйти через портик на крыше</text:span><text:span text:style-name="T76"> </text:span><text:span text:style-name="T58">— обычное дело. </text:span><text:span text:style-name="T76">Хорошо, что ежедневные посещения каретной мастерской подняли мой тонус, изрядно посаженный сидячим образом жизни.</text:span></text:p>
      <text:p text:style-name="P1"><text:span text:style-name="T7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2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8">— книжный шкаф и напольная подставка для чтения с </text:span><text:span text:style-name="T49">упором в виде </text:span><text:span text:style-name="T58">голов</text:span><text:span text:style-name="T49">ы</text:span><text:span text:style-name="T5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9">Каменный пол комнаты был покрыт розовым ковром с длиннейшим ворсом.</text:span><text:span text:style-name="T58"> </text:span><text:span text:style-name="T49">Его центр занимал высокий </text:span><text:span text:style-name="T58">кругл</text:span><text:span text:style-name="T49">ый</text:span><text:span text:style-name="T58"> </text:span><text:span text:style-name="T49">футон</text:span><text:span text:style-name="T58"> </text:span><text:span text:style-name="T49">с</text:span><text:span text:style-name="T58"> велик</text:span><text:span text:style-name="T49">им</text:span><text:span text:style-name="T58"> множество</text:span><text:span text:style-name="T49">м</text:span><text:span text:style-name="T58"> подушек. Среди них я с удивлением заметил плюшевую единорожку </text:span><text:span text:style-name="T49">фиолетового</text:span><text:span text:style-name="T58">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7">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7">Селестия тихо рассмеялась.</text:p>
      <text:p text:style-name="P47"><text:soft-page-break/>– <text:span text:style-name="T1">Могу же я расслабиться хотя бы раз в сто лет? Я тоже живое существо, что бы там ни говорили подпольщики.</text:span></text:p>
      <text:p text:style-name="P57">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7">Аликорница смутилась.</text:p>
      <text:p text:style-name="P5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7">Аликорница искоса зыркнула на меня, недовольно сморщив нос.</text:p>
      <text:p text:style-name="P47"><text:span text:style-name="T1">–</text:span> Мы же договорились! <text:span text:style-name="T1">Селли</text:span>!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text:span text:style-name="T1">Селестия</text:span>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179"><text:span text:style-name="T1">–</text:span> Ты чего??? <text:span text:style-name="T1">–</text:span> я непонимающе уставился на аликорницу.</text:p>
      <text:p text:style-name="P17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text:span text:style-name="T1">Селестии</text:span>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7">– Примерно такие. – расхохоталась Селестия. <text:span text:style-name="T24">–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text:span text:style-name="T1">Селестии</text:span>.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3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7">Копыто легло мне на плечо и мягко повалило на постель. Селес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7">Тия фыркнула.</text:p>
      <text:p text:style-name="P5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24">У нас до утра — если сестрица ничего не напутает — девять часов. И все они — наши.</text:span></text:p>
      <text:p text:style-name="P57">Её ресницы щекотали мне щеку. Я повернулся к ней и буквально растворился в ласковом взгляде огромных фиалковых глаз.</text:p>
      <text:p text:style-name="P57">–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7">Тия подняла голову.</text:p>
      <text:p text:style-name="P5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7">Как во сне я разделся и зашёл к ней сзади. "Это неправильно!» – пискнули во мне остатки ханжества и замолкли, раздавленные желанием.</text:p>
      <text:p text:style-name="P5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7">Через некоторое время Тия осторожно высвободилась из-под меня и встала с постели. </text:p>
      <text:p text:style-name="P57">– Лежи спокойно, я сейчас. – муркнула она, поцеловав меня в ухо.</text:p>
      <text:p text:style-name="P5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7">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24">–</text:span> Иногда хочется забыться, <text:span text:style-name="T24">–</text:span> перехватила мой взгляд аликорница, <text:span text:style-name="T2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24">–</text:span> А водку у вас принято пить?</text:p>
      <text:p text:style-name="P45"><text:span text:style-name="T24">–</text:span> Некоторые употребляют. Но правительница Эквестрии, пьющая <text:span text:style-name="T1">яблочную </text:span>водку <text:span text:style-name="T1">—</text:span> это уже черезчур. <text:span text:style-name="T24">–</text:span> засмеялась Селестия. <text:span text:style-name="T2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7">Достав из шкафчика пузатую заплесневевшую бутылку, Тия что-то прикинула и наполнила её содержимым два бокала на полуметровых ножках.</text:p>
      <text:p text:style-name="P5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7">Тия покачала головой и прошла с бокалами в ванную, кивком пригласив меня следовать за ней.</text:p>
      <text:p text:style-name="P5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24">— сильнейший энергетик, он многократно усиливает чувства и возможности организма, но он же и иссушает его.</text:span></text:p>
      <text:p text:style-name="P57"><text:span text:style-name="T2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2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2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7">Наконец, я со вздохом отпрянул.</text:p>
      <text:p text:style-name="P57"><text:span text:style-name="T24">– Я несказанно рада, что, наконец-то, могу назвать тебя своим другом. </text:span>– мурлыкнула Тия. – <text:span text:style-name="T24">За дружбу! </text:span>– подняла бокал она.</text:p>
      <text:p text:style-name="P5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7"><text:span text:style-name="T24">– Это ты называешь “дружбой”? – с </text:span>улыбкой хмыкнул<text:span text:style-name="T24"> я. – </text:span>Мне нравится твоё чувство юмора.</text:p>
      <text:p text:style-name="P57">Аликорница нахмурилась.</text:p>
      <text:p text:style-name="P57"><text:span text:style-name="T24">– </text:span>Тебе не нравится моя дружба? Ты не принимаешь её? Ты чем-то недоволен?</text:p>
      <text:p text:style-name="P57">Я расхохотался, чуть не поперхнувшись водой, плескавшейся у подбородка.</text:p>
      <text:p text:style-name="P57"><text:span text:style-name="T24">– </text:span>Нет, что ты, Тия, не мели ерунды! Я всем доволен, я просто в восторге. Мне вообще кажется, что я попал в рай, а ты <text:span text:style-name="T24">— </text:span>мой ангел-хранитель. И называть ЭТО дружбой <text:span text:style-name="T2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24">— не друг, я — нечто большее. Я тебя </text:span>лю...</text:p>
      <text:p text:style-name="P57">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7"/>
      <text:h text:style-name="Heading_20_2" text:outline-level="2">9. <text:span text:style-name="T1">Прощание</text:span></text:h>
      <text:p text:style-name="P57"/>
      <text:p text:style-name="P47">– <text:span text:style-name="T1">Норф!.. Эй, Норф! Ты где?..</text:span></text:p>
      <text:p text:style-name="P5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9">***</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58">– </text:span><text:span text:style-name="T49">Говорят, в Додж-сити почти не осталось жителей. В местном депо перестали обслуживать паровозы из-за отсутствия рабочих. Старик </text:span><text:span text:style-name="T58">–</text:span><text:span text:style-name="T4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8">– </text:span><text:span text:style-name="T63">А из Пинто Крика уже месяц нет новостей...</text:span></text:p>
      <text:p text:style-name="P5"><text:span text:style-name="T58">– </text:span><text:span text:style-name="T6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7">…</text:p>
      <text:p text:style-name="P16"><text:span text:style-name="T63">– </text:span>“<text:span text:style-name="T1">Что я могу сделать, чтобы вернуть всё назад?</text:span>”</text:p>
      <text:p text:style-name="P16"><text:span text:style-name="T63">– </text:span><text:span text:style-name="T49">Так и сказала?</text:span></text:p>
      <text:p text:style-name="P1"><text:span text:style-name="T58">– </text:span><text:span text:style-name="T49">Да, </text:span><text:span text:style-name="T50">Фэнси</text:span><text:span text:style-name="T4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63">– </text:span><text:span text:style-name="T49">Что бы это значило, Флер?</text:span></text:p>
      <text:p text:style-name="P16"><text:span text:style-name="T63">– </text:span><text:span text:style-name="T4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7">…</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24">–</text:span> Ты? <text:span text:style-name="T24">–</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2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24">олоски и даже целые пряди розового цвета выбивались </text:span><text:span text:style-name="T1">и</text:span><text:span text:style-name="T2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24"> </text:span><text:span text:style-name="T1">И даже м</text:span><text:span text:style-name="T24">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24">–</text:span> <text:span text:style-name="T1">Сорок девять</text:span> из шестидесяти четырёх? Хренасе! <text:span text:style-name="T24">–</text:span> я вспомнил рассказ Селестии про восьмёрку пегасов прошлогоднего выпуска. <text:span text:style-name="T2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24">–</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7">— </text:span><text:span text:style-name="T4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24">–</text:span> А почему вы не поселитесь в более пригодном для земледелия месте?</text:p>
      <text:p text:style-name="P4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24">– </text:span><text:span text:style-name="T1">Она</text:span><text:span text:style-name="T2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24">– </text:span><text:span text:style-name="T1">горько заметила аликорница. </text:span><text:span text:style-name="T2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2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5">— так точно.</text:span></text:p>
      <text:p text:style-name="P47">– Ну ок. Тогда она обрадуется следующей новости: я ухожу.</text:p>
      <text:p text:style-name="P47"><text:soft-page-break/>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7">Она повернулась и вышла из зала, почти подметая хвостом пол.</text:p>
      <text:p text:style-name="P47"/>
      <text:p text:style-name="P1"><text:span text:style-name="T59">&lt;</text:span><text:span text:style-name="T79">Mark Knopfler - </text:span><text:span text:style-name="T78">Hill Farmer's Blues</text:span><text:span text:style-name="T59">&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5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3"><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24">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24">—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88">мино</text:span>тавра?</text:p>
      <text:p text:style-name="P69">– <text:s/>Тебя забрать я ему не дам. А в дядю не тыкай копытом, это невежливо! Спи уже, моя маленькая!</text:p>
      <text:p text:style-name="P69"><text:soft-page-break/>– Поцелуй меня на ночь, мам!</text:p>
      <text:p text:style-name="P69">– Конечно, моя хорошая...</text:p>
      <text:p text:style-name="P6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90">&lt;https://www.youtube.com/watch?v=Py9SDdYGFrQ&gt;</text:p>
      <text:h text:style-name="Heading_20_2" text:outline-level="2">10. Понивилль</text:h>
      <text:p text:style-name="P47"/>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6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7">Уплатив в городской бюджет скромную арендную плату и получив ключ, я отправился обживаться.</text:p>
      <text:p text:style-name="P16"/>
      <text:p text:style-name="P24">***</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8">–</text:span><text:span text:style-name="T49">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text:span text:style-name="T1">четверть</text:span> арбуза каждое.</text:p>
      <text:p text:style-name="P47">– Ред <text:span text:style-name="T1">Гала</text:span>? Две серебряшки.</text:p>
      <text:p text:style-name="P47">– Куча?</text:p>
      <text:p text:style-name="P47"><text:soft-page-break/>– Ну ты даёшь! – хмыкнула Эпплджек. – Даже не смешно.</text:p>
      <text:p text:style-name="P47">– Неужели штука?</text:p>
      <text:p text:style-name="P47">Поня<text:span text:style-name="T1">х</text:span>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7">Я улыбнулся и кивнул в ответ. Ситуация начала выправляться.</text:p>
      <text:p text:style-name="P4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text:soft-page-break/></text:p>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7">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5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9">пони-</text:span><text:span text:style-name="T58">исчезновений уже год. Почту за честь работать </text:span><text:span text:style-name="T49">под твоим руководством</text:span><text:span text:style-name="T58">. Подожди немного, я </text:span><text:span text:style-name="T49">от</text:span><text:span text:style-name="T58">систематизирую нужную информацию и расскажу тебе, насколько далеко смогла продвинуться.</text:span></text:p>
      <text:p text:style-name="P45">“Вот неугомонная” <text:span text:style-name="T2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7">– Хм. Странно. А я помню, как ты, вертясь перед зеркалом, говорила: ну почему я не…</text:p>
      <text:p text:style-name="P5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7"/>
      <text:p text:style-name="P48">***</text:p>
      <text:p text:style-name="P47"/>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7">– Так. – <text:s/>я ткнул в позицию в длинном списке оснащения. – Зачем тебе преобразователь пси-поля?</text:p>
      <text:p text:style-name="P5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7">– Спайк! Ковыряться когтем в зубах некрасиво! Тем более, при посторонних!</text:p>
      <text:p text:style-name="P5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7">– СПАЙК!!! Откуда ты взял этот листок?!! – Твайлайт покраснела, как варёный рак и выхватила бумажку у меня из рук.</text:p>
      <text:p text:style-name="P57">– У тебя в черновиках, естественно. Ты сама сказала экономить бумагу. – пожал плечами дракончик.</text:p>
      <text:p text:style-name="P57">Я осторожно взял следующий листок.</text:p>
      <text:p text:style-name="P57">– Электростимулятор гипоталамуса. Драконий. В комплекте с усиленной больничной койкой и набором фиксаторов.</text:p>
      <text:p text:style-name="P57">– Это ещё чего??? – удивился Спайк. – я что-то не помню, чтоб ты такое хотела!</text:p>
      <text:p text:style-name="P5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24">— то есть крыльев. И я подумала: а что, если…</text:span></text:p>
      <text:p text:style-name="P57"><text:span text:style-name="T24">– Вот ещё! </text:span>– возмутился дракончик. – Никогда на такое не соглашусь!</text:p>
      <text:p text:style-name="P57"><text:soft-page-break/>– Но ты сам подумай, как было бы здорово обладать крыльями! – мечтательно возразила Твайлайт.</text:p>
      <text:p text:style-name="P5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7">– Угу. Только шар ты же и прожёг, соревнуясь с Рэйнбоу Дэш в силе отрыжки.</text:p>
      <text:p text:style-name="P5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7">– Ну, достичь удалось не слишком многого. – повесила нос единорожка. – Собственно, сами работы шли только первые два месяца <text:span text:style-name="T24">— потом меня отстранили от экспериментов. И после этого от меня требуют ускорить исследования!</text:span></text:p>
      <text:p text:style-name="P57">– А почему тебя отстранили?</text:p>
      <text:p text:style-name="P57">– Из-за первых результатов. – единорожка насупилась ещё больше. – Они были ужасными.</text:p>
      <text:p text:style-name="P57"/>
      <text:p text:style-name="P59">***</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8">—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7"/>
      <text:p text:style-name="P5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7">– Так давай сюда весь Понивилль притащим! Это ж будет на 20% круче! Представляю себе видок Биг Мака в теле мисс Черили, гы-гы!</text:p>
      <text:p text:style-name="P5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24">— максимум двух пони, </text:span>после чего мне придётся восстанавливаться около месяца<text:span text:style-name="T24">.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7">– Скажи уж прямо, поближе к королевскому дворцу, Рэр! Все в курсе твоих интересов, сахарок!</text:p>
      <text:p text:style-name="P57">– Эпплджек, я попрошу! Я же никому не говорю, ЧТО ты делаешь с огурцами!</text:p>
      <text:p text:style-name="P57">– !!!</text:p>
      <text:p text:style-name="P5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24">. Это поможет мне в моей монографии на тему аликорнизации.</text:span></text:p>
      <text:p text:style-name="P57">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0">***</text:p>
      <text:p text:style-name="P86">&lt;Seal — Amazing <text:span text:style-name="T1">(T</text:span><text:span text:style-name="T24">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2">—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4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2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27">—</text:span><text:span text:style-name="T28"> </text:span><text:span text:style-name="T82">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7">&lt;<text:span text:style-name="T81">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4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2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62">чёрный экран?</text:span></text:p>
      <text:p text:style-name="P54"/>
      <text:p text:style-name="P59">***</text:p>
      <text:p text:style-name="P57"/>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0">***</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5">Сим повелеваем прекратить дальнейшие эксперименты<text:span text:style-name="T4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3"/>
      <text:h text:style-name="Heading_20_2" text:outline-level="2">12. День сурка</text:h>
      <text:p text:style-name="P16">&lt;<text:span text:style-name="T7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24">—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24">—</text:span> так и в дурку попасть недолго. Вот и сейчас перегар такой, что снег плавится. Пройди реабилитацию и вернись в проект. А не примут <text:span text:style-name="T24">— найти новую работу. Так даже лучше: быстрее забудешь всю эту хренотень с рогатыми кобылами. </text:span>Будь мужиком, блеать! <text:span text:style-name="T24">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24">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7">– Здравствуй, Макс.</text:p>
      <text:p text:style-name="P57">Я молча смотрел на неё, слегка пошатываясь. В голове воцарилась звенящая пустота.</text:p>
      <text:p text:style-name="P57">Селестия шагнула мне навстречу.</text:p>
      <text:p text:style-name="P57">– Пожалуйста, прошу тебя, не думай так. Мы — не плод твоего воображения, мы — живые, мы — существуем! Когда ты так думаешь, я чувствую, как мир тает.</text:p>
      <text:p text:style-name="P5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7">– <text:s/>Думаю как?</text:p>
      <text:p text:style-name="P57">– Думаешь, что мы — плод твоего воображения, отравленного наркотиком. Это не так. Прошу тебя...</text:p>
      <text:p text:style-name="P57">– А если ты — действительно мой бред? – съязвил я. – Вот сейчас протрезвею, и ты исчезнешь.</text:p>
      <text:p text:style-name="P57">Порыв ветра скрыл аликорницу в вихре снежинок. Её очертания расплылись.</text:p>
      <text:p text:style-name="P57">– Эй, постой, ты куда? Я пошутил! Погоди, не исчезай! Стой! Не оставляй меня здесь!!! Я пошутил!!!</text:p>
      <text:p text:style-name="P5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7">– Ты напугала меня! – пожаловался я ей. – Не исчезай больше!</text:p>
      <text:p text:style-name="P57">Аликорница прижала меня к себе крыльями и устало усмехнулась.</text:p>
      <text:p text:style-name="P5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6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7">– Знаешь, я всё думал над твоими словами тогда, ну, ты помнишь... В бассейне. Они всё ещё в силе? Я могу быть твоим другом?</text:p>
      <text:p text:style-name="P57">Аликорница тихо засмеялась, защекотав мне ухо.</text:p>
      <text:p text:style-name="P5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7">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7">– Времени осталось немного. Мне надо, чтобы ты запомнил одну вещь.</text:p>
      <text:p text:style-name="P57">– А?</text:p>
      <text:p text:style-name="P5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 Но что может случиться с тобой, Селли?</text:p>
      <text:p text:style-name="P5">Стук стал громче.</text:p>
      <text:p text:style-name="P5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7">– Что за ерунда? – Я схватился за голову, пытаясь не дать ей взорваться. Потом взглянул вниз и схватился за другое. – Что за херня??!</text:p>
      <text:p text:style-name="P57">Я вскочил и в спешке начал одеваться.</text:p>
      <text:p text:style-name="P57">БАЦ-БАЦ-БАЦ!!!</text:p>
      <text:p text:style-name="P57">– Уже бегу!</text:p>
      <text:p text:style-name="P57">Одевая штаны, я попрыгал к двери на одной ноге. На пороге стояла серая пегаска с косящим взглядом.</text:p>
      <text:p text:style-name="P57">– Привет, Макс. Тебе корреспонденция. – пегаска порылась в сумке и выудила зубами пухлый пакет.</text:p>
      <text:p text:style-name="P57">– «Особенности поведения, питания и размножения приматов». – прочитал я на стикере.</text:p>
      <text:p text:style-name="P5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24">Солнечный лучик настойчиво пробивался сквозь плотно сомкнутые веки. Ветерок через открытое окно </text:span><text:span text:style-name="T1">щекотал уши и шуршал</text:span><text:span text:style-name="T24"> </text:span><text:span text:style-name="T1">занавесками</text:span><text:span text:style-name="T24">. Я раскрыл глаза, в который раз наслаждаясь ясной головой и абсолютной выспанностью </text:span><text:span text:style-name="T58">—</text:span><text:span text:style-name="T24"> роскошью, недоступной мне </text:span><text:span text:style-name="T1">годами</text:span><text:span text:style-name="T2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7">– Но нигде не сказано, какие частицы надо ускорять! Мне за эти самоцветы от сестры влетит!</text:p>
      <text:p text:style-name="P5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24">— и о</text:span>н<text:span text:style-name="T24"> з</text:span>нает, как приготовить<text:span text:style-name="T24"> </text:span>из них особенный вольт-сидр, который больше никто не сделает<text:span text:style-name="T24">.</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7"><text:soft-page-break/>– А, по-моему, ты перепутала, Скуталу. Мыслью направляется <text:span text:style-name="T24">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7">– Эээ! Я не собираюсь ни с чем сталкивать свои яблоки! И перегонять тоже! Давайте лучше их съедим.</text:p>
      <text:p text:style-name="P57">– Тише, поняши! Нас могут услышать! Зачем сейчас спорить о том, о чём мы уже спорили вчера и позавчера?</text:p>
      <text:p text:style-name="P57">–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7">– Так причём тут ускоритель, Скуталу?! Говорю ж, это для заклинания Индрэ...</text:p>
      <text:p text:style-name="P57"/>
      <text:p text:style-name="P57">…</text:p>
      <text:p text:style-name="P57"/>
      <text:p text:style-name="P5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24">— то ли я был глух к магии, то ли она ко мне, но с в</text:span>олшебством<text:span text:style-name="T24">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7">Закрыв дверь, я отправился в город.</text:p>
      <text:p text:style-name="P57"/>
      <text:p text:style-name="P57">…</text:p>
      <text:p text:style-name="P57"/>
      <text:p text:style-name="P57">– Ты не понимаешь! Магия подобна струе воды, исходящей из садового шланга. А заклинание <text:span text:style-name="T2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7">– Ну, если по аналогии с садовым шлангом, струя воды сметёт весь песок и может облить всех рядом присутствующих.</text:p>
      <text:p text:style-name="P57">– Правильно! – единорожка кивнула в одобрении. – А ускоритель <text:span text:style-name="T24">—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7">– А ты неопытный маг? – парировал я.</text:p>
      <text:p text:style-name="P5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24">— НЕТ!</text:span></text:p>
      <text:p text:style-name="P1">Твайлайт начала в возбуждении ходить по читальному залу.</text:p>
      <text:p text:style-name="P1"><text:soft-page-break/><text:span text:style-name="T4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8"> </text:span><text:span text:style-name="T49">Мощнее ускорителя только магия драконов, аликорнов и Элементов Гармонии. Если бы я была...</text:span><text:span text:style-name="T24"> </text:span>Ай!</text:p>
      <text:p text:style-name="P1">Твайлайт, погружённая в свои мысли, не заметила вылезшего из своей корзинки зевающего Спайка.</text:p>
      <text:p text:style-name="P1"><text:span text:style-name="T24">–</text:span> Элементы-шмелементы, <text:span text:style-name="T24">–</text:span> проворчал Спайк, выкарабкиваясь из-под Твайлайт, <text:span text:style-name="T24">–</text:span> доброе утро, Макс. Твай, ты не ушиблась?</text:p>
      <text:p text:style-name="P1"><text:span text:style-name="T24">–</text:span> Дет, всё в порядке. <text:span text:style-name="T2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58">– Я </text:span><text:span text:style-name="T63">всегда буду оставаться в тени. </text:span><text:span text:style-name="T58">– </text:span><text:span text:style-name="T63">хлюпала единорожка. </text:span><text:span text:style-name="T58">– </text:span><text:span text:style-name="T63">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24">– </text:span>Ты?!</text:p>
      <text:p text:style-name="P99"><text:span text:style-name="T2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24">– М</text:span>ожет тогда, ты скажешь, что в нём пошло не так и почему к вам попал я, а не сверхаликорн?</text:p>
      <text:p text:style-name="P99"><text:span text:style-name="T24">– </text:span>Не скажу. Заклинания Стар Свирла Бородатого обычно если срабатывают, то без ошибок.</text:p>
      <text:p text:style-name="P57"><text:span text:style-name="T24">– Если </text:span>только <text:span text:style-name="T24">их правильно вызывают. – </text:span>пробурчал Спайк, возвращаясь в корзинку.</text:p>
      <text:p text:style-name="P45"><text:span text:style-name="T24">–</text:span> <text:span text:style-name="T1">Эмм. </text:span>Что он имел ввиду?</text:p>
      <text:p text:style-name="P45"><text:span text:style-name="T24">–</text:span> Ну, <text:span text:style-name="T24">–</text:span> Твайлайт смутилась, <text:span text:style-name="T24">–</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24">–</text:span> <text:span text:style-name="T1">е</text:span>динорожка опустила голову.</text:p>
      <text:p text:style-name="P45"><text:span text:style-name="T24">– </text:span><text:span text:style-name="T1">Да, завершилось всё препаршиво. Принцесса Луна сказала, лучше бы её обратно на Луну закинули.</text:span></text:p>
      <text:p text:style-name="P45"><text:span text:style-name="T24">– </text:span><text:span text:style-name="T1">И я её понимаю! Не каждый может справиться с потерей своего особенного пони. Вот у тебя, Макс, есть своя особенная пони?</text:span></text:p>
      <text:p text:style-name="P45"><text:span text:style-name="T24">– </text:span><text:span text:style-name="T1">Хм. Нет.</text:span></text:p>
      <text:p text:style-name="P45"><text:span text:style-name="T24">– </text:span><text:span text:style-name="T1">А друзья?</text:span></text:p>
      <text:p text:style-name="P45"><text:span text:style-name="T24">– </text:span><text:span text:style-name="T1">У меня был друг. Погиб два месяца назад.</text:span></text:p>
      <text:p text:style-name="P1"><text:span text:style-name="T24">–</text:span> О, мои соболезнования! Друзей терять <text:span text:style-name="T1">тоже</text:span> тяжко.</text:p>
      <text:p text:style-name="P1"><text:span text:style-name="T24">–</text:span> Всё в порядке, Твайлайт.<text:span text:style-name="T2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2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8">— </text:span><text:span text:style-name="T4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24">–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8">. Годится?</text:span></text:p>
      <text:p text:style-name="P1"><text:span text:style-name="T2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24">– </text:span><text:span text:style-name="T1">Ерунда! Там стоит запрет только для пони. На приматах Луна экспериментировать не запрещала</text:span><text:span text:style-name="T49">.</text:span></text:p>
      <text:p text:style-name="P57"/>
      <text:p text:style-name="P57">…</text:p>
      <text:p text:style-name="P57"/>
      <text:p text:style-name="P5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7">«<text:span text:style-name="T45">Чужестранец-примат разбил сердце нашей обожаемой Селестии! Двор в отчаянии </text:span><text:span text:style-name="T27">— </text:span><text:span text:style-name="T4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7">Папарацци хреновы!</text:p>
      <text:p text:style-name="P5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7"><text:span text:style-name="T24">– </text:span>Привет, Эй-Джей! У тебя проблемы?</text:p>
      <text:p text:style-name="P57"><text:span text:style-name="T24">– </text:span>Привет, сахарок. <text:span text:style-name="T24">– </text:span>озабоченно поприветствовала меня пони. <text:span text:style-name="T2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7"><text:span text:style-name="T24">– </text:span>А ты, Маки, вместо того, чтоб хихикать, лучше б тележку починил! Уже полдень! Не успеем распродать яблоки <text:span text:style-name="T24">— </text:span>придётся домой везти. И можешь быть уверен, бабуля тя за это по головке не погладит!</text:p>
      <text:p text:style-name="P5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7"><text:span text:style-name="T24">– </text:span>Думаю, я могу починить телегу. Только больших нагрузок эта ось уже не выдержит. Но до фермы худо-бедно доедете.</text:p>
      <text:p text:style-name="P57">Эпплджек с сомнением посмотрела на меня.</text:p>
      <text:p text:style-name="P57"><text:span text:style-name="T24">– </text:span>Хошь сказать, ты в Кантерлоте у Селестии под крылышком телеги чинил? Или Рэр сбрехала про Селестию?</text:p>
      <text:p text:style-name="P57">Я мысленно ругнулся на языкатую единорожку и молча достал пенал с инструментами.</text:p>
      <text:p text:style-name="P57"/>
      <text:p text:style-name="P57">…</text:p>
      <text:p text:style-name="P57"/>
      <text:p text:style-name="P57">Собрав инструмент, я потолкал тележку назад-вперёд.</text:p>
      <text:p text:style-name="P57"><text:span text:style-name="T24">– Г</text:span>отово. Принимай работу, хозяйка!</text:p>
      <text:p text:style-name="P57">Эпплджек стиснула меня в сокрушающих объятиях.</text:p>
      <text:p text:style-name="P57"><text:soft-page-break/><text:span text:style-name="T2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7"><text:span text:style-name="T24">– </text:span>Этой... Бери... Сам делал... Ток не говори никому, лады?</text:p>
      <text:p text:style-name="P57">Я сунул флягу за пазуху. Биг Мак молниеносно накрыл дерюгой подсумок и через мгновение за телегу заглянула Эпплджек.</text:p>
      <text:p text:style-name="P57"><text:span text:style-name="T24">– </text:span>Чегой-то вы тут скрытничаете, а?</text:p>
      <text:p text:style-name="P5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7"><text:span text:style-name="T24">– </text:span>Бери, сахарок. Для тебя <text:span text:style-name="T24">— </text:span>самые <text:span text:style-name="T24">о</text:span>тборные. И помни: в «Сладком яблочке» тебе всегда будут рады!</text:p>
      <text:p text:style-name="P57">Телега с яблоками укатилась по направлению к рынку. Я проводил её глазами, чувствуя голод и удовлетворение от сделанной работы <text:span text:style-name="T28">— </text:span><text:span text:style-name="T82">именно в такой последовательности.</text:span></text:p>
      <text:p text:style-name="P5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8">— </text:span><text:span text:style-name="T82">объявляла вывеска.</text:span></text:p>
      <text:p text:style-name="P5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7"><text:span text:style-name="T24">– </text:span>Свободно? <text:span text:style-name="T24">– </text:span>спросил я у единственной пони, сидящей за столиком.</text:p>
      <text:p text:style-name="P57"><text:span text:style-name="T24">– </text:span>Да-да, конечно. <text:span text:style-name="T2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7"><text:span text:style-name="T24">– <text:s/></text:span>Пирог с грибами, яишницу и чизкейк<text:span text:style-name="T24"> – </text:span>сообщил я подошедшей официантке.</text:p>
      <text:p text:style-name="P57"><text:span text:style-name="T24">– </text:span>Советую выбрать салат «по-Кантерлотски». <text:span text:style-name="T24">– </text:span>так же убито пробормотала моя соседка по столу. <text:span text:style-name="T24">– </text:span>Очень вкусно. Копыта оближешь. И мягкий к тому же.</text:p>
      <text:p text:style-name="P57"><text:span text:style-name="T24">– </text:span>И салат «по-Кантерлотски».</text:p>
      <text:p text:style-name="P60">Пока я ел, пони мрачно смотрела на меня, положив голову на стол. Мне стало неловко от её тяжёлого взгляда и я попытался завести разговор.</text:p>
      <text:p text:style-name="P60"><text:span text:style-name="T24">– </text:span>Вы, наверное, ждёте кого-то?</text:p>
      <text:p text:style-name="P60"><text:span text:style-name="T24">– </text:span>Неа.</text:p>
      <text:p text:style-name="P60"><text:span text:style-name="T24">– </text:span>Просто обедаете?</text:p>
      <text:p text:style-name="P60"><text:span text:style-name="T24">– </text:span>Неа.</text:p>
      <text:p text:style-name="P60"><text:span text:style-name="T24">– </text:span>Просто сидите и мрачно смотрите на меня?</text:p>
      <text:p text:style-name="P60"><text:span text:style-name="T24">– </text:span>Неа.</text:p>
      <text:p text:style-name="P60">Хм, а эта пони не из разговорчивых. Ну ладно.</text:p>
      <text:p text:style-name="P60"><text:span text:style-name="T24">– </text:span>А что же вы делаете?</text:p>
      <text:p text:style-name="P60"><text:span text:style-name="T24">– </text:span>Веселюсь. <text:span text:style-name="T24">– </text:span>мрачно заявила пони.</text:p>
      <text:p text:style-name="P60"><text:span text:style-name="T24">– </text:span>Если я вас достал, то так и скажите. Извините.</text:p>
      <text:p text:style-name="P60"><text:soft-page-break/>Я продолжил есть молча.</text:p>
      <text:p text:style-name="P60">Неожиданно пони улыбнулась и подмигнула мне. Её сморщенная мордочка разгладилась и стала весьма милой.</text:p>
      <text:p text:style-name="P60"><text:span text:style-name="T24">– </text:span>Привет, Анон!</text:p>
      <text:p text:style-name="P60">Вот дискорд! То есть, чёрт! Обитатели этого городка в который раз поражали меня своей проницательностью. У меня на лбу написано, что ли?!</text:p>
      <text:p text:style-name="P60"><text:span text:style-name="T24">– </text:span>Мы с вами раньше встречались?</text:p>
      <text:p text:style-name="P60"><text:span text:style-name="T24">– </text:span>Неа! <text:span text:style-name="T24">– </text:span>пони улыбалась уже широкой улыбкой от уха и до уха. <text:span text:style-name="T24">– </text:span>Это моя пинки-чуйка! Она вернулась!! И поэтому я знаю, что тебя зовут Макс, и ты программист, и тебе <text:span text:style-name="T3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0"><text:span text:style-name="T24">– </text:span>Оставь, Салвер.<text:span text:style-name="T24"> </text:span>Ему за счёт заведения.</text:p>
      <text:p text:style-name="P57"><text:span text:style-name="T24">– </text:span>Ясно, мисс Пинки. <text:span text:style-name="T24">– </text:span>официантка кивнула и ушла.</text:p>
      <text:p text:style-name="P57"><text:span text:style-name="T24">– Ч</text:span>его-о-о?<text:span text:style-name="T24"> </text:span>Так это твой бар?</text:p>
      <text:p text:style-name="P57"><text:span text:style-name="T24">– </text:span>Агась. <text:span text:style-name="T24">– </text:span>поняха пожала плечами. <text:span text:style-name="T24">– </text:span>Надо же мне было чем-то заниматься после увольнения от Кейков<text:span text:style-name="T2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24">– </text:span>Пинки понизила голос до шёпота, <text:span text:style-name="T2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7">Говоря это, кобылка оттянула передними копытами нижние веки, став похожей на маньяка.</text:p>
      <text:p text:style-name="P57"><text:span text:style-name="T24">– </text:span>Тихо-тихо. <text:span text:style-name="T24">– </text:span>я оглянулся на посетителей. Шёпот Пинки, наверное, был слышен даже на улице. <text:span text:style-name="T24">– </text:span>Не вспоминай опять. Давай лучше выпьем на брудершафт. За знакомство.</text:p>
      <text:p text:style-name="P57"><text:span text:style-name="T24">– </text:span>Агась! <text:span text:style-name="T24">– </text:span>кивнула пони, придвигая ко мне бутылку. <text:span text:style-name="T24">– </text:span>Хотя ты и так уже знаком со мной, глупенький человек, я не прочь, чтобы ты познакомился со мной ещё раз!</text:p>
      <text:p text:style-name="P5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7"><text:span text:style-name="T24">– </text:span>У меня есть идея получше. <text:span text:style-name="T24">– </text:span>на свет показалась фляга Большого Макинтоша.</text:p>
      <text:p text:style-name="P57"><text:span text:style-name="T24">– </text:span>Ух ты-ы-ы! <text:span text:style-name="T24">– </text:span>Пинки понюхала горлышко. <text:span text:style-name="T2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7"><text:span text:style-name="T24">– </text:span>Починил телегу. Только молчок про самогон, раз уж ты в курсе. <text:span text:style-name="T24">– </text:span>я разлил сидр по чашкам.</text:p>
      <text:p text:style-name="P57"><text:span text:style-name="T24">– </text:span>Да ты что?! Чтоб я выболтала главную тайну Биг Мака, про которую не знают целых две пони в Понивилле? За кого ты меня принимаешь? <text:span text:style-name="T2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7"><text:s/>Сидр Биг Мака на вкус был безобидным, чуть забродившим яблочным соком. Я выпил полную чашку и заявил Пинки:</text:p>
      <text:p text:style-name="P57"><text:span text:style-name="T24">– </text:span>Эт-то ты наззваешь ссуфер-ддуфер-ссильн...?</text:p>
      <text:p text:style-name="P5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7"><text:soft-page-break/><text:span text:style-name="T24">– У </text:span>тебя такая смешная мордочка! <text:span text:style-name="T24">– </text:span>захихикали Пинки, покачиваясь. <text:span text:style-name="T24">– </text:span>Как будто ты <text:span text:style-name="T82">подкову </text:span>в пироге обнаружил. Или Селестию в ванной.</text:p>
      <text:p text:style-name="P57">Это сравнение пробудило во мне полузабытое воспоминание.</text:p>
      <text:p text:style-name="P57"><text:span text:style-name="T24">– </text:span>Эммм... Скажи-ка мне, мой друг П-п-пинки... Легенда про фаэри <text:span text:style-name="T28">— </text:span><text:span text:style-name="T82">эт правда?</text:span></text:p>
      <text:p text:style-name="P57"><text:span text:style-name="T28">– </text:span><text:span text:style-name="T82">Какая из? Их много, вообще-то. Ик!</text:span></text:p>
      <text:p text:style-name="P57"><text:span text:style-name="T28">– </text:span><text:span text:style-name="T82">Про принцесс. Про то, что они фаэри, спустившиеся с неба во плоти, чтоб помогать пони управлять Эквестрией?</text:span></text:p>
      <text:p text:style-name="P57"><text:span text:style-name="T28">– </text:span><text:span text:style-name="T82">Макс, </text:span><text:span text:style-name="T28">– </text:span><text:span text:style-name="T82">захихикала Пинки, взъерошив копытами розовые кудряшки и попытавшись соорудить из них бороду, </text:span><text:span text:style-name="T28">– </text:span><text:span text:style-name="T8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7"><text:span text:style-name="T28">– </text:span><text:span text:style-name="T82">Да так. Всё думаю, насколько это одиноко — быть бессмертной в мире смертных. Когда сам никого не любишь, и тебя никто не любит...</text:span></text:p>
      <text:p text:style-name="P57"><text:span text:style-name="T28">– </text:span><text:span text:style-name="T82">Ты что-о-о! Нельзя любить фаэри! Она похитит твоё сердце, и ты будешь искать её, пока не... </text:span><text:span text:style-name="T28">– </text:span><text:span text:style-name="T82">Пинки погрузилась в так и не съеденный салат «по-Кантерлотски» и захрапела.</text:span></text:p>
      <text:p text:style-name="P57"><text:span text:style-name="T28">– </text:span><text:span text:style-name="T82">Пока не умру?</text:span></text:p>
      <text:p text:style-name="P57"><text:span text:style-name="T28">– </text:span><text:span text:style-name="T82">Нет, глупенький, </text:span><text:span text:style-name="T28">– </text:span><text:span text:style-name="T82">пробулькала Пинки из миски. </text:span><text:span text:style-name="T28">– </text:span><text:span text:style-name="T82">Пока не найдёшь.</text:span></text:p>
      <text:p text:style-name="P6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1">Холодок незаметно прокрался мне в душу и прояснил мозги. Я кинул взгляд на часы на стене. Было без десяти шесть.</text:p>
      <text:p text:style-name="P61">Бля!</text:p>
      <text:p text:style-name="P6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2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1">БАМММ!!!</text:p>
      <text:p text:style-name="P6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1"><text:span text:style-name="T24">– </text:span>Судя по тому, как ты стремительно сбежал от меня не попрощавшись, у тебя проблемы. <text:span text:style-name="T24">– </text:span>заметила с укором кобылка.</text:p>
      <text:p text:style-name="P61"><text:span text:style-name="T24">– </text:span>Пинки, <text:span text:style-name="T24">– </text:span>несчастным голосом сообщил я ей. <text:span text:style-name="T24">– </text:span>Если я до шести не окажусь дома, проблемы будут у одной маленькой пони. Очень большие проблемы.</text:p>
      <text:p text:style-name="P61"><text:span text:style-name="T24">– </text:span>Хм. <text:span text:style-name="T24">– </text:span>кобылка через окно посмотрела на часы в баре. <text:span text:style-name="T24">– </text:span>Тогда нам надо поторопиться! У нас есть шесть минут!</text:p>
      <text:p text:style-name="P61"><text:span text:style-name="T24">– </text:span>У нас?</text:p>
      <text:p text:style-name="P6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1">Но недостаточное.</text:p>
      <text:p text:style-name="P6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1"><text:span text:style-name="T24">– </text:span>Стооой! <text:span text:style-name="T24">– </text:span>заорал я. <text:span text:style-name="T24">– </text:span>Выпрыгивай из бочки!!!</text:p>
      <text:p text:style-name="P61">Кобылка-пилот улыбнулась и постукала копытцем по шлему, показывая, что не слышит меня.</text:p>
      <text:p text:style-name="P61"><text:span text:style-name="T24">– </text:span>Выпрыгивааа... <text:span text:style-name="T24">– </text:span>мой крик утонул в рёве рвущихся фейерверков.</text:p>
      <text:p text:style-name="P6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1"><text:span text:style-name="T24">– </text:span>Эммм... Уже можно открывать? <text:span text:style-name="T24">– л</text:span>имонная поняшка отняла копыта от висков и открыла глаза. <text:span text:style-name="T24">– </text:span>Ух ты-ы-ы! Он всамделишную работает! Слышь, Свити, ускоритель Скуталу сработал!</text:p>
      <text:p text:style-name="P61">Поняшка ткнула в бок белоснежную пони-единорога. Та раскрыла глаза и осмотрелась.</text:p>
      <text:p text:style-name="P61"><text:span text:style-name="T24">– </text:span>Смотри, вот те и ответ на вопрос, куда деваются пони!</text:p>
      <text:p text:style-name="P61"><text:span text:style-name="T24">– </text:span>Где? <text:span text:style-name="T24">– </text:span>единорожка начала оглядываться.</text:p>
      <text:p text:style-name="P61"><text:span text:style-name="T24">– </text:span>Да ты не туда, ты сюда смотри! Вишь, прямо перед тобой! <text:span text:style-name="T24">– </text:span>жёлтая ткнула копытом прямо в меня. <text:span text:style-name="T24">–</text:span> Вот! Его тут до икс-пи-ри-мен-та не было. А терь он есть! Значит, это и есть ответ! Смекаешь?</text:p>
      <text:p text:style-name="P61"><text:span text:style-name="T24">– </text:span>И что? Я всё равно не пойму, куда пони деваются? И куда пропала Скуталу?</text:p>
      <text:p text:style-name="P61"><text:span text:style-name="T24">– Я </text:span>их ем. <text:span text:style-name="T24">– </text:span>зверски ухмыльнувшись, сообщил я поняшам. <text:span text:style-name="T24">– </text:span>Мне нравятся пони. Особенно я люблю непослушных жеребят.</text:p>
      <text:p text:style-name="P6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1"><text:soft-page-break/></text:p>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7"/>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24">— </text:span>забавного, не вполне нормального единорога, считающего себя то человеком, то аликорном.<text:span text:style-name="T24">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2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24">— </text:span>ключ к разгадке тайны исчезновения пони.</text:p>
      <text:p text:style-name="P71"><text:span text:style-name="T2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24">—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24">— </text:span>компания алмазных псов, производящая рубиновые резонаторы для ускорителей <text:span text:style-name="T2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24">—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2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2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24">P.S. Н</text:span>е гневите мироздание воровством! <text:span text:style-name="T45">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2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24">— </text:span>если ты уже не сердишься на меня <text:span text:style-name="T24">—</text:span> или просто кладу рог тебе на плечо в противном случае.</text:p>
      <text:p text:style-name="P71"/>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9"/>
      <text:h text:style-name="Heading_20_2" text:outline-level="2">13. Мэйнхэттен</text:h>
      <text:p text:style-name="P92">ZZ Top – Gimme all your lovin</text:p>
      <text:p text:style-name="P92">Mothley Crue – Kick Start My Heart</text:p>
      <text:p text:style-name="P61"><text:soft-page-break/><text:span text:style-name="T24">– </text:span>Попробуй ещё раз. Может, сбой соединения.</text:p>
      <text:p text:style-name="P6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1"><text:span text:style-name="T24">– </text:span>Не отсылается. Глюк какой-то.</text:p>
      <text:p text:style-name="P6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24">«connection timeout». </text:span>А с особенностями понячьей бюрократии я уже немного ознакомился: было бы легче уговорить Селли нарисовать солнцем «<text:span text:style-name="T24">х#й</text:span>» на небе, чем заставить пони-чинушу поступиться хотя бы запятой в должностных инструкциях.</text:p>
      <text:p text:style-name="P61"><text:span text:style-name="T24">– </text:span>Может, она заснула? <text:span text:style-name="T24">– </text:span>Твайлайт ходила кругами по периметру библиотеки. <text:span text:style-name="T24">– </text:span>Ты говорил, она в последнее время выглядит невыспавшейся.</text:p>
      <text:p text:style-name="P61"><text:span text:style-name="T24">– А </text:span>я думаю, это её критические дни или какая-нибудь другая подобная фигня мешает. <text:span text:style-name="T24">– </text:span>вклинилась радужногривая пегаска. <text:span text:style-name="T24">–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1"/>
      <text:p text:style-name="P62">***</text:p>
      <text:p text:style-name="P61"/>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1"><text:span text:style-name="T24">– </text:span>Это неправильно! <text:span text:style-name="T24">– </text:span>заявила Рэйнбоу Дэш, отвернувшись от окна.</text:p>
      <text:p text:style-name="P61"><text:span text:style-name="T24">– </text:span>Ну да, я тоже так считаю. <text:span text:style-name="T24">– </text:span>откликнулся я. <text:span text:style-name="T24">– </text:span>Тащиться через полстраны только из-за неправильно составленной бумажки!</text:p>
      <text:p text:style-name="P61"><text:span text:style-name="T24">– </text:span>Да я не про то! <text:span text:style-name="T24">– </text:span>отмахнулась пегаска. <text:span text:style-name="T24">– </text:span>Посмотри на поле.</text:p>
      <text:p text:style-name="P61"><text:span text:style-name="T24">– </text:span>И что? Поле как поле.</text:p>
      <text:p text:style-name="P61"><text:span text:style-name="T24">– </text:span>Оно не убрано. <text:span text:style-name="T24">– </text:span>мрачно ответила пегаска. <text:span text:style-name="T24">– </text:span>Ужас, сколько кукурузы пропадает!</text:p>
      <text:p text:style-name="P61">Я присмотрелся получше и указал ей на очередной городок, проносящийся за окном.</text:p>
      <text:p text:style-name="P61"><text:span text:style-name="T24">– </text:span>У самого посёлка поля убраны. Наверняка дойдёт дело и до остальных.</text:p>
      <text:p text:style-name="P61"><text:span text:style-name="T24">– </text:span>Не дойдёт. <text:span text:style-name="T24">– </text:span>Рэйнбоу Дэш уставилась в карты, сморщила нос и побила мою шестёрку валетом. <text:span text:style-name="T2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1"><text:span text:style-name="T24">– </text:span>Спасибо, но от пинкиных плюшек у меня фланки округляются.</text:p>
      <text:p text:style-name="P61"><text:span text:style-name="T24">– </text:span>Да ладно тебе, Рэйнбоу Дэш! От одной не округлятся.</text:p>
      <text:p text:style-name="P61"><text:span text:style-name="T24">– </text:span>От одной —<text:span text:style-name="T24"> </text:span>нет. Но я ж на одной не остановлюсь... И вот что. Зови меня Дэш! А то и мне придётся звать тебя полным именем, а я этого не выношу. <text:span text:style-name="T24">– </text:span>Пегаска взяла карту и нахмурилась. <text:span text:style-name="T24">– </text:span>Да что ж такое, какого сена! Одни валеты идут!</text:p>
      <text:p text:style-name="P61">За окном несколько пони работали на поле. Что-то странное было в их деятельности.<text:span text:style-name="T24"> </text:span>Как будто…</text:p>
      <text:p text:style-name="P61"><text:soft-page-break/><text:span text:style-name="T24">– О</text:span>но и понятно, что поля не убраны. Откуда ж им быть убранными, когда на двух работающих пони целая толпа бездельников!</text:p>
      <text:p text:style-name="P6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1"><text:span text:style-name="T24">– </text:span>Они паслись… Ты можешь себе представить? Макс! Они ПАСЛИСЬ! Ели траву, как какие-то дикари! Фигня какая-то…</text:p>
      <text:p text:style-name="P6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1">…</text:p>
      <text:p text:style-name="P61">ВЖИИИИИИИИИ!!!</text:p>
      <text:p text:style-name="P6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1"><text:span text:style-name="T24">–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1"><text:span text:style-name="T24">– </text:span>Леди и джентльпони! Просьба не паниковать! Поезд дальше не идёт: впереди провал! <text:span text:style-name="T24">– </text:span>крикнул проводник.</text:p>
      <text:p text:style-name="P61"><text:span text:style-name="T24">– </text:span>Какой ещё, в дышло, провал? Я проезжал тут два дня назад!</text:p>
      <text:p text:style-name="P61"><text:span text:style-name="T24">– </text:span>Безобразие! Верните мне деньги за билет!</text:p>
      <text:p text:style-name="P61"><text:span text:style-name="T24">– </text:span>Как вы смеете! Я опоздаю в порт! <text:s/><text:span text:style-name="T24">– </text:span>послышались выкрики в толпе.</text:p>
      <text:p text:style-name="P61">Проводник — седой земнопони стального цвета — поставил фонарь на пол и вытер со лба пот.</text:p>
      <text:p text:style-name="P61"><text:span text:style-name="T2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1">Я осторожно подошёл к краю и глянул вниз. </text:p>
      <text:p text:style-name="P6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1"><text:span text:style-name="T24">– </text:span>Эта дыра фиг знает на сколько длится! <text:span text:style-name="T24">– </text:span>заявила Дэш, выныривая из темноты. <text:span text:style-name="T24">–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1"><text:span text:style-name="T24">– </text:span>Дэш, нам надо на ту сторону.</text:p>
      <text:p text:style-name="P61"><text:span text:style-name="T24">– </text:span>Нет проблем. Я могу тебя перенести.</text:p>
      <text:p text:style-name="P61">Я с сомнением посмотрел на пегаску. Дэш в холке была мне по пояс.</text:p>
      <text:p text:style-name="P61"><text:span text:style-name="T24">– </text:span>Ты точно в этом уверена?</text:p>
      <text:p text:style-name="P6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1"><text:span text:style-name="T24">– </text:span>Почти. На восемьдесят процентов. Тут какой-то воздух разрежённый, мне трудно удерживать тебя. <text:span text:style-name="T24">– </text:span>пожаловалась пегаска. <text:span text:style-name="T24">– </text:span><text:s/>Хотя раньше я и побольше вес подымала, честно!</text:p>
      <text:p text:style-name="P61">Мля.</text:p>
      <text:p text:style-name="P61"><text:span text:style-name="T2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1">Пегаска почесала затылок и заметила.</text:p>
      <text:p text:style-name="P61"><text:span text:style-name="T24">– </text:span>В таком случае мы друг-другу сниться будем. Потому что в этих двадцати процентах я тоже гробанусь. Не думаешь же ты, что я тебя брошу?</text:p>
      <text:p text:style-name="P6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1">А что, это идея! Если «мостик» из висящих рельсов выдержал её, то выдержит и меня —<text:span text:style-name="T24"> </text:span>я уже давно заметил, что пони по весу были не легче, а то и тяжелее меня. Я поплевал на руки и сбросил рюкзак.</text:p>
      <text:p text:style-name="P61">…</text:p>
      <text:p text:style-name="P6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24">– </text:span>двенадцать метров вперёд. Вот, переползу через стык <text:span text:style-name="T2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1">Разумеется, я посмотрел вниз.</text:p>
      <text:p text:style-name="P6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1">…</text:p>
      <text:p text:style-name="P61">Я валялся на насыпи и трясся как в лихорадке. От пережитого шока меня тошнило.</text:p>
      <text:p text:style-name="P61"><text:span text:style-name="T24">– </text:span>Ты как, в порядке? Макс? <text:span text:style-name="T24">– п</text:span>егаска озабоченно потрогала меня за плечо. <text:span text:style-name="T24">– </text:span>В чём дело? Как ты себя чувствуешь?</text:p>
      <text:p text:style-name="P6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1"><text:span text:style-name="T24">– </text:span>Я чувствую, что только что упустил отличную возможность отлить на вселенную!</text:p>
      <text:p text:style-name="P61"><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2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1"><text:span text:style-name="T24">– </text:span>Павильон закрыт! Вы опоздали на две недели. <text:span text:style-name="T24">–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6">Принцесса Селестия Эквестрийская, Дневная Глава Диархии, Непобедимое Солнце, Защитница Кантерлота, Страж Эверфри и прочая и прочая...» </text:span><text:span text:style-name="T60">– </text:span><text:span text:style-name="T64">прочитал охранник, близоруко щурясь.</text:span></text:p>
      <text:p text:style-name="P61"><text:span text:style-name="T24">– </text:span>Удостоверение личности предъявлять? <text:span text:style-name="T24">– </text:span>осведомился я.</text:p>
      <text:p text:style-name="P61"><text:span text:style-name="T24">– </text:span>Ч-ч-человеку М-м-максу? <text:span text:style-name="T24">– </text:span>заикаясь, переспросил охранник. Он присмотрелся ко мне получше и изо всех сил опустил копыто мне на ботинок.</text:p>
      <text:p text:style-name="P61">Бляяя!!! Ах ты ж!!!</text:p>
      <text:p text:style-name="P61">Хлопнула освобождённая дверь, изнутри клацнула щеколда.</text:p>
      <text:p text:style-name="P61"><text:span text:style-name="T24">– </text:span>Нет, ты видела? Он мне чуть пальцы не размозжил, с-с-скотина!!! <text:span text:style-name="T24">– </text:span>заорал я, прыгая на одной ноге. <text:span text:style-name="T24">– </text:span>Вызывай полицию, пока я этого мудака не прибил нахрен!</text:p>
      <text:p text:style-name="P61">Дэш, ни слова не говоря, прислонила ухо к двери.</text:p>
      <text:p text:style-name="P61"><text:span text:style-name="T24">– </text:span>Будешь смеяться, но именно этим он и занят. Вызывает полицию по телефону. <text:span text:style-name="T24">– </text:span>сообщила пегаска.</text:p>
      <text:p text:style-name="P61"><text:span text:style-name="T24">– </text:span>Ха-ха-ха! Очень смешно, сейчас животик надорву! <text:span text:style-name="T24">– </text:span>съязвил я. <text:span text:style-name="T24">– </text:span>Тем лучше, нам даже напрягаться не надо. Подождём полицию и скрутим этого маньяка!</text:p>
      <text:p text:style-name="P61">Пегаска продолжала слушать. Потом глаза её округлились от удивления.</text:p>
      <text:p text:style-name="P61"><text:span text:style-name="T24">– </text:span>Оп-па! <text:span text:style-name="T24">– </text:span>пегаска оторвала ухо от двери. <text:span text:style-name="T24">– </text:span>Макс, кажись, у нас проблемы. Надо сваливать отсюда. Долго объяснять. Из того, что я поняла, копы будут не на нашей стороне.</text:p>
      <text:p text:style-name="P61">Ну охренеть! Я что, нанёс моральную травму охраннику своим видом? Добро пожаловать в Эквестрию, страну дружбы и пони!</text:p>
      <text:p text:style-name="P61"><text:span text:style-name="T24">– </text:span>Сколько у нас времени?</text:p>
      <text:p text:style-name="P61">Дэш почесала в затылке.</text:p>
      <text:p text:style-name="P61"><text:soft-page-break/><text:span text:style-name="T2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24">– </text:span>двадцать минут у нас есть.</text:p>
      <text:p text:style-name="P61">Я с наслаждением захреначил ногой в стеклянную дверь павильона. Осколки стекла брызнули во все стороны.</text:p>
      <text:p text:style-name="P61"><text:span text:style-name="T24">– </text:span>Тогда давай сначала обыщем контору. Если уж полиция всё равно едет сюда, так пусть у них хотя бы будет повод!</text:p>
      <text:p text:style-name="P61"/>
      <text:p text:style-name="P62">***</text:p>
      <text:p text:style-name="P61"/>
      <text:p text:style-name="P61">Разумеется, полиция приехала, как только мы обнаружили эти чёртовы резонаторы — иначе ж и быть не могло!</text:p>
      <text:p text:style-name="P61"/>
      <text:p text:style-name="P61">…</text:p>
      <text:p text:style-name="P61"/>
      <text:p text:style-name="P61">Я рубил пожарным топором тяжёлую директорскую дверь с табличкой «<text:span text:style-name="T2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1"><text:span text:style-name="T24">– “</text:span>Портативный магоэнергетический ускоритель «<text:span text:style-name="T24">Psyntel Rari2+ DDR</text:span>»,<text:span text:style-name="T24"> </text:span>демо-прототип<text:span text:style-name="T24">” – </text:span>прочитал я на бирке. <text:span text:style-name="T24">– </text:span>Оно!</text:p>
      <text:p text:style-name="P61">Снаружи послышался вой сирены и цокот множества копыт.</text:p>
      <text:p text:style-name="P61"><text:span text:style-name="T2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1">Пиздец! Мы с Дэш переглянулись.</text:p>
      <text:p text:style-name="P61"><text:span text:style-name="T24">– </text:span>Это твои двадцать минут? <text:span text:style-name="T24">– </text:span>возмутился я. <text:span text:style-name="T24">– </text:span>Да ещё и десяти не прошло!</text:p>
      <text:p text:style-name="P61">Дэш вымучено скривилась.</text:p>
      <text:p text:style-name="P61"><text:span text:style-name="T24">– П</text:span>римат Макс, здание окружено! Мы знаем, что ты внутри! Выходи добровольно, или будешь взят силой! <text:span text:style-name="T24">– </text:span>загремел усиленный мегафоном голос.</text:p>
      <text:p text:style-name="P61">Я разбил топором стеклянные дверцы прибора и вытащил рубины.</text:p>
      <text:p text:style-name="P61"><text:span text:style-name="T24">–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1">Пегаска отрицательно помотала головой.</text:p>
      <text:p text:style-name="P61"><text:span text:style-name="T24">– </text:span>Ну уж фигушки. Я тебя тут не оставлю.</text:p>
      <text:p text:style-name="P61"><text:span text:style-name="T24">– </text:span>Дэш! <text:span text:style-name="T24">– </text:span>взмолился я. <text:span text:style-name="T24">– </text:span>Сейчас не время геройствовать! Нам нужно добыть резонаторы! Ничего со мной не случится, посижу пару деньков в КПЗ и выйду как новенький!</text:p>
      <text:p text:style-name="P61"><text:span text:style-name="T24">– Н</text:span>е тупи! <text:span text:style-name="T24">– </text:span>упрямо мотнула головой пегаска. <text:span text:style-name="T24">– </text:span>Всё изменилось. Никто тебя не вытащит.</text:p>
      <text:p text:style-name="P6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1"><text:soft-page-break/><text:span text:style-name="T24">– </text:span>Быстро за мной! <text:span text:style-name="T24">– </text:span>скомандовала пегаска, помчавшись к лестнице в офисные этажи.</text:p>
      <text:p text:style-name="P61">Я припустил было за ней, потом вернулся и поднял над головой раскуроченный ускоритель.</text:p>
      <text:p text:style-name="P61"><text:span text:style-name="T24">– Ю-</text:span>хууу<text:span text:style-name="T24">!!!</text:span></text:p>
      <text:p text:style-name="P6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1">На последнем этаже пегаска стояла в коридоре, с сомнением обозревая ряд дверей.</text:p>
      <text:p text:style-name="P61"><text:span text:style-name="T24">– </text:span>Где-то тут должна быть дверь на крышу. Не могли же они залазить туда по пожарной лестнице?</text:p>
      <text:p text:style-name="P6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24"> </text:span></text:p>
      <text:p text:style-name="P6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1"><text:span text:style-name="T24">– </text:span>Макс, подвинься!</text:p>
      <text:p text:style-name="P61">Пегаска оттеснила меня крупом и повернулась к двери задом.</text:p>
      <text:p text:style-name="P61"><text:span text:style-name="T24">– </text:span>Ю-хууу!</text:p>
      <text:p text:style-name="P61">БАБАХ!!!</text:p>
      <text:p text:style-name="P6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1"><text:span text:style-name="T24">– </text:span>Ты чего на меня так уставился? <text:span text:style-name="T24">– </text:span>подозрительно спросила пегаска.</text:p>
      <text:p text:style-name="P61"><text:span text:style-name="T24">– </text:span>Да так… Не ожидал, что ты такая…</text:p>
      <text:p text:style-name="P61"><text:span text:style-name="T24">– </text:span>Офигенски сильная? <text:span text:style-name="T24">– </text:span>зарделась Дэш. <text:span text:style-name="T24">– Е</text:span>сли честно, по удару задом Эпплджек меня уделает. Но больше никто в Понивилле!</text:p>
      <text:p text:style-name="P61">С лестницы донёсся топот копыт, в конце коридора появились пони-полицейские.</text:p>
      <text:p text:style-name="P6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1"><text:span text:style-name="T24">– </text:span>Ну вот, теперь действуй! — я положил рубины в кошелёк, повесил его пегаске на шею и вдруг, сам для себя неожиданно, обнял её худенькое тельце. <text:span text:style-name="T2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1"><text:span text:style-name="T24">– </text:span>Ты! Не! По! Нял! Те! Бе! Не! Льзя! Тут! Ос! Та! ВАТЬСЯ!!! <text:span text:style-name="T24">– </text:span>мощный толчок изнутри катапультировал её с люка.</text:p>
      <text:p text:style-name="P6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1"><text:soft-page-break/><text:span text:style-name="T24">– </text:span>Ты чего делаешь??! Пипец, мы же упадём! Ты ж не удержишь!..</text:p>
      <text:p text:style-name="P6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1">Некоторое время было тихо. Потом хлопнули ставни и чей-то сонный голос недовольно пробормотал:</text:p>
      <text:p text:style-name="P61"><text:span text:style-name="T24">– </text:span>Кто мешает нам спать после тяжкого выступления?</text:p>
      <text:p text:style-name="P61">Я осторожно выглянул из куста.</text:p>
      <text:p text:style-name="P6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1">Птицы и цикады продолжили пение, прерванное нашим вторжением. </text:p>
      <text:p text:style-name="P6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1"><text:span text:style-name="T24">– </text:span>Так вот кто тревожит наш сон!</text:p>
      <text:p text:style-name="P61">Дверь дома приоткрылась. Стало видно, что за ней притаилась единорожка, уже спустившаяся с мансарды.</text:p>
      <text:p text:style-name="P61"><text:span text:style-name="T24">– </text:span>Так-так, посмотрим, что тут у нас. Ага. Гм. Это наверняка тот монстр-примат, о котором писали в газетах. Занятно.</text:p>
      <text:p text:style-name="P61">Я крутился в телекинетическом поле перед единорожкой как некий диковинный экспонат шоу уродцев.</text:p>
      <text:p text:style-name="P61"><text:span text:style-name="T24">– </text:span>А это у нас кто? Гмм. Пегаска. Вот так раз! Рэйнбоу Дэш! Какими судьбами?</text:p>
      <text:p text:style-name="P61"><text:span text:style-name="T24">– </text:span>ТРИКСИ! <text:span text:style-name="T24">– <text:s/></text:span>фейсхуфнула Дэш. <text:span text:style-name="T24">– </text:span>Во имя Селестии, ЧТО ты тут делаешь?!!</text:p>
      <text:p text:style-name="P61"><text:span text:style-name="T24">– </text:span>Зарабатываем себе на жизнь представлениями, как ни странно! <text:span text:style-name="T24">– </text:span>язвительно ответила единорожка. <text:span text:style-name="T24">– </text:span>А вот что ВЫ делаете в НАШЕМ саду??!</text:p>
      <text:p text:style-name="P61">Так как дипломатические таланты пегаски оставляли желать лучшего, я решил взять переговоры в свои руки.</text:p>
      <text:p text:style-name="P61"><text:span text:style-name="T24">– </text:span>Эээ. Гм. Я дико извиняюсь, мы не знали, что вы спите днём, а то бы ни за что не стали вас тревожить. Мы пролетали мимо, и я подумал...</text:p>
      <text:p text:style-name="P61"><text:span text:style-name="T24">– </text:span>Нам не интересно знать, что ты подумал. <text:span text:style-name="T24">– </text:span>единорожка зевнула. <text:span text:style-name="T24">– </text:span>Мы намерены сдать вас в полицию.</text:p>
      <text:p text:style-name="P61"><text:span text:style-name="T24">– </text:span>Трикси! Не смей! У нас мегаважное задание! Нам нужно вернуться Понивилль во что бы то ни стало! <text:span text:style-name="T24">– </text:span>пегаска извивалась изо всех сил, пытаясь выбраться из магического захвата.</text:p>
      <text:p text:style-name="P61"><text:span text:style-name="T24">– </text:span>Три раза ХА! Назови хоть одну причину, по которой нам должно быть не всё равно! <text:span text:style-name="T24">– </text:span>насмешливо сказала Трикси. <text:span text:style-name="T24">– </text:span>Только учти, долго слушать мы не собираемся. Мы ценим наш сон больше ваших заданий.</text:p>
      <text:p text:style-name="P61">Пегаска задумалась. Она обернулась на меня и мрачно спросила:</text:p>
      <text:p text:style-name="P61"><text:span text:style-name="T24">– </text:span>Ей ведь нельзя рассказывать, да?</text:p>
      <text:p text:style-name="P61"><text:soft-page-break/><text:span text:style-name="T24">– </text:span>Нельзя. <text:span text:style-name="T24">– </text:span>подтвердил я. <text:span text:style-name="T24">–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1"><text:span text:style-name="T24">– </text:span>Трикси. Если ты нас не выдашь, я готова выступать. В твоих представлениях. Кем угодно. Целый месяц! После сопровождения Макса в Понивилль…</text:p>
      <text:p text:style-name="P61"><text:span text:style-name="T24">– </text:span>ОГО!</text:p>
      <text:p text:style-name="P61">Единорожка аж уселась на крыльцо от удивления.</text:p>
      <text:p text:style-name="P61"><text:span text:style-name="T24">– </text:span>Представлем себе, ЧТО вы скрываете, если ты готова на ТАКОЕ! Признаюсь, вам удалось нас заинтересовать!</text:p>
      <text:p text:style-name="P61">Единорожка в задумчивости стала ходить по веранде туда-сюда, разговаривая сама с собой.</text:p>
      <text:p text:style-name="P61"><text:span text:style-name="T2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1">Единорожка встала на задние ноги и захлопала в копыта. После чего она метнулась в дом, потянув нас за собой.</text:p>
      <text:p text:style-name="P6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1">Единорожка улеглась на диване. Мы с Дэш шмякнулись на ковёр.</text:p>
      <text:p text:style-name="P61"><text:span text:style-name="T24">– </text:span>Мы приняли решение не выдавать вас полиции в обмен на то, что вы расскажете нам о вашей секретной миссии!</text:p>
      <text:p text:style-name="P61"><text:span text:style-name="T24">– </text:span>Не пойдёт! <text:span text:style-name="T24">– </text:span>заявил я. <text:span text:style-name="T24">– </text:span>Я уже сказал, что это тайна. Мне добавить нечего.</text:p>
      <text:p text:style-name="P61"><text:span text:style-name="T24">– </text:span>Да неужели? <text:span text:style-name="T24">– </text:span>захлопала ресницами Трикси. <text:span text:style-name="T24">– </text:span>Ты хорошо подумал?</text:p>
      <text:p text:style-name="P61">Окно <text:s/>комнаты распахнулось. В комнату ворвался вой сирены. Несколько полицейских фургонов промчались мимо.</text:p>
      <text:p text:style-name="P61">Вот чёрт!!!</text:p>
      <text:p text:style-name="P61"/>
      <text:p text:style-name="P61">…</text:p>
      <text:p text:style-name="P50"/>
      <text:p text:style-name="P61"><text:span text:style-name="T24">– </text:span>Так вот, почему в последнее время представления были такими изматывающими! Утечка магии не может не волновать нас! <text:span text:style-name="T24">– </text:span>единорожка задумалась. <text:span text:style-name="T24">– </text:span>Но твой рассказ не объясняет нам, куда исчезла принцесса Селестия!</text:p>
      <text:p text:style-name="P61"><text:span text:style-name="T24">– </text:span>Так вот почему я не могу нести тебя! <text:span text:style-name="T24">– </text:span>вторила ей пегаска. <text:span text:style-name="T2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1"><text:span text:style-name="T24">– </text:span>Стой! Что ты там сказала о Селестии?</text:p>
      <text:p text:style-name="P61">Трикси молча левитировала мне газеты с трюмо.</text:p>
      <text:p text:style-name="P61">…</text:p>
      <text:p text:style-name="P61">Фак! Фак-фак-фак!!!</text:p>
      <text:p text:style-name="P61">«<text:span text:style-name="T45">Исчезновение дневной главы диархии: Эквестрия в панике!</text:span>» (статья двухдневной давности).</text:p>
      <text:p text:style-name="P61">«<text:span text:style-name="T45">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1"><text:soft-page-break/>«<text:span text:style-name="T4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5">Да отстаньте же вы от меня! Он сказал, что ест пони, но я этого НЕ ВИДЕЛА!!!</text:span>»).</text:p>
      <text:p text:style-name="P61">«<text:span text:style-name="T45">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1">«<text:span text:style-name="T4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1">Получается, Селестия исчезла уже когда мы садились в поезд. А когда прибыли в Фетлок, мой фейс уже красовался на плакатах <text:span text:style-name="T24">“Wanted...” .</text:span></text:p>
      <text:p text:style-name="P50"><text:span text:style-name="T2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0">– <text:span text:style-name="T1">ОНИ ЧТО, ШУТОК НЕ ПОНИМАЮТ?!! </text:span>– <text:span text:style-name="T1">заорал я наконец. </text:span>– <text:span text:style-name="T1">Нашли пониеда, ёбнутые пони!!!</text:span></text:p>
      <text:p text:style-name="P61"><text:span text:style-name="T24">– </text:span>Прикинь, а? <text:span text:style-name="T24">– </text:span>участливо ткнулась в меня носом Дэш. <text:span text:style-name="T24">– </text:span>Над моими приколами тоже одна я смеюсь. У<text:span text:style-name="T24">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1">Я зажал голову в ладонях и застонал, покачиваясь из стороны в сторону.</text:p>
      <text:p text:style-name="P61"><text:span text:style-name="T24">– </text:span>Макс? Ты в порядке?</text:p>
      <text:p text:style-name="P6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1">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1"/>
      <text:p text:style-name="P6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1">И у меня есть кое-какие результаты, чёрт побери!</text:p>
      <text:p text:style-name="P6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1">Дерьмо! Слишком много «если» и «может быть»!</text:p>
      <text:p text:style-name="P61"><text:soft-page-break/>Трижды дерьмо!!! Я забыл, что для проведения эксперимента, нам нужна помощь Селестии!</text:p>
      <text:p text:style-name="P61"/>
      <text:p text:style-name="P76"><text:span text:style-name="T1">«.</text:span><text:span text:style-name="T3">..А ускоритель </text:span><text:span text:style-name="T26">—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1"/>
      <text:p text:style-name="P6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1">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24">Show must go on!</text:span></text:p>
      <text:p text:style-name="P61">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61">Единорожка задумалась и продолжила:</text:p>
      <text:p text:style-name="P5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50">&lt;<text:span text:style-name="T86">David Bowie - Lets Dance/ Ashes To Ashes</text:span></text:p>
      <text:p text:style-name="P50"><text:span text:style-name="T86">Roxette – Queen of rain</text:span>&gt;</text:p>
      <text:p text:style-name="P61">– Ы! Ы! Ы! Ы! Ы!</text:p>
      <text:p text:style-name="P61">Дэш стучала лбом о сосну с такой силой, что на неё падали иголки и шишки.</text:p>
      <text:p text:style-name="P61">Я вышел из фургона и присел рядом.</text:p>
      <text:p text:style-name="P61">– Дэш! В конце-концов, мы можем спать днём, а идти ночью. Тогда я могу тащить фургон. Не стоит тебе так мучаться.</text:p>
      <text:p text:style-name="P61">Пегаска стояла, прижавшись лбом к стволу, и молчала. Я продолжил.</text:p>
      <text:p text:style-name="P61">– Или же мы можем нанять земнопони. Я не буду показываться из фургона, а ты строго запретишь ему совать нос внутрь.</text:p>
      <text:p text:style-name="P61">Дэш тяжело вздохнула и закатила глаза.</text:p>
      <text:p text:style-name="P6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1">Пегаска пробормотала что-то чуть слышно.</text:p>
      <text:p text:style-name="P61">– Что? – не расслышал я.</text:p>
      <text:p text:style-name="P6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1">Я пожал плечами и обнял пегаску.</text:p>
      <text:p text:style-name="P61">– Э, нет, погоди. – Дэш сбросила плащ Трикси, скрывающий её крылья. – Давай!</text:p>
      <text:p text:style-name="P61">Я обнял её повторно. В этот раз пегаска не стояла смирно, а, в свою очередь, обняла меня.</text:p>
      <text:p text:style-name="P6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1">– Эмм… Ты чего?</text:p>
      <text:p text:style-name="P61">Дэш раскрыла глаза. Я упёрся ладонью ей в грудь и осторожно отодвинул от себя. Пегаска разжала обьятия.</text:p>
      <text:p text:style-name="P61">– Йей! Обнимашки таки клёво снимают стресс! Тебе разве не нравится?</text:p>
      <text:p text:style-name="P61">– Нравится. Но ты слишком увлеклась: я чуть не оказался на земле.</text:p>
      <text:p text:style-name="P61">Дэш смутилась.</text:p>
      <text:p text:style-name="P61">– Упс! Забыла, что у тебя только одна пара ног для упора! Не сердись!</text:p>
      <text:p text:style-name="P61">Я покровительно похлопал пегаску по шее.</text:p>
      <text:p text:style-name="P6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1">Пегаска немедленно заорала:</text:p>
      <text:p text:style-name="P61">– Обнимашки-и-и!!! – и повалила меня на траву. Сила, таящаяся в её худеньком теле, обескураживала.</text:p>
      <text:p text:style-name="P61">– Дэш! Ну, не воспринимай же всё так буквально, ё-моё!</text:p>
      <text:p text:style-name="P61">– Гы! Что-то ты не слишком был готов к этому разу!</text:p>
      <text:p text:style-name="P6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2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1">Наконец она приземлилась, пропахав в дёрне борозды тормозного следа.</text:p>
      <text:p text:style-name="P61"><text:soft-page-break/>– Ффух! Ещё бы немного, и я бы рехнулась от тоски! Как только Эпплджек эти телеги таскает? Это же офигенно скучно!</text:p>
      <text:p text:style-name="P61">Пегаска накинула на себя плащ, скрыв крылья, и стала впрягаться в фургончик.</text:p>
      <text:p text:style-name="P61">– Макс, залазь в фургон. Там впереди какой-то посёлок. Купим еды и узнаем новости.</text:p>
      <text:p text:style-name="P61"/>
      <text:p text:style-name="P62">***</text:p>
      <text:p text:style-name="P61"/>
      <text:p text:style-name="P61">Три дня спустя…</text:p>
      <text:p text:style-name="P61"/>
      <text:p text:style-name="P61">«<text:span text:style-name="T45">Добро пожаловать в Груммингтон! Вам здесь рады!</text:span></text:p>
      <text:p text:style-name="P61"><text:span text:style-name="T45">Население города </text:span><text:span text:style-name="T87">302 пони</text:span><text:span text:style-name="T45">.</text:span></text:p>
      <text:p text:style-name="P61"><text:span text:style-name="T87">250 пони</text:span><text:span text:style-name="T45">.</text:span></text:p>
      <text:p text:style-name="P61"><text:span text:style-name="T87">125 поней</text:span><text:span text:style-name="T45">.</text:span></text:p>
      <text:p text:style-name="P61"><text:span text:style-name="T45">54 паня.</text:span>»</text:p>
      <text:p text:style-name="P61"/>
      <text:p text:style-name="P6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1">Я вернулся за столик у окна и продолжил писать письмо.</text:p>
      <text:p text:style-name="P61">«<text:span text:style-name="T3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4">Крепко обнимаю, чешу холку, хлопаю по шее! Твой Макс. </text:span><text:span text:style-name="T34">Дружба </text:span><text:span text:style-name="T54">—</text:span><text:span text:style-name="T34"> </text:span><text:span text:style-name="T3">э</text:span><text:span text:style-name="T34">то, </text:span><text:span text:style-name="T89">так её </text:span><text:span text:style-name="T3">разэтак</text:span><text:span text:style-name="T89">,</text:span><text:span text:style-name="T34"> магия!</text:span><text:span text:style-name="T76">»</text:span></text:p>
      <text:p text:style-name="P61"/>
      <text:p text:style-name="P6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1">– Всё в порядке, Дэш?</text:p>
      <text:p text:style-name="P61">Пегаска смотрела на язычки огня, танцующие в окошке печной дверцы и молчала. Наконец она отозвалась.</text:p>
      <text:p text:style-name="P61">– Нет. Не всё в порядке.</text:p>
      <text:p text:style-name="P61">Дэш отвернулась от огня и взглянула на меня.</text:p>
      <text:p text:style-name="P6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1">Я сел рядом с пегаской, обнял её и легонько встряхнул.</text:p>
      <text:p text:style-name="P6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1">Дэш негромко всхлипнула и тут же закашлялась, пытаясь скрыть секундную слабость.</text:p>
      <text:p text:style-name="P6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1"><text:soft-page-break/>Пегаска фейсхуфнула.</text:p>
      <text:p text:style-name="P6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1">Я поставил кастрюлю с картошкой на печку.</text:p>
      <text:p text:style-name="P61">– Дэш. Когда ты в последний раз летала?</text:p>
      <text:p text:style-name="P61">– Вчера утром немного. А что?</text:p>
      <text:p text:style-name="P61">– Попробуй взлети сейчас. Просто поднимись к потолку.</text:p>
      <text:p text:style-name="P6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1">– …Да ладно!</text:p>
      <text:p text:style-name="P61">Пегаска сидела на полу и удивлённо рассматривала свои крылья. Потом для уверенности подёргала зубами за маховые перья.</text:p>
      <text:p text:style-name="P61">– Вроде не сплю — боль чувствуется. Тогда какого сена я падаю?!!</text:p>
      <text:p text:style-name="P61">– Дэш. – мягко сказал я. – Судя по площади крыльев, пегасы держатся в воздухе, в основном, за счёт магии.</text:p>
      <text:p text:style-name="P61">– И?</text:p>
      <text:p text:style-name="P6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1">– У-у-у-ы-ы-ы-а-а-а!</text:p>
      <text:p text:style-name="P61">Дэш горько, с подвыванием, разрыдалась.</text:p>
      <text:p text:style-name="P61">– Ы-ы-ы! Я не могу без неба-а-а! Мне нужно лета-а-ать! Я пега-а-ас!</text:p>
      <text:p text:style-name="P61">Крутая и тренированная пегаска сотрясалась от плача, как ребёнок. Её депрессия последних дней вырвалась наружу эмоциональным взрывом.</text:p>
      <text:p text:style-name="P61">– Почему всё так… хнык... паршиво? Что мы сделали не так? Хнык… Я даже не знаю, с кем надо подраться, чтобы всё исправить…</text:p>
      <text:p text:style-name="P61">Я сел рядом. Мне нечем было её утешить, я мог лишь молча обнять её, поглаживая по растрёпанной гриве. Пегаска, вхлипывая, прижалась ко мне.</text:p>
      <text:p text:style-name="P61">– Макс?</text:p>
      <text:p text:style-name="P61">– Да?</text:p>
      <text:p text:style-name="P6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1">– Дэш, мы дойдём до Понивилля, что бы ни случилось. Обещаю тебе.</text:p>
      <text:p text:style-name="P61">Пегаска утешилась и замерла, глядя в огонь.</text:p>
      <text:p text:style-name="P61">Я мыл тарелки после ужина, когда услышал бормотание Дэш за спиной.</text:p>
      <text:p text:style-name="P61">«И-и-и… о-о-о… эн… а-а-а… И она.. П-э-э-э… о-о-о… Как эта буква называется, забери меня дискорд? Ша? Ша! Эл! А! Мммм… И она пошла... Ы-ы-ы!!!»</text:p>
      <text:p text:style-name="P61">Громкий «бабах» дал понять, что Дэш захлопнула книгу. После короткой паузы взьерошенная пегаска <text:s/>выглянула из-за спины.</text:p>
      <text:p text:style-name="P61">– Макс? Расскажи какую-нибудь сказку на ночь? Что-то спать не хочется.</text:p>
      <text:p text:style-name="P61"><text:soft-page-break/>Пегаска залезла на диван и похлопала рядом с собой.</text:p>
      <text:p text:style-name="P61">Я поставил тарелку в шкафчик и вытер руки о передник.</text:p>
      <text:p text:style-name="P61">– Дэш, это плохая идея. Давай, я лучше тебе почитаю.</text:p>
      <text:p text:style-name="P61">– Хочу сказку! – пегаска насупилась и отгородилась от меня подушкой. – Ты плохой!</text:p>
      <text:p text:style-name="P61">– Дэш! Я не помню ни черта!</text:p>
      <text:p text:style-name="P61">– Сказку!!! – подушка полетела в меня.</text:p>
      <text:p text:style-name="P6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1">Дэш повернулась ко мне спиной и стала подозрительно шмыгать носом.</text:p>
      <text:p text:style-name="P61">Я подошёл к дивану и сел рядом, развернув её к себе.</text:p>
      <text:p text:style-name="P61">– Ну ладно. Сама напросилась!</text:p>
      <text:p text:style-name="P61">Я задумался.</text:p>
      <text:p text:style-name="P61">…</text:p>
      <text:p text:style-name="P61">– Вот тебе сказка с моралью. Слушай.</text:p>
      <text:p text:style-name="P61">Я устроился на диване, положив под ноги подушку, на которой тут же примостилась и пегаска.</text:p>
      <text:p text:style-name="P61">– Однажды в кувшин с молоком попали две жабы…</text:p>
      <text:p text:style-name="P61">– Бггг! Уже смешно! – заржала Дэш. – <text:s/>Как могли жабы попасть в кувшин? Он же высокий? Жабы прыгают низко. Может, это было блюдце?</text:p>
      <text:p text:style-name="P61">– Нет! – упёрся я. – Кувшин! Иначе морали не получится! Жабы… эээ… свалились в него с кантерлотской скалы.</text:p>
      <text:p text:style-name="P61">– Ух ты! Круто! А что они там делали?</text:p>
      <text:p text:style-name="P61">– Дэш! Как я могу рассказывать, если ты постоянно меня перебиваешь?</text:p>
      <text:p text:style-name="P61">– Ну пожалуйста! Больше не буду, только объясни, как жабы оказались в Кантерлоте?</text:p>
      <text:p text:style-name="P6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1">– Вау! Прикольно!</text:p>
      <text:p text:style-name="P6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1">– А потом?</text:p>
      <text:p text:style-name="P6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1">Пегаска затряслась от смеха. Потом, прервавшись, строго спросила с меня:</text:p>
      <text:p text:style-name="P61">– А какая тут мораль? Ты говорил, в этой сказке будет мораль!</text:p>
      <text:p text:style-name="P61">– Мораль? Э-э-э... Мораль тут такая. – <text:s/>мрачно заявил я. – Не умеешь летать — не суйся к принцессе!</text:p>
      <text:p text:style-name="P61"><text:soft-page-break/>– Хорошая… ммм… сказка… – пробормотала пегаска сонно. Зевнув во весь рот она потянулась и, прижавшись к моей ноге, заснула.</text:p>
      <text:p text:style-name="P6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1">Я пожал плечами, устроился поудобнее и укрылся одеялом.</text:p>
      <text:p text:style-name="P61">…</text:p>
      <text:p text:style-name="P6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1">Скррржжжж… Скррржжж… Скррржжж…</text:p>
      <text:p text:style-name="P61">Снаружи раздался скрежет. В глубокой ночи, посреди абсолютной тишины этот тихий <text:s/>звук таил необъяснимую угрозу.</text:p>
      <text:p text:style-name="P61">Скррржжжж… Скррржжж…</text:p>
      <text:p text:style-name="P6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1">На земле прямо перед фургоном сидела кобылка-жеребёнок и, зажав в зубах гвоздь, выцарапывала что-то на жестяной крышке коробки из-под конфет.</text:p>
      <text:p text:style-name="P61">– Что ты тут делаешь так поздно? Где твои родители? – вздохнув с облегчением, спросил я.</text:p>
      <text:p text:style-name="P61">Выйдя из фургона, я подошёл к жеребёнку и посветил на жестянку.</text:p>
      <text:p text:style-name="P61">– Чем ты тут занимаешься?</text:p>
      <text:p text:style-name="P61">Жеребёнка молча смотрела на меня, зажав гвоздь в зубах. На жестянке были коряво выцарапаны буквы.</text:p>
      <text:p text:style-name="P61">«<text:span text:style-name="T87">37 пни</text:span></text:p>
      <text:p text:style-name="P78">24пн</text:p>
      <text:p text:style-name="P78">15</text:p>
      <text:p text:style-name="P61"><text:span text:style-name="T45">1</text:span>»</text:p>
      <text:p text:style-name="P61">– Что это за цифры? – спросил я.</text:p>
      <text:p text:style-name="P6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1">«<text:span text:style-name="T45">Добро пожаловать в Груммингтон! Вам здесь рады!</text:span></text:p>
      <text:p text:style-name="P61"><text:span text:style-name="T45">Население города </text:span><text:span text:style-name="T87">302 пони</text:span><text:span text:style-name="T45">.</text:span></text:p>
      <text:p text:style-name="P61"><text:span text:style-name="T87">250 пони</text:span><text:span text:style-name="T45">.</text:span></text:p>
      <text:p text:style-name="P61"><text:span text:style-name="T87">125 поней</text:span><text:span text:style-name="T45">.</text:span></text:p>
      <text:p text:style-name="P61"><text:span text:style-name="T45">54 паня.</text:span>»</text:p>
      <text:p text:style-name="P6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1">– Ты хочешь сказать, этой ночью из населения осталась ты одна? – хрипло спросил я.</text:p>
      <text:p text:style-name="P61">Кобылка кивнула и снова показала на жестянку и вверх.</text:p>
      <text:p text:style-name="P61">– Макс! Оглянись! – тревожно воскликнула Дэш у меня за спиной.</text:p>
      <text:p text:style-name="P6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1">– Дэш! Быстро!</text:p>
      <text:p text:style-name="P6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1">УУУУУУРРРРРРГГГГХХХХХХХ!!!<text:span text:style-name="T24">&lt;</text:span><text:span text:style-name="T75">Metallica-Enter Sandman</text:span><text:span text:style-name="T24">&gt;</text:span></text:p>
      <text:p text:style-name="P6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1">– Макс, запрыгивай!</text:p>
      <text:p text:style-name="P6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6"/>
      <text:p text:style-name="P66">0</text:p>
      <text:p text:style-name="P61"/>
      <text:p text:style-name="P6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1"/>
      <text:h text:style-name="Heading_20_2" text:outline-level="2">15. Филлидельфия</text:h>
      <text:p text:style-name="P50">&lt;<text:span text:style-name="T74">Kiss – I Was Made For Lovin’ You</text:span>&gt;</text:p>
      <text:p text:style-name="P6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1">Я поднял кусок газеты, прибитый ветром к ограждению и быстро пробежался по заголовкам.</text:p>
      <text:p text:style-name="P61">«<text:span text:style-name="T4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8">«</text:span><text:span text:style-name="T4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8">».</text:span> «<text:span text:style-name="T45">Провинция пустеет: репортаж из обеспоневшего посёлка</text:span>». «<text:span text:style-name="T45">Нехватка пегасов-погодников: указ принцессы Луны разрешает набор в погодные команды пегасов без лётных аттестатов</text:span>». «<text:span text:style-name="T45">Опасный преступник «примат-макс» всё ещё на </text:span><text:soft-page-break/><text:span text:style-name="T45">свободе! Фетлок приходит в себя после разгрома павильона Псинтела. Награда за поимку возросла до двадцати тысяч!!!</text:span>». «<text:span text:style-name="T45">Казус в Мэйнхэттене: неизвестные разбросали по центру города листовки, доказывающие похищение Селестии Найтмэр Мун</text:span>».</text:p>
      <text:p text:style-name="P61">На ближайшем же столбе висело объявление, в котором за мою голову уже предлагалось двадцать пять тысяч.</text:p>
      <text:p text:style-name="P6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1">Пегаска взмахнула крыльями для эффекта. Неожиданно для неё и меня, взмах крыльев подбросил её вверх на хороший метр.</text:p>
      <text:p text:style-name="P61">– Какого се… – пегаска приземлилась на круп, изумлённо глядя на свои крылья. – ...на!</text:p>
      <text:p text:style-name="P61">Подумав немного, Дэш выбралась из упряжи и что есть мочи замахала крыльями.</text:p>
      <text:p text:style-name="P6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1">Я перевязывал пегаске голову, когда мне в голову пришла идея. Я указал на валяющийся рядом с нами самокат.</text:p>
      <text:p text:style-name="P61">– Дэш, ты ведь сможешь буксировать его на лету?</text:p>
      <text:p text:style-name="P61">– Этот? Конечно могу! Плёвое дело!</text:p>
      <text:p text:style-name="P61">– А со мной?</text:p>
      <text:p text:style-name="P61">– Хмм. Понимаю, к чему ты клонишь.</text:p>
      <text:p text:style-name="P61">Пегаска критически оглядела меня.</text:p>
      <text:p text:style-name="P6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1">…</text:p>
      <text:p text:style-name="P61">Когда дорожное покрытие слилось в сплошную серую полосу, а руль самоката начал у меня в руках вибрировать от скорости, я заорал:</text:p>
      <text:p text:style-name="P61">– Дэ-э-э-ш!!! Сто-о-ой!!! Хватит! Испытание пройдено! Не увлекайся!!!</text:p>
      <text:p text:style-name="P61">Пегаска приземлилась и, выплюнув поводья изо рта, встала в гордую позу.</text:p>
      <text:p text:style-name="P61">– Я ещё и не начинала, между прочим! Так, только чуть-чуть размялась!</text:p>
      <text:p text:style-name="P61">Я положил самокат и на трясущихся ногах приближался к ней. Сердце ходило ходуном где-то в районе пяток.</text:p>
      <text:p text:style-name="P61">– Дэш, ты это нарочно? Про «клячу» и всё такое?</text:p>
      <text:p text:style-name="P61">– А что такое? – невинно спросила пегаска, полуобернувшись ко мне задом.</text:p>
      <text:p text:style-name="P61"><text:soft-page-break/>– А ничего. – нарочито спокойно сказал я, демонстративно закатывая рукава.</text:p>
      <text:p text:style-name="P6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1">– <text:s/>А того, что я тебя сейчас!..</text:p>
      <text:p text:style-name="P61">ХЛОП!</text:p>
      <text:p text:style-name="P6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1">– Бггг! – <text:s/>заржала пегаска. – Макс, не будь нытиком! Прикольная же шутка!</text:p>
      <text:p text:style-name="P6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1"><text:s/>Я потрепал пегаску между ушей.</text:p>
      <text:p text:style-name="P61">– Насчёт шуток я уже заметил. Не парься, я не сержусь. Вдобавок, не такой уж я и хрупкий, просто люблю перестраховаться.</text:p>
      <text:p text:style-name="P61">– Да? Это клёво. – успокоилась Дэш. – А можно попросить тебя об одной вещи?</text:p>
      <text:p text:style-name="P61">– Да?</text:p>
      <text:p text:style-name="P61">– Помнишь, я разревелась в Груммингтоне?</text:p>
      <text:p text:style-name="P61">– Ну да, было дело.</text:p>
      <text:p text:style-name="P61">– Забудь про это!</text:p>
      <text:p text:style-name="P61">– Почему? – озадачился я. – Ты тогда была такой милой тогда.</text:p>
      <text:p text:style-name="P61">Дэш насупилась и принялась ковырять копытом асфальт.</text:p>
      <text:p text:style-name="P6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1">Я пожал плечами.</text:p>
      <text:p text:style-name="P6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1">– Но ты не плачешь.</text:p>
      <text:p text:style-name="P61">Я задумался.</text:p>
      <text:p text:style-name="P6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1">– Ни фига себе! Куда ж может быть хуже? – воскликнула Дэш. – У вас что, все поголовно встают в восемь утра и едят сено на завтрак, обед и ужин?</text:p>
      <text:p text:style-name="P61">Я засмеялся.</text:p>
      <text:p text:style-name="P61">– Кто-то встаёт и раньше. Но не в этом проблема. У нас... Как бы это сказать... очень холодно.</text:p>
      <text:p text:style-name="P6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1">– Нет, я не то имел ввиду. Холодно не в физическом смысле. В душевном.</text:p>
      <text:p text:style-name="P61">Пегаска всмотрелась мне в лицо, как будто впервые видя его.</text:p>
      <text:p text:style-name="P61">– Ты имеешь ввиду, что тебе утром некому сказать: «Привет, хорошего дня»?</text:p>
      <text:p text:style-name="P61">– Да, примерно это я имел ввиду.</text:p>
      <text:p text:style-name="P61">– Сочувствую. Без друзей не прикольно. Всем нужны друзья. Даже Дискорду, дискорд его забери!</text:p>
      <text:p text:style-name="P61">Пегаска вдруг стала на задние ноги, положив передние мне на плечи.</text:p>
      <text:p text:style-name="P61">– Макс! В Эквестрии у тебя всегда будут друзья, что бы ни случилось!</text:p>
      <text:p text:style-name="P61">Я растроганно обнял пегаску и погладил её по шее.</text:p>
      <text:p text:style-name="P61">– Спасибо, Дэш. Это просто здорово!</text:p>
      <text:p text:style-name="P61">…</text:p>
      <text:p text:style-name="P61">Оставляя на прилавке очередной пустующей филлидельфийской лавки монетку, я озабоченно заметил:</text:p>
      <text:p text:style-name="P6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1">– Ты чего? – не поняла шутки пегаска. – А как же твоё участие в эксперименте?</text:p>
      <text:p text:style-name="P61">– Ты меня всё равно как-нибудь вытащишь. – отмахнулся я. – Лучше помоги искать палатку.</text:p>
      <text:p text:style-name="P6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1">Я пропустил замечание пегаски мимо ушей и продолжил паковать рюкзак.</text:p>
      <text:p text:style-name="P6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1">– Надеюсь, с ним ничего не случится. – озабоченно сказал я. – Иначе придётся объясняться с Трикси.</text:p>
      <text:p text:style-name="P61">– Ерунда! В крайнем случае, купишь ей новый. – отмахнулась пегаска. – Ты не представляешь, как я рада, что избавилась от него!</text:p>
      <text:p text:style-name="P61">Пегаска взлетела и осторожно потянула упряжь. Потом приземлилась и недовольно глянула на меня.</text:p>
      <text:p text:style-name="P61">– Скидывай! – скомандовала пегаска, указав на рюкзак.</text:p>
      <text:p text:style-name="P61">– В чём дело?</text:p>
      <text:p text:style-name="P61">Пегаска молча потянула зубами за шлейку рюкзака, сдёргивая его с меня.</text:p>
      <text:p text:style-name="P61">– Дэш, ты чего?</text:p>
      <text:p text:style-name="P61">Пегаска раскрыла рюкзак и стала копаться в нём.</text:p>
      <text:p text:style-name="P61">– Я могу нести тебя, когда ты весишь семьдесят килограмм. – больший из двух котелков отправился в провал.</text:p>
      <text:p text:style-name="P61">– Я могу тянуть тебя, когда ты весишь восемьдесят килограмм. – две трети наших запасов картошки и ухнули следом.</text:p>
      <text:p text:style-name="P61">– Я могу тащить тебя, даже когда ты весишь девяносто! – насос и запасное колесо к самокату улетели туда же.</text:p>
      <text:p text:style-name="P61">– Но мы не договаривались, что ты будешь весить под сто десять только потому, что дорвался до бесплатных магазинов! Лягать, это уже слишком!</text:p>
      <text:p text:style-name="P61"><text:soft-page-break/>– Погоди, Дэш, консервы-то не выкидывай! Ты ж сама говорила, что только-только размялась и всё такое. <text:span text:style-name="T88">И магазин</text:span>ы вовсе<text:span text:style-name="T88"> не </text:span>бесплатные<text:span text:style-name="T88"> <text:s/></text:span>— я оставлял там деньги — последние, кстати. Дай, я сам отберу припасы...</text:p>
      <text:p text:style-name="P61">…</text:p>
      <text:p text:style-name="P6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1">– Я уже вижу Кантерлот. Ещё день пути — и сворачиваем к Понивиллю.</text:p>
      <text:p text:style-name="P61">– А ты выдержишь?</text:p>
      <text:p text:style-name="P61">Пегаска фыркнула.</text:p>
      <text:p text:style-name="P61">– Я-то выдержу. Самокат — нет.</text:p>
      <text:p text:style-name="P6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1">– Я уже думала над этим. Там часто встречаются пони. Тебя узнают.</text:p>
      <text:p text:style-name="P6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1">– «Трасса 52» – прочла Дэш на табличке. – Что-то я не помню тут никаких трасс. Наверное, недавно построили.</text:p>
      <text:p text:style-name="P6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1">– Дэ-э-эш! Тормози-и-и!!!</text:p>
      <text:p text:style-name="P61">– Чего-о-о?! Не слышу!!!</text:p>
      <text:p text:style-name="P61">КРАК!!!</text:p>
      <text:p text:style-name="P6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1"/>
      <text:p text:style-name="P61">…</text:p>
      <text:p text:style-name="P61"/>
      <text:p text:style-name="P72"><text:soft-page-break/>Сияние. <text:span text:style-name="T88">Оно п</text:span>овсюду. <text:span text:style-name="T88">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72"/>
      <text:p text:style-name="P61">…</text:p>
      <text:p text:style-name="P61"/>
      <text:p text:style-name="P61">Сознание с трудом возвращалось в гудевшую <text:span text:style-name="T8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1">– Ма-а-акс! Ма-а-акс! Встава-а-ай!</text:p>
      <text:p text:style-name="P61">– И как я, интересно, могу встать, если ты стоишь прямо надо мной? – с трудом отвечаю я.</text:p>
      <text:p text:style-name="P61"><text:soft-page-break/>– Хорош умничать! – буркнула пегаска сквозь слёзы. – Макс?!!</text:p>
      <text:p text:style-name="P61">Я был полузадушен силой объятий пегаски.</text:p>
      <text:p text:style-name="P61">– Что-то я слишком часто реву с тех пор, как мы познакомились. – пробормотала Дэш, прижавшись ко мне. – Это не круто.</text:p>
      <text:p text:style-name="P61">– Ещё как круто! – утешил пегаску я. – Ты мне всю рубашку промочила. Прямо как водомётная машина.</text:p>
      <text:p text:style-name="P61">– <text:span text:style-name="T88">А т</text:span>ы вставать не хотел! Я очень-очень испугалась. <text:span text:style-name="T88">Всё-таки, д</text:span>урацкая это была затея с самокатом! Если бы можно было вернуться к фургону!</text:p>
      <text:p text:style-name="P6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1">Дэш почесала в затылке.</text:p>
      <text:p text:style-name="P6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1">Вроде, не издевается.</text:p>
      <text:p text:style-name="P61">– Дэш!</text:p>
      <text:p text:style-name="P61">– Ась?</text:p>
      <text:p text:style-name="P61">Пегаска с невинным видом уставилась на меня, практически упёршись своим носом в мой.</text:p>
      <text:p text:style-name="P61">– Я бегаю ещё хуже, чем ты таскаешь фургоны. То есть, чуть лучше, чем никак.</text:p>
      <text:p text:style-name="P61">Пегаска критически осмотрела меня и помотала головой.</text:p>
      <text:p text:style-name="P61">– Фиговые у тебя шутки. Не смешные.</text:p>
      <text:p text:style-name="P61">– Дэш, я не шучу.</text:p>
      <text:p text:style-name="P61">– Не верю. – пегаска провела крылом по моей ноге от пояса до пятки. – У тебя очень длинные ноги. Почти как у аликорнов. Ты не можешь плохо бегать.</text:p>
      <text:p text:style-name="P6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1"><text:span text:style-name="T24">–</text:span> А какой у тебя там был образ жизни?</text:p>
      <text:p text:style-name="P61"><text:span text:style-name="T24">–</text:span> Сидячий. Каждый день по восемь-десять часов в день на стуле, перед компьютером. Иногда и по двенадцать.</text:p>
      <text:p text:style-name="P61">У Дэш отвалилась челюсть.</text:p>
      <text:p text:style-name="P61"><text:span text:style-name="T24">–</text:span> Дискордовы яйца! Ты сидел в тюрьме? За что тебя посадили?</text:p>
      <text:p text:style-name="P61"><text:span text:style-name="T24">–</text:span> Я не сидел в тюрьме! У меня работа сидячая. Была. Программисты так работают, понимаешь? Сидя. У нас это в порядке вещей.</text:p>
      <text:p text:style-name="P61">Пегаска неверяще смотрела на меня. Потом её удивление сменилось сочувствием. Она схватилась за голову.</text:p>
      <text:p text:style-name="P61"><text:span text:style-name="T24">–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7">о такие… гм… заклинания. Ты </text:span><text:span text:style-name="T56">пишешь</text:span><text:span text:style-name="T67">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61"><text:span text:style-name="T6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3">– Не парься. Просто исходи из того, что до Понивилля мы доберёмся шагом. И ещё вот что…</text:p>
      <text:p text:style-name="P63">– Да?</text:p>
      <text:p text:style-name="P63">– Слезь с меня наконец!</text:p>
      <text:p text:style-name="P63"/>
      <text:p text:style-name="P62">***</text:p>
      <text:p text:style-name="P61"/>
      <text:p text:style-name="P61">Два дня спустя…</text:p>
      <text:p text:style-name="P61"/>
      <text:p text:style-name="P61">Мы стояли на берегу Седлового озера. Дэш озадаченно осматривалась.</text:p>
      <text:p text:style-name="P6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3">– Ты хочешь сказать, нам надо <text:span text:style-name="T24">сделать крюк</text:span> в сто миль?! Да это ж ещё неделю ходьбы! У нас картошки осталось на день, твоими стараниями<text:span text:style-name="T24">!</text:span></text:p>
      <text:p text:style-name="P63">Пегаска <text:span text:style-name="T24">сконфужено</text:span> заметила:</text:p>
      <text:p text:style-name="P63">– Я в этих краях впервые. И обычно я путешествую по воздуху или поездом.</text:p>
      <text:p text:style-name="P6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8">матюков мне</text:span> удалось замазать самые большие щели. За тестовый<text:span text:style-name="T88"> </text:span>получасовый заплыв<text:span text:style-name="T88"> </text:span>в лодку набралось всего две банки воды.</text:p>
      <text:p text:style-name="P63">– Ну что, отправляемся? – Дэш свеслилась с носа, глядя в зеленоватую воду. – Как лодку назовёшь, кэп?</text:p>
      <text:p text:style-name="P63">– «Две банки». – буркнул я.</text:p>
      <text:p text:style-name="P51"/>
      <text:p text:style-name="P51">…</text:p>
      <text:p text:style-name="P51">&lt;<text:bookmark text:name="eow-title"/><text:span text:style-name="T78">Haddaway - What is love </text:span>&gt;</text:p>
      <text:p text:style-name="P6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3"><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3">– Макс. – прервала ход моих мыслей пегаска. – Наш путь заканчивается. В Понивилле мы расстанемся. Ты ничего не хочешь сказать?</text:p>
      <text:p text:style-name="P63">– Что именно? – вопрос застал меня врасплох. Я прекратил грести и обернулся.</text:p>
      <text:p text:style-name="P63">– Ну… – пегаска смутилась. – Что у тебя на душе? Какие чувства? Ты правда совсем-совсем ничего не хочешь мне сказать?</text:p>
      <text:p text:style-name="P63">– Да вроде нет. Ни о чём не думал вообще.</text:p>
      <text:p text:style-name="P6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3">– Значит, тебе нечего мне сказать? Тогда я скажу! Ты врёшь, что ни о чём не думал! Ты опять думал о ней!</text:p>
      <text:p text:style-name="P63">– О ком?</text:p>
      <text:p text:style-name="P6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3">Та-а-ак! Вот в чём дело, лягать меня в пузо! Пегаска ревнует! Какого хера? <text:span text:style-name="T88">Я не давал ей повода!</text:span></text:p>
      <text:p text:style-name="P63">– Это не твоё дело! – рявкнул я.</text:p>
      <text:p text:style-name="P63">– Ах, не моё?! Не моё после побега из центра Псинтела?! Не моё после обнимашек в фургоне?! Не моё после трассы 52?!! Ты… Ты…</text:p>
      <text:p text:style-name="P6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3">– Да пожалуйста! – пегаска топнула ногой. – Нет там для вас ничего полезного! Но раз уж ты это вспомнил — на здоровье! Я видела во сне человека! И о<text:span text:style-name="T88">н жил с пони! И они </text:span>офигенски <text:span text:style-name="T88">любили друг друга! И у них </text:span>был<text:span text:style-name="T88"> </text:span>офигенский <text:span text:style-name="T88">секс! </text:span>И это было круто!<text:span text:style-name="T88"> </text:span>А ты… Ты <text:span text:style-name="T24">— н</text:span>е такой! Ты не любишь пони!!!</text:p>
      <text:p text:style-name="P63">С каждой фразой пегаска всё сильнее топала ногой. Последнюю фразу она завершила сокрушительным фумикоми.</text:p>
      <text:p text:style-name="P63">КРАК!</text:p>
      <text:p text:style-name="P63">– Ой! – пегаска поспешно отдёрнула ногу. Но было поздно.</text:p>
      <text:p text:style-name="P6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3">– Оставь меня в покое! Мне не нужна твоя помощь!!!</text:p>
      <text:p text:style-name="P6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24">—</text:span> скажем, метров <text:span text:style-name="T1">сорок.</text:span> <text:span text:style-name="T1">Н</text:span>о в такой воде <text:span text:style-name="T51">—</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3">Приволочив меня на берег, Дэш разжала зубы. Я успел перевернуться на спину, когда она со стоном повалилась на меня, раскинув крылья.</text:p>
      <text:p text:style-name="P63"><text:span text:style-name="T2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3"><text:span text:style-name="T24">– </text:span>Выф-выф-вуф! <text:span text:style-name="T24">– </text:span>возразил я.</text:p>
      <text:p text:style-name="P63">Отпихнув от лица живот пегаски и выплюнув шерсть, я продолжил.</text:p>
      <text:p text:style-name="P63"><text:span text:style-name="T2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3"><text:span text:style-name="T24">– </text:span>Бе-бе-бе! <text:span text:style-name="T24">– </text:span>устало передразнила меня Дэш. <text:span text:style-name="T24">– </text:span><text:span text:style-name="T36">Макс! Я </text:span><text:span text:style-name="T40">— </text:span><text:span text:style-name="T36">плохая пони, потому что хотела получить то, что мне не принадлежит.</text:span> Но какой же ты всё-таки глупый! Пойми, смертные <text:span text:style-name="T24">— </text:span>игрушки в копытах вечных. Любимые, но всего лишь игрушки. Они заботятся о нас, они <text:span text:style-name="T24">— </text:span>наши обожаемые принцессы, и мы боимся их потерять, но мы для них <text:span text:style-name="T24">—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3">Я молчал, осмысливая услышанное. Злость ушла. Пришла печаль.</text:p>
      <text:p text:style-name="P63"><text:span text:style-name="T24">– </text:span>Дэш, я знаю. Просто не могу о ней забыть.</text:p>
      <text:p text:style-name="P63">Пегаска тяжело поднялась.</text:p>
      <text:p text:style-name="P63"><text:span text:style-name="T24">– </text:span>Везёт же некоторым. <text:span text:style-name="T24">– </text:span>пробормотала она, раскрывая крылья для просушки.</text:p>
      <text:p text:style-name="P63">…</text:p>
      <text:p text:style-name="P63"><text:span text:style-name="T24">– А </text:span>ты круто ныряешь<text:span text:style-name="T24">! – </text:span>уважительно заметила пегаска после нескольких минут молчания. <text:span text:style-name="T24">– </text:span>Ни одна пони без магии столько под водой не продержится. Я здорово перепугалась, когда ты так долго не появлялся на поверхности.</text:p>
      <text:p text:style-name="P63">Я сидел на песке, прижимаясь спиной к спине пегаски. Её распахнутые крылья защищали меня от ветра.</text:p>
      <text:p text:style-name="P63"><text:span text:style-name="T24">– </text:span>Это остатки былой славы. Мой институтский рекорд <text:span text:style-name="T2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1">– </text:span><text:span text:style-name="T51">Макс, ты весь дрожишь! Тебе надо просушить шерсть. </text:span>Снимай-ка одежду! <text:span text:style-name="T24">–</text:span> <text:span text:style-name="T1">с</text:span>командовала Дэш.</text:p>
      <text:p text:style-name="P1"><text:span text:style-name="T2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24">–</text:span> Куда это ты спрятался? <text:span text:style-name="T2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4">–</text:span> Ты чего? <text:span text:style-name="T24">–</text:span> <text:span text:style-name="T1">в</text:span> конце-концов озадаченно спросила она. <text:span text:style-name="T24">–</text:span> Что-то не так?</text:p>
      <text:p text:style-name="P1"><text:span text:style-name="T24">–</text:span> Не так, <text:span text:style-name="T2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4">–</text:span> А с кем не так? Со мной? С тобой? Или вообще? <text:span text:style-name="T24">–</text:span> <text:span text:style-name="T1">д</text:span>опытывалась пегаска.</text:p>
      <text:p text:style-name="P1"><text:span text:style-name="T24">–</text:span> Наверное, со мной. <text:span text:style-name="T24">–</text:span> <text:span text:style-name="T1">я</text:span> завязал рукава куртки за спиной и вышел из-за куста. <text:span text:style-name="T24">–</text:span> Видишь ли, у нас, у людей, не принято находиться без одежды в обществе других… людей.</text:p>
      <text:p text:style-name="P1"><text:span text:style-name="T24">–</text:span> Ну и?</text:p>
      <text:p text:style-name="P1"><text:span text:style-name="T2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4">–</text:span> А какой смысл в этом правиле? Какую цель оно преследует?</text:p>
      <text:p text:style-name="P1"><text:span text:style-name="T2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4">–</text:span> Я знаю, что такое социальное табу, <text:span text:style-name="T24">–</text:span> важно кивнула Дэш. <text:span text:style-name="T2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4">–</text:span> Вот видишь, ты меня правильно поняла. Описанные тобой табу у нас, кстати, тоже есть.</text:p>
      <text:p text:style-name="P1"><text:span text:style-name="T24">–</text:span> Но, с другой стороны, <text:span text:style-name="T24">–</text:span> продолжала пегаска, подходя ко мне поближе, <text:span text:style-name="T2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4">–</text:span> Дэш подошла вплотную, <text:span text:style-name="T2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4">–</text:span> Дэш!.. Блин! <text:span text:style-name="T2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24">– </text:span>Ты так смешно выглядишь, когда пытаешься спрятаться. <text:span text:style-name="T24">–</text:span> <text:span text:style-name="T1">п</text:span>егаска, немного наклонив голову, наблюдала за моими попытками скрестить ноги и обнять колени руками. <text:span text:style-name="T2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2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24">–</text:span> А-ХА-ХА-ХА-ХА!!! <text:span text:style-name="T2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4">–</text:span> У тебя оригинальный способ исповедаться, Дэш. <text:span text:style-name="T24">–</text:span> наконец закашлялся я. <text:span text:style-name="T24">–</text:span> <text:span text:style-name="T1">Устроить кораблекрушение, з</text:span>атащить в укромное местечко, <text:span text:style-name="T1">а </text:span>под конец сорвать штаны и… <text:span text:style-name="T24">–</text:span> тут Дэш сама прыснула от смеха.</text:p>
      <text:p text:style-name="P1">Вдоволь отсмеявшись, Дэш ткнула меня носом в грудь и спросила:</text:p>
      <text:p text:style-name="P1"><text:span text:style-name="T24">–</text:span> И?</text:p>
      <text:p text:style-name="P1"><text:span text:style-name="T24">–</text:span> Что “и”?</text:p>
      <text:p text:style-name="P1"><text:span text:style-name="T24">–</text:span> Ты сказал: “ А под конец сорвать штаны и…” <text:span text:style-name="T24">–</text:span> вот я и хочу знать, что “и”?</text:p>
      <text:p text:style-name="P1">Я смутился.</text:p>
      <text:p text:style-name="P1"><text:span text:style-name="T24">–</text:span> Да ничего… Не бери в голову.</text:p>
      <text:p text:style-name="P1"><text:span text:style-name="T24">–</text:span> А я хочу брать! Какой ты всё-таки… <text:span text:style-name="T24">–</text:span> Дэш встала, потянувшись сначала передней половиной <text:span text:style-name="T1">тела</text:span>, <text:span text:style-name="T1">а </text:span>потом задней.</text:p>
      <text:p text:style-name="P1"><text:span text:style-name="T24">–</text:span> Какой?</text:p>
      <text:p text:style-name="P1"><text:span text:style-name="T24">–</text:span> Скучный <text:span text:style-name="T1">—</text:span> вот какой! <text:span text:style-name="T2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24">–</text:span> <text:span text:style-name="T1">Короче, Макс. Хочешь, верь, не хочешь — не верь. Нельзя сохнуть по аликорну! &lt;</text:span><text:span text:style-name="T3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7">.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24">–</text:span> <text:span text:style-name="T1">Р</text:span>ешай. <text:span text:style-name="T24">–</text:span> <text:span text:style-name="T1">е</text:span>ё нос почти касался моего. <text:span text:style-name="T2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24">–</text:span> Дэш, ты..?</text:p>
      <text:p text:style-name="P1"><text:span text:style-name="T24">–</text:span> Да, Дискорд тебя забери! Я предлагаю тебе ЗА-НЯТЬ-СЯ СЕК-СОМ со мной! <text:span text:style-name="T24">–</text:span> зло отчеканила пегаска. <text:span text:style-name="T2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24">– </text:span><text:span text:style-name="T1">Я не умею. Неумеха. </text:span><text:span text:style-name="T24">– </text:span><text:span text:style-name="T1">пробормотала тихо.</text:span></text:p>
      <text:p text:style-name="P4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24">–</text:span> Дэш!</text:p>
      <text:p text:style-name="P1"><text:span text:style-name="T24">–</text:span> Да? <text:span text:style-name="T2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1"><text:soft-page-break/>– <text:span text:style-name="T1">Дэш… Ты же понимаешь, что я не люблю тебя?</text:span></text:p>
      <text:p text:style-name="P51">–<text:span text:style-name="T1"> Я этого от тебя и не требую, глупыш!</text:span></text:p>
      <text:p text:style-name="P1"><text:span text:style-name="T2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2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2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24">– </text:span>Хорошо, пусть это будет моей фантазией. А ты правда принимаешь меня?</text:p>
      <text:p text:style-name="P5"><text:span text:style-name="T24">– </text:span>Правда. Но…</text:p>
      <text:p text:style-name="P1"><text:span text:style-name="T24">–</text:span> Что?</text:p>
      <text:p text:style-name="P1"><text:span text:style-name="T24">–</text:span> Ты лежишь на мне.</text:p>
      <text:p text:style-name="P1"><text:span text:style-name="T24">–</text:span> Ну да, лежу, <text:span text:style-name="T24">–</text:span> Дэш ехидно улыбнулась и заёрзала животом. <text:span text:style-name="T24">–</text:span> А что?</text:p>
      <text:p text:style-name="P1"><text:span text:style-name="T24">–</text:span> А то, что в таком положении я до тебя не достану! У тебя слишком высоко расположена… ммм… анатомия.</text:p>
      <text:p text:style-name="P1"><text:span text:style-name="T24">–</text:span> Потерпи чуть-чуть, <text:span text:style-name="T24">–</text:span> пегаска хихикнула и снова заёрзала животом, прижав его ко мне. <text:span text:style-name="T2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4">–</text:span> Дэш, <text:span text:style-name="T24">–</text:span> прошептал я, <text:span text:style-name="T2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74">Seal – Amazing (Thin White Duke remix)</text:span>&gt;</text:p>
      <text:p text:style-name="P1"><text:span text:style-name="T24">–</text:span> Я чувствую тебя, <text:span text:style-name="T24">–</text:span> промурлыкала Дэш. <text:span text:style-name="T24">–</text:span> Видишь, это совсем не страшно, что я кобыла не твоего вида.</text:p>
      <text:p text:style-name="P1">Я начал почёсывать её шею у основания гривы.</text:p>
      <text:p text:style-name="P1"><text:span text:style-name="T2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24">–</text:span> <text:span text:style-name="T1">Да-а-а</text:span>. <text:span text:style-name="T24">–</text:span> <text:span text:style-name="T1">т</text:span>яжело дышала пегаска. <text:span text:style-name="T24">–</text:span> Фактическая поверхность крыльев с помощью магии увеличивается в несколько раз. И... м-м-м… силы отталкивания хватает на то, чтобы… уффф... <text:span text:style-name="T2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4">–</text:span> Чтобы поднять в воздух вес своего <text:soft-page-break/>тела и ещё примерно такой же… <text:span text:style-name="T24">–</text:span> прошептала пегаска и закрыла глаза, уткнувшись носом мне в <text:span text:style-name="T1">плечо</text:span>. Дыхание у неё стало прерывистым.</text:p>
      <text:p text:style-name="P1"><text:span text:style-name="T24">–</text:span> А как вы удерживаетесь на облаках? Ведь вы при этом не машете крыльями? <text:span text:style-name="T2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4">–</text:span> Макс, не издевайся, <text:span text:style-name="T24">–</text:span> пегаска нервно хихикнула и вдруг стала нежно, кончиками губ, жевать мочку моего уха. <text:span text:style-name="T24">–</text:span> Я не-мо-гу думать в та-ком… ммм… состоянии.</text:p>
      <text:p text:style-name="P1"><text:span text:style-name="T24">–</text:span> Дэш, <text:span text:style-name="T24">–</text:span> рассмеялся я, <text:span text:style-name="T24">–</text:span> отпусти ухо!</text:p>
      <text:p text:style-name="P1"><text:span text:style-name="T24">–</text:span> Отпускаю, <text:span text:style-name="T24">–</text:span> шепнула пегаска мне в ухо. <text:span text:style-name="T24">–</text:span> А ты вытаскивай из меня палец и займись делом.</text:p>
      <text:p text:style-name="P1">С этими словами пегаска встала.</text:p>
      <text:p text:style-name="P63"/>
      <text:h text:style-name="Heading_20_2" text:outline-level="2">16. <text:span text:style-name="T1">Понивилль. Фейс-контроль </text:span></text:h>
      <text:p text:style-name="P51">&lt;<text:span text:style-name="T74">Mothley Crue – Cickstart my heart</text:span>&gt;</text:p>
      <text:p text:style-name="P63">«<text:span text:style-name="T4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5">Нехватка погодных пегасов: Вондерболты перешли к круглосуточной вахте</text:span>». «<text:span text:style-name="T45">Общественные работы: распоряжением принцессы Луны работы по строительству мостов через провалы расширены и на субботу</text:span>». «<text:span text:style-name="T4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4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3"/>
      <text:p text:style-name="P63">Я отложил стопку газет, принесенных пегаской.</text:p>
      <text:p text:style-name="P63"><text:span text:style-name="T24">–</text:span> Про меня таки забыли. Отлично.</text:p>
      <text:p text:style-name="P63"><text:span text:style-name="T24">–</text:span> Не уверена. <text:span text:style-name="T24">–</text:span> <text:s/>пегаска почесала затылок. <text:span text:style-name="T24">–</text:span> Там на столбах повсюду висят объявления. За твою голову предлагают пятьдесят тысяч.</text:p>
      <text:p text:style-name="P63"><text:span text:style-name="T24">–</text:span> Ого! Луна никак не уймется. Ладно, это её проблемы.</text:p>
      <text:p text:style-name="P63">К счастью, библиотека Понивилля располагалась на окраине. Пробраться туда под покровом сумерек было раз плюнуть.</text:p>
      <text:p text:style-name="P63"><text:span text:style-name="T24">– </text:span>Твайлайт, привет! Мы вернулись! <text:span text:style-name="T24">–</text:span> я захлопнул за собой дверь.</text:p>
      <text:p text:style-name="P6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3">Ни слова ни говоря, Твайлайт отперла дверь в подвал и потащила меня за собой.</text:p>
      <text:p text:style-name="P63"><text:span text:style-name="T24">– К</text:span>АКОГО ХУЯ?!! Твайлайт, ёб твою понимать, ты чё творишь? <text:span text:style-name="T24">– </text:span>я вцепился в ручку двери.</text:p>
      <text:p text:style-name="P63"><text:span text:style-name="T24">– </text:span>Твайли, ты чего? <text:span text:style-name="T24">– </text:span>брыкалась Дэш. <text:span text:style-name="T24">– </text:span>Немедленно опусти меня на пол!</text:p>
      <text:p text:style-name="P63"><text:span text:style-name="T24">– </text:span>Извини, Дэши. <text:span text:style-name="T24">– </text:span>скороговоркой бормотала лавандовая единорожка, нервно хихикая. <text:span text:style-name="T24">–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3"><text:soft-page-break/>ХРУСТЬ!</text:p>
      <text:p text:style-name="P63">Дверная ручка оторвалась с мясом и я продолжил низвержение в подвал.</text:p>
      <text:p text:style-name="P63"><text:span text:style-name="T24">– </text:span>А-А-А-А-А-А!!! <text:span text:style-name="T2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3"><text:span text:style-name="T24">– </text:span>Не беспокойся, Макс-с-вероятностью-пятьдесят-процентов, больно не будет. Не должно быть, во всяком случае. <text:span text:style-name="T24">– </text:span>суетилась единорожка, закрепляя мои руки и ноги в браслетах. <text:span text:style-name="T24">– Е</text:span>сли ты настоящий человек, заклинание магического резонанса тебя не тронет, хи-хи.</text:p>
      <text:p text:style-name="P63">Я молча дёргался, пытаясь сломать браслеты.</text:p>
      <text:p text:style-name="P63"><text:span text:style-name="T24">– Н</text:span>е пытайся. <text:span text:style-name="T24">– </text:span>единорожка покачала головой. <text:span text:style-name="T2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3">Единорожка отвернулась к стеклянному шкафу и стала рыться в нём.</text:p>
      <text:p text:style-name="P63"><text:span text:style-name="T24">– </text:span>Где-то он тут был, я же клала его сюда на прошлой неделе, после эксперимента с тыквой!</text:p>
      <text:p text:style-name="P6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3"><text:span text:style-name="T24">– </text:span>Нет-нет-нет, куда же ты! <text:span text:style-name="T24">– </text:span>магическая аура подхватила меня на полпути к ступенькам. <text:span text:style-name="T24">– </text:span>Мы ещё не закончили, хи-хи.</text:p>
      <text:p text:style-name="P63">Я снова распластался на столе, скованный браслетами. Твайлайт с безумными глазами склонилась надо мной. Рядом с ней парил скальпель.</text:p>
      <text:p text:style-name="P63"><text:span text:style-name="T24">– </text:span>Твайлайт, не смей! <text:span text:style-name="T24">– </text:span>хриплым от ужаса голосом прошептал я.</text:p>
      <text:p text:style-name="P63"><text:span text:style-name="T24">–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3">Скальпель с огромной скоростью метнулся ко мне.</text:p>
      <text:p text:style-name="P63"><text:span text:style-name="T24">– </text:span>А-А-А-А-А-А!</text:p>
      <text:p text:style-name="P63">Вжик-вжие-вжик!</text:p>
      <text:p text:style-name="P63">Лоскутья одежды полетели на пол. Я лежал на столе как новорождённый и орал соответственно.</text:p>
      <text:p text:style-name="P63"><text:span text:style-name="T24">– О</text:span>у! <text:span text:style-name="T88">Что-то новенькое! </text:span>Это надо задокументировать.</text:p>
      <text:p text:style-name="P63">Невесть откуда взявшийся фотоаппарат сделал несколько снимков моего естества в разных ракурсах.</text:p>
      <text:p text:style-name="P63"><text:span text:style-name="T24">– </text:span>Хрен-то тебе зачем? <text:span text:style-name="T24">– </text:span>с бессильной злостью спросил я. <text:span text:style-name="T24">– </text:span><text:span text:style-name="T88">Т</text:span>ы собираешься устроить филиал порнхаба для пони-извращенцев?</text:p>
      <text:p text:style-name="P63"><text:span text:style-name="T24">–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3"><text:span text:style-name="T2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3"><text:soft-page-break/><text:span text:style-name="T24">– </text:span>А если попроще?</text:p>
      <text:p text:style-name="P63"><text:span text:style-name="T24">– </text:span>Если ты — клон, то превратишься в исходные десять-пятнадцать килограммов песка. Как и все предыдущие. <text:span text:style-name="T24">– </text:span>единорожка указала на ящик с песком, стоящий у противопожарного щита.<text:span text:style-name="T24"> – </text:span>Обычно хватает минуты облучения.</text:p>
      <text:p text:style-name="P63">Твайлайт вытащила воронку из аппарата и приставила её к моей груди. За воронкой к ящику тянулся толстый гофрированный шланг.</text:p>
      <text:p text:style-name="P63"><text:span text:style-name="T24">– </text:span>Стой! <text:span text:style-name="T24">– </text:span>я лихорадочно искал повод затянуть процесс. <text:span text:style-name="T24">– </text:span>Но ты же не знаешь, каковы могут быть последствия, если я НЕ клон!</text:p>
      <text:p text:style-name="P63"><text:span text:style-name="T24">– М</text:span>агнетрон вводит в резонанс только частицы магического субстрата. Тебе не о чём волноваться.</text:p>
      <text:p text:style-name="P6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3"><text:span text:style-name="T2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3"/>
      <text:p text:style-name="P52">***</text:p>
      <text:p text:style-name="P52"/>
      <text:p text:style-name="P63"><text:span text:style-name="T24">– </text:span>А-А-А-А-А-А!!! Бля!</text:p>
      <text:p text:style-name="P63">Мой полёт сквозь усыпанную звёздами сине-зелёную мглу закончился столкновением с чем-то мягким.</text:p>
      <text:p text:style-name="P63"><text:span text:style-name="T24">– </text:span>Сестра???</text:p>
      <text:p text:style-name="P6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3"><text:span text:style-name="T24">– </text:span>А-А-А-А-А-А!!!</text:p>
      <text:p text:style-name="P63"/>
      <text:p text:style-name="P65">***</text:p>
      <text:p text:style-name="P65"/>
      <text:p text:style-name="P63">Две кляксы надо мной сформировались в Рэйнбоу Дэш и Твайлайт Спаркл. Пони озадаченно наблюдали за мной и тихо шушукались.</text:p>
      <text:p text:style-name="P63"><text:span text:style-name="T24">– </text:span>Никогда, слышишь, никогда больше не смей подымать меня...</text:p>
      <text:p text:style-name="P63"><text:span text:style-name="T24">– </text:span>Откуда я знала, что резонансное заклинание так среагирует на...</text:p>
      <text:p text:style-name="P63"><text:span text:style-name="T24">– М</text:span>акс? <text:span text:style-name="T24">– </text:span>пегаска заметила, что я открыл глаза. <text:span text:style-name="T24">– </text:span>Ты в порядке?</text:p>
      <text:p text:style-name="P63">Я издал нечто среднее между брачным рёвом лося и стоном умирающего слона.</text:p>
      <text:p text:style-name="P63"><text:span text:style-name="T24">– </text:span>Я не предполагала, что заклинание магического резонанса нейтрально реагирует только на истинную ткань НАШЕЙ реальности. <text:span text:style-name="T24">– </text:span>зачастила единорожка. <text:span text:style-name="T2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3"><text:soft-page-break/><text:span text:style-name="T24">– </text:span>Но не магнетрон. <text:span text:style-name="T24">– </text:span>заметила Дэш. <text:span text:style-name="T24">– </text:span>В следующий раз будешь читать инструкцию ДО применения.</text:p>
      <text:p text:style-name="P63"/>
      <text:p text:style-name="P63">…</text:p>
      <text:p text:style-name="P63"/>
      <text:p text:style-name="P6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3"><text:span text:style-name="T24">– </text:span>Итак, мы:</text:p>
      <text:p text:style-name="P63">а) Имеем резонаторные рубины для ускорителя.</text:p>
      <text:p text:style-name="P63">б) После исчезновения принцессы Селестиии, не имеем <text:s/>возможности контролировать усиленное ускорителем <text:s/>заклинание Индрэ.</text:p>
      <text:p text:style-name="P63">Это значит, что:</text:p>
      <text:p text:style-name="P63">а) Нам придётся пользоваться обычной версией заклинания. Вероятность успеха в этом случае я оцениваю как <text:s/>один к пяти.</text:p>
      <text:p text:style-name="P63">б) Или идти на большой риск и вызвать неконтролируемое усиленное заклинание.</text:p>
      <text:p text:style-name="P63">Во втором случае вероятность возникновения крупной энергомагической вспышки я оцениваю как один к трём.</text:p>
      <text:p text:style-name="P63"><text:span text:style-name="T24">– Н</text:span>е умничай! Что ты имеешь ввиду под «крупной энергомагической вспышкой»? <text:span text:style-name="T24">– </text:span>почесала в затылке Эпплджек. <text:span text:style-name="T24">– </text:span>Нам хватит ведра воды, чтоб её потушить?</text:p>
      <text:p text:style-name="P63"><text:span text:style-name="T24">– </text:span>Под крупной я имею ввиду оплавленую воронку от тридцати футов в диаметре. Плюс пожары и разрушения в радиусе до пяти миль.</text:p>
      <text:p text:style-name="P63"><text:span text:style-name="T24">– </text:span>Конски яблоки! <text:span text:style-name="T24">– </text:span>выругалась Эпплджек. <text:span text:style-name="T24">– Е</text:span>сли шансы спалить Понивилль один к трём, я на такое не согласна. Даже если на кону стоит вся Эквестрия.</text:p>
      <text:p text:style-name="P63">– Дорогая, каждый пони должен быть готов на всё во имя Эквестрии! Если, конечно, это не грязь под туалетным ковриком. – заявила Рэрити.</text:p>
      <text:p text:style-name="P63"><text:span text:style-name="T24">– </text:span>Ты хорошо подумала? <text:span text:style-name="T24">– н</text:span>ахмурилась Рэйнбоу Дэш. <text:span text:style-name="T24">– </text:span>В Эквестрии десятки таких городов, как Понивилль! Мы не можем махнуть на них крылом!</text:p>
      <text:p text:style-name="P63"><text:span text:style-name="T24">– </text:span>Тебе-то на Понивилль точно махать! <text:span text:style-name="T24">– </text:span>огрызнулась фермерша. <text:span text:style-name="T24">– Т</text:span>вой дом, поди, не зацепит.</text:p>
      <text:p text:style-name="P63"><text:span text:style-name="T24">– </text:span>Что ты сказала? А ну, повтори? <text:span text:style-name="T24">– </text:span>взвилась пегаска.</text:p>
      <text:p text:style-name="P63"><text:span text:style-name="T24">– </text:span>Не ссорьтесь, девчёнки. <text:span text:style-name="T24">– </text:span>встрял я. <text:span text:style-name="T24">– </text:span>Ничем рисковать не придётся. У меня есть другой вариант.</text:p>
      <text:p text:style-name="P63"><text:span text:style-name="T24">– </text:span>Ась?</text:p>
      <text:p text:style-name="P63"><text:span text:style-name="T24">– </text:span>Что?</text:p>
      <text:p text:style-name="P63"><text:span text:style-name="T24">– </text:span>Какой? <text:span text:style-name="T24">– </text:span>разом <text:span text:style-name="T24">о</text:span>бернулась ко мне компания.</text:p>
      <text:p text:style-name="P63"><text:span text:style-name="T24">– </text:span>Элементы Гармонии. Ты говорила, <text:span text:style-name="T24">– </text:span>обратился я к Твайлайт, <text:span text:style-name="T24">– </text:span>что их сила на одном уровне с аликорньей.</text:p>
      <text:p text:style-name="P63"><text:span text:style-name="T2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3"><text:span text:style-name="T24">– Л</text:span>ягать! <text:span text:style-name="T24">– </text:span>сморщилась Эпплджек. <text:span text:style-name="T24">– </text:span>У меня после ожерелья Честности в башке гудит, как после маковского сидра!</text:p>
      <text:p text:style-name="P63"><text:span text:style-name="T2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3"><text:span text:style-name="T24">– </text:span>Рэр, иногда лучше жевать, чем говорить. Вот честно!</text:p>
      <text:p text:style-name="P63"><text:soft-page-break/><text:span text:style-name="T24">– </text:span>Как пожелаешь! Макс, <text:span text:style-name="T24">– </text:span>повернулась ко мне единорожка. <text:span text:style-name="T2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3"><text:span text:style-name="T24">– </text:span>Они лежали в нагрудном кармане рубашки.</text:p>
      <text:p text:style-name="P63">Твайлайт отвлеклась от доски.</text:p>
      <text:p text:style-name="P63"><text:span text:style-name="T24">– В р</text:span>убашке? Я послала вниз Спайка прибраться. Те лохмотья тлели после вспышки... Спа-а-айк!!!</text:p>
      <text:p text:style-name="P63">Дракончик поднялся по лестнице с веником в одной лапе и мусорным пакетом в другой. Он был весь перемазан сажей и что-то торопливо жевал.</text:p>
      <text:p text:style-name="P63"><text:span text:style-name="T24">– </text:span>Вот, прибрался малёхо. Но с потолка сажу ещё не успел счистить, там стремянка нужна.</text:p>
      <text:p text:style-name="P63"><text:span text:style-name="T24">– </text:span>Спайки-Вайки, не выкидывай одежду, пожалуйста. В ней должны быть рубины.</text:p>
      <text:p text:style-name="P63"><text:span text:style-name="T24">– </text:span>Какие ещё рубины? <text:span text:style-name="T24">– </text:span>переспросил Спайк и зажевал быстрее.</text:p>
      <text:p text:style-name="P63"><text:span text:style-name="T24">–</text:span> Резонаторные! <text:span text:style-name="T24">–</text:span> холодея, ответил я. <text:span text:style-name="T24">– </text:span>В кармане рубашки должны лежать четыре кристалла.</text:p>
      <text:p text:style-name="P63"><text:span text:style-name="T24">– Э</text:span>мм. Так это были резонаторные рубины? Предупреждать надо! Я думал, это мусор. <text:span text:style-name="T24">– </text:span>дракончик пожал плечами и выплюнул на лапу полтора камешка.</text:p>
      <text:p text:style-name="P39"/>
      <text:p text:style-name="P63">…</text:p>
      <text:p text:style-name="P63"/>
      <text:p text:style-name="P63"><text:span text:style-name="T24">– <text:s/></text:span>Рэрити, закрой форточку! Флатти, мигом в аптеку за настойкой пустырника! Спайк, срочно неси воду! И сразу же уходи! Пинки! Пинки?</text:p>
      <text:p text:style-name="P63"><text:span text:style-name="T24">– К</text:span>акой-то неправильный у Макса смех! <text:span text:style-name="T24">– </text:span>голос Пинки был еле слышен из-под наваленных на меня подушек. <text:span text:style-name="T24">– <text:s/></text:span>И, мне кажется, сам Макс сейчас немножечко неправильный. Правильно я говорю?</text:p>
      <text:p text:style-name="P63">Подушка отогнулась и в прямоугольнике света показалась голова Пинки.</text:p>
      <text:p text:style-name="P63"><text:span text:style-name="T24">– </text:span>Макс. Ты сейчас правильный, или нет?</text:p>
      <text:p text:style-name="P63"><text:span text:style-name="T24">– </text:span>Макс, ты как? Тебе уже лучше? <text:span text:style-name="T24">– </text:span>в прямоугольнике появилась голова Рэйнбоу Дэш.</text:p>
      <text:p text:style-name="P63"><text:span text:style-name="T24">– </text:span>Фигурально выражаясь, ты в себе? <text:span text:style-name="T24">– </text:span>вклинилась между ними Твайлайт Спаркл.</text:p>
      <text:p text:style-name="P63"><text:span text:style-name="T24">– </text:span>Столько ругательств на одном дыхании я не слышала даже от бабули, когда она зацепилась за порог и перевернула поднос с пирогами! <text:span text:style-name="T24">– </text:span>донёсся уважительный голос Эпплджек с моих ног.</text:p>
      <text:p text:style-name="P63">Я отдышался. Поняхи участливо смотрели на меня, выискивая признаки успокоения.</text:p>
      <text:p text:style-name="P63"><text:span text:style-name="T24">– </text:span>Отпустите. Я уже правильный. <text:span text:style-name="T24">– </text:span>наконец произнёс я.</text:p>
      <text:p text:style-name="P63">Пинки, Дэш и Твайлайт слезли с горки подушек, наваленных на меня после эмоционального взрыва. Эпплджек встала с ног.</text:p>
      <text:p text:style-name="P63"><text:span text:style-name="T24">– </text:span>Не огорчайся, ситуацию можно выправить. <text:span text:style-name="T24">– з</text:span>атараторила Твайлайт. <text:span text:style-name="T2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3"><text:span text:style-name="T24">– </text:span>Ага, Твай по «жучкам» специалист! <text:span text:style-name="T24">– з</text:span>аявил Спайк из-за понячих крупов. <text:span text:style-name="T24">– </text:span>Иначе бы мы по уши завязли в долгах за электричество.</text:p>
      <text:p text:style-name="P63"><text:span text:style-name="T24">– </text:span>Спайк!!! Немедленно... <text:s/>сбегай в лавку к Кейкам за выпечкой! Нам всем нужно успокоиться.</text:p>
      <text:p text:style-name="P63"><text:span text:style-name="T24">– </text:span>Уже бегу!</text:p>
      <text:p text:style-name="P63"/>
      <text:p text:style-name="P65">***</text:p>
      <text:p text:style-name="P63"/>
      <text:p text:style-name="P6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3"><text:span text:style-name="T24">– </text:span>Ты точно знаешь, что делаешь? <text:span text:style-name="T24">– </text:span>переспросила Эпплджек. <text:span text:style-name="T24">– </text:span>Мне бы не хотелось, чтоб от Понивилля остались одни головешки.</text:p>
      <text:p text:style-name="P63"><text:span text:style-name="T24">– </text:span>Не беспокойся, всё просчитано. Я уверена, я подчёркиваю, абсолютно уверена в безопасности эксперимента!</text:p>
      <text:p text:style-name="P63"><text:span text:style-name="T24">– </text:span>Ой, чего-то мне нехорошо становится, когда ты так говоришь...</text:p>
      <text:p text:style-name="P63"><text:span text:style-name="T24">– </text:span>Девочки, приготовились! Начинаю обратный отсчёт! Десять! Девять! Восемь! Семь!</text:p>
      <text:p text:style-name="P63">Гудение синхрофазотрона усилилось. Картинка у меня перед глазами поплыла.</text:p>
      <text:p text:style-name="P63"><text:span text:style-name="T24">– </text:span>Шесть! Пять! Четыре! Три! Флаттершай, ты одела ожерелье Доброты задом-наперёд! Три-с-половиной! Три-с-четвертью! Два! Один! Понеслись!</text:p>
      <text:p text:style-name="P63">Картинка у меня перед глазами выключилась.</text:p>
      <text:p text:style-name="P63"/>
      <text:h text:style-name="Heading_20_2" text:outline-level="2">17. <text:span text:style-name="T1">Откровение</text:span></text:h>
      <text:p text:style-name="P51">&lt;<text:span text:style-name="T74">Mission Impossible theme</text:span>&gt;</text:p>
      <text:p text:style-name="P6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3">Я вглядываюсь в него.</text:p>
      <text:p text:style-name="P6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3">Я перехожу провал.</text:p>
      <text:p text:style-name="P6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3">Я тяну ручку двери на верхней площадке. Сильный сквозняк чуть не сбивает меня с ног: ветер задувает в<text:span text:style-name="T88"> </text:span>покои Луны<text:span text:style-name="T88"> </text:span>через открытые балконные двери<text:span text:style-name="T88">.</text:span></text:p>
      <text:p text:style-name="P63"><text:soft-page-break/>Мириады пульсирующих нитей сходятся к центру комнаты, где на матрасе лежит обтянутый шкурой скелет аликорна.</text:p>
      <text:p text:style-name="P63">Я осторожно пересекаю комнату и захлопываю двери на балкон.</text:p>
      <text:p text:style-name="P63"><text:span text:style-name="T24">– </text:span>А-а-а, ты всё-таки пришёл… <text:span text:style-name="T24">– </text:span>шелестит скрипучий голос за моей спиной.</text:p>
      <text:p text:style-name="P6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3"><text:span text:style-name="T2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3"><text:span text:style-name="T2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3"><text:span text:style-name="T24">– </text:span>ТЫ НИЧЕГО НЕ УЗНАЕШЬ!!!</text:p>
      <text:p text:style-name="P6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3"><text:span text:style-name="T2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3">Луна закашливается едким смехом и отпивает из вазы, стоящей на полу рядом с матрацем.</text:p>
      <text:p text:style-name="P63"><text:span text:style-name="T24">– </text:span>Открой балкон. Мы призвали Найтмэр, чтобы подольше продержаться. Этой сучке из племени виндиго нужен ветер.</text:p>
      <text:p text:style-name="P6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3"><text:span text:style-name="T24">– </text:span>Сожалеем, что не можем убить тебя.</text:p>
      <text:p text:style-name="P63">Обернувшись я встречаюсь с рогом аликорницы, нацеленным мне в грудь.</text:p>
      <text:p text:style-name="P63"><text:span text:style-name="T24">– </text:span>Твоё тело соткано из наваждения — Нам ли не знать! Мы всё ещё Владыка Снов.</text:p>
      <text:p text:style-name="P63">Я делаю шаг назад, на балкон. Луна трескуче смеётся и шагает следом.</text:p>
      <text:p text:style-name="P63"><text:span text:style-name="T24">– </text:span>Но что в Нашей власти — так это вышвырнуть тебя отсюда!</text:p>
      <text:p text:style-name="P63">Я снова отступаю. Как я помню, балкон метра три в ширину и без перил. И хоть я осознаю, что это сон, мне страшно до онемения.</text:p>
      <text:p text:style-name="P63"><text:span text:style-name="T24">– </text:span>Призвав тебя сюда, мы потратили последние силы. Которыми можно было поддерживать Эквестрию ещё долгие годы.</text:p>
      <text:p text:style-name="P63">Шаг назад.</text:p>
      <text:p text:style-name="P63"><text:span text:style-name="T24">– </text:span>Кимеринн погиб, чтобы ты жил.</text:p>
      <text:p text:style-name="P63">Шаг назад.</text:p>
      <text:p text:style-name="P63"><text:span text:style-name="T24">– </text:span>Сел осталась без магии и развоплотилась из-за тебя.</text:p>
      <text:p text:style-name="P63">Шаг назад.</text:p>
      <text:p text:style-name="P63"><text:span text:style-name="T24">– </text:span>Столько надежд впустую. И, как финальная насмешка, ты увидишь гибель всего, что Нам дорого?! Не бывать этому! ПОШЁЛ ВОН!!!</text:p>
      <text:p text:style-name="P63"><text:soft-page-break/>Я мешкаю, не чувствуя под отступающей ногой опоры, и этого хватает, чтобы Луна в выпаде достала меня рогом.</text:p>
      <text:p text:style-name="P63">Магический разряд пронзает грудь сетью молний и вышвыривает меня с балкона. Луна — или Найтмэр Мун? — хохочет, видя моё падение.</text:p>
      <text:p text:style-name="P63">Я проваливаюсь в звёздную сине-зелёную мглу.</text:p>
      <text:p text:style-name="P63"/>
      <text:p text:style-name="P63">…</text:p>
      <text:p text:style-name="P51"/>
      <text:p text:style-name="P6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8">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3">Ближе.</text:p>
      <text:p text:style-name="P63">Всем телом ощущаю дискомфорт от низкочастотной вибрации, как будто рядом проходит поезд.</text:p>
      <text:p text:style-name="P63">Ещё ближе.</text:p>
      <text:p text:style-name="P6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3">Совсем близко.</text:p>
      <text:p text:style-name="P6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3">Я ВИЖУ!!! ПРОКЛЯТЬЕ, КАК ВСЁ ПРОСТО!!!</text:p>
      <text:p text:style-name="P6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3"><text:span text:style-name="T24">– </text:span>Ты ведь вернёшься? Не говори им, что увидел там! <text:span text:style-name="T24">– </text:span>жеребёнок машет в сторону экрана. Её голос слышится глухо, как через подушку.</text:p>
      <text:p text:style-name="P63">Я киваю ей в ответ. Мне понятно, почему.</text:p>
      <text:p text:style-name="P63"><text:span text:style-name="T24">– </text:span>Как тебя зовут, малышка? Я постараюсь найти тебя. Может быть, ещё не поздно.</text:p>
      <text:p text:style-name="P63">Пегаска приветственно машет копытом.</text:p>
      <text:p text:style-name="P39"><text:span text:style-name="T57">– </text:span><text:span text:style-name="T47">Шейла! Шейла Блюскай! И я уже не малышка! </text:span><text:span text:style-name="T57">– </text:span><text:span text:style-name="T47">она тычет в кьютимарку в виде ластика, стирающего тучу. </text:span><text:span text:style-name="T24">&lt;</text:span>Макс находит её в Терре по кьютимарке на рюкзаке<text:span text:style-name="T24">&gt;</text:span></text:p>
      <text:p text:style-name="P6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7"/>
      <text:p text:style-name="P65">***</text:p>
      <text:p text:style-name="P65"/>
      <text:p text:style-name="P1"><text:soft-page-break/><text:span text:style-name="T24">–</text:span> <text:span text:style-name="T1">Макс? </text:span>Вставай! <text:span text:style-name="T2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24">–</text:span> Твайлайт? <text:span text:style-name="T24">–</text:span> Взгляд сфокусировался на лавандовой единорожке, озабоченно осматривающей меня и продолжающей массаж области сердца.</text:p>
      <text:p text:style-name="P1"><text:span text:style-name="T24">–</text:span> Мне не понравился цвет твоей мордочки <text:span text:style-name="T51">— </text:span><text:span text:style-name="T1">т</text:span>ы стал слишком бледный. Я решила прервать <text:span text:style-name="T1">заклинание</text:span>. Как ты себя…</text:p>
      <text:p text:style-name="P1"><text:span text:style-name="T61">–</text:span><text:span text:style-name="T51"> … чувствуешь, дорогая Рэрити?! Я могу чем-нибудь помочь? Вот, выпей воды! </text:span><text:span text:style-name="T61">–</text:span><text:span text:style-name="T51"> дракончик метался вокруг светлой единорожки, в волнении заламывая лапы.</text:span></text:p>
      <text:p text:style-name="P6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3"><text:span text:style-name="T24">– </text:span>Ну что? Увидел что-нибудь, сахарок?</text:p>
      <text:p text:style-name="P63">Пони уставились на меня с надеждой.</text:p>
      <text:p text:style-name="P63"><text:span text:style-name="T24">– </text:span>Да.</text:p>
      <text:p text:style-name="P63">Откровение давило на психику как тонна кирпичей. Я не знал, что им сказать. Я не мог.</text:p>
      <text:p text:style-name="P63"><text:span text:style-name="T24">– П</text:span>ревосходно!</text:p>
      <text:p text:style-name="P63"><text:span text:style-name="T24">– </text:span>Это просто супер-дупер-здоровски-потрясно!</text:p>
      <text:p text:style-name="P63"><text:span text:style-name="T24">– </text:span>Йей!</text:p>
      <text:p text:style-name="P63"><text:span text:style-name="T24">– </text:span>Ю-ху!</text:p>
      <text:p text:style-name="P63"><text:span text:style-name="T24">– О</text:span>фигенно! Мы победили! Макс, ты молодец!</text:p>
      <text:p text:style-name="P63"><text:span text:style-name="T24">– </text:span>Замечательно! Секундочку, я приготовлю дневник…</text:p>
      <text:p text:style-name="P63">Восторг пони постепенно сменился ожиданием. Я молчал.</text:p>
      <text:p text:style-name="P63"><text:span text:style-name="T24">– </text:span>Э-м-м? И что же ты увидел? <text:span text:style-name="T24">– </text:span>не выдержала Твайлайт.</text:p>
      <text:p text:style-name="P63"><text:span text:style-name="T24">– </text:span>Я… не могу сказать.</text:p>
      <text:p text:style-name="P63">Ожидание сменилось недоумением. Рэйнбоу Дэш насмешливо скривила губы.</text:p>
      <text:p text:style-name="P63"><text:span text:style-name="T24">– </text:span>Да ладно! Кончай прикалываться, мы же ждём! Шутка зачлась!</text:p>
      <text:p text:style-name="P63"><text:span text:style-name="T24">– </text:span>Не могу!!!</text:p>
      <text:p text:style-name="P63"/>
      <text:p text:style-name="P63">…</text:p>
      <text:p text:style-name="P63"/>
      <text:p text:style-name="P63">Молчание прервала Эпплджек.</text:p>
      <text:p text:style-name="P63"><text:span text:style-name="T24">– </text:span>Сахарок, с тобой всё в порядке?</text:p>
      <text:p text:style-name="P63">Дэш подошла ко мне вплотную, обняла мою голову и прижалась нос к носу.</text:p>
      <text:p text:style-name="P63"><text:span text:style-name="T24">– </text:span>Макс, ты чего? <text:span text:style-name="T24">– </text:span>прошептала она. <text:span text:style-name="T24">– </text:span>Тебя во сне кто-то заколдовал? Мигни мне правым глазом, если да.</text:p>
      <text:p text:style-name="P63">Я высвободился из объятий пегаски.</text:p>
      <text:p text:style-name="P63"><text:span text:style-name="T24">– </text:span>Со мной всё в порядке. <text:span text:style-name="T24">– </text:span>объявил я. <text:span text:style-name="T24">– </text:span>Не в порядке с вами. Я не могу сказать вам, что увидел, потому что боюсь. За вас. Не вините меня, пожалуйста, мне и так плохо.</text:p>
      <text:p text:style-name="P63">Тишина сменилась гулом голосов. Пони вполголоса обсуждали ситуацию, посматривая на меня и почёсывая в затылках.</text:p>
      <text:p text:style-name="P63"><text:span text:style-name="T24">– </text:span>Конски яблоки! Вот это поворот! А мне так хотелось узнать, что за нечисть тут орудует!</text:p>
      <text:p text:style-name="P63"><text:soft-page-break/><text:span text:style-name="T24">–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3"><text:span text:style-name="T24">–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3"><text:span text:style-name="T24">– </text:span>Рэр, отвали!</text:p>
      <text:p text:style-name="P63"><text:span text:style-name="T24">– </text:span>Оу, какие страсти! Ладно-ладно, не сердись, дорогая, не мешаю!</text:p>
      <text:p text:style-name="P63"><text:span text:style-name="T24">–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3"><text:span text:style-name="T24">– </text:span>Оп-паньки! У меня подрыгульки в ноге начались! Явно что-то близится! Только не пойму, что? Опасное? Или весёлое? Или опасно-весёлое?</text:p>
      <text:p text:style-name="P63"><text:span text:style-name="T24">– </text:span>Стойте!</text:p>
      <text:p text:style-name="P63">Твайлайт подняла вверх копыто, призывая к тишине. Потом откуда-то из дальнего шкафа к ней приплыла “Основы заклятий<text:span text:style-name="T24">” Стар Свирла. </text:span>Единорожка нацепила очки и принялась перелистывать книгу, бормоча под нос названия глав.</text:p>
      <text:p text:style-name="P63"><text:span text:style-name="T24">– </text:span>Ага, вот! Нашла! Макс прав! В «Заклинании Последнего Шанса» есть такое! <text:span text:style-name="T24">– </text:span>единорожка принялась зачитывать отрывок.</text:p>
      <text:p text:style-name="P63">…</text:p>
      <text:p text:style-name="P63">«<text:span text:style-name="T2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4">и </text:span><text:span text:style-name="T26">слишком громко думать. И сообщить способ спасения — означает его разрушить.</text:span>»</text:p>
      <text:p text:style-name="P63">…</text:p>
      <text:p text:style-name="P63"><text:span text:style-name="T24">– </text:span>Ты хочешь сказать, если Макс нам сообщит, в чём причина всей этой фигни, мы не сможем её исправить? <text:span text:style-name="T24">– </text:span>Дэш повернулась ко мне. <text:span text:style-name="T24">–</text:span> А как мы её исправим, если не будем знать, что исправлять? Хренотень какая-то!</text:p>
      <text:p text:style-name="P63">Пегаска сжала голову копытами.</text:p>
      <text:p text:style-name="P63"><text:span text:style-name="T24">– </text:span>Это может быть случай так называемого «кота Шротингера». Никогда бы не подумала, что он мне встретится на практике!</text:p>
      <text:p text:style-name="P63">Твайлайт протёрла доску тряпочкой и нарисовала на ней коробку.</text:p>
      <text:p text:style-name="P63"><text:span text:style-name="T24">– </text:span>Предположим, в коробке заперт кот. <text:span text:style-name="T24">– н</text:span>арисованный кот упирался лапами в крышку коробки, явно пытаясь выбраться.</text:p>
      <text:p text:style-name="P63"><text:span text:style-name="T24">– </text:span><text:span text:style-name="T88">Допустим, кот бессмертен. Также допустим, что кот з</text:span>аколдован<text:span text:style-name="T88"> </text:span>отложенным <text:span text:style-name="T88">заклятие</text:span>м<text:span text:style-name="T88"> Стирания, которое сработает, если кто-то откроет ящик</text:span>. <text:span text:style-name="T88">То есть, п</text:span>ри открытии<text:span text:style-name="T88"> ящик</text:span>а<text:span text:style-name="T88"> кот исчезнет из </text:span>бытия<text:span text:style-name="T88"> </text:span>— его нет, и никогда не было.</text:p>
      <text:p text:style-name="P63"><text:span text:style-name="T24">– </text:span>Бедный котик. <text:span text:style-name="T24">– </text:span>прошептала Флаттершай.</text:p>
      <text:p text:style-name="P63">Я насторожился, услышав знакомое заклинание.</text:p>
      <text:p text:style-name="P63"><text:span text:style-name="T24">– </text:span>Стой! Откуда тебе известно про заклинание Стирания?</text:p>
      <text:p text:style-name="P63"><text:span text:style-name="T2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24">Магическо</text:span>м<text:span text:style-name="T24"> </text:span>В<text:span text:style-name="T24">естник</text:span>е», а профессор Шротингер построил на её базе свой мысленный эксперимент.</text:p>
      <text:p text:style-name="P63"><text:span text:style-name="T24">– </text:span>Гм. Ну ладно, продолжай.</text:p>
      <text:p text:style-name="P63"><text:span text:style-name="T24">– </text:span>Так вот, по условию эксперимента известно, что вероятность того, что кто-то откроет ящик, ненулевая.</text:p>
      <text:p text:style-name="P63"><text:span text:style-name="T24">– </text:span>И что это означает, дорогая? <text:span text:style-name="T24">– </text:span>спросила Рэрити.</text:p>
      <text:p text:style-name="P63"><text:soft-page-break/><text:span text:style-name="T24">– </text:span>Это значит, что кто-нибудь когда-нибудь обязательно откроет его.</text:p>
      <text:p text:style-name="P63"><text:span text:style-name="T24">– </text:span>У меня щас башка лопнет! <text:span text:style-name="T24">– </text:span>пожаловалась Дэш. <text:span text:style-name="T24">– </text:span>Так всё-таки, когда этот грёбаный ящик откроют?</text:p>
      <text:p text:style-name="P63"><text:span text:style-name="T2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3">Твайлайт прокашлялась, отпила из графина и продолжила.</text:p>
      <text:p text:style-name="P63"><text:span text:style-name="T2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3">Пони молчали, переваривая информацию. Дэш с отсутствующим видом следила за пауком на потолке.</text:p>
      <text:p text:style-name="P63">Наконец Эпплджек сдвинула шляпу на лоб.</text:p>
      <text:p text:style-name="P63"><text:span text:style-name="T24">–</text:span> То есть, ты хочешь сказать, что мы все — навроде этого кота, а Макс боится открыть ящик? Чтоб мы не исчезли окончательно?</text:p>
      <text:p text:style-name="P63"><text:span text:style-name="T24">– </text:span>Нечто около того. Стар Свирл пишет, что разглашение способа спасения его же и разрушит. Иными словами, открывать ящик нельзя.</text:p>
      <text:p text:style-name="P63">Я поднял руку, прося слово. Пони обернулись на меня и затихли.</text:p>
      <text:p text:style-name="P63"><text:span text:style-name="T24">–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3">…</text:p>
      <text:p text:style-name="P63"><text:span text:style-name="T24">– </text:span>Лягать! <text:span text:style-name="T24">– </text:span>выругалась Дэш. <text:span text:style-name="T24">– </text:span>Значит, наши усилия по доставке резонаторов пошли лесом.</text:p>
      <text:p text:style-name="P63"><text:span text:style-name="T24">– </text:span>Не совсем. Мне таки удалось узнать, где искать Селестию.</text:p>
      <text:p text:style-name="P63">В библиотеке снова поднялся галдёж. Твайлайт подняла копыто.</text:p>
      <text:p text:style-name="P63"><text:span text:style-name="T24">– </text:span>Тихо! Спайк, будь добр, сбегай к Кейкам за выпечкой. Нам надо успокоиться. Макс, хоть про Селестию ты нам можешь рассказать?</text:p>
      <text:p text:style-name="P63"><text:span text:style-name="T24">– </text:span>Могу. <text:span text:style-name="T24">– </text:span>пожал плечами я. <text:span text:style-name="T24">– </text:span>Она в моём мире. Но не спрашивайте меня, как её вернуть — я не знаю.</text:p>
      <text:p text:style-name="P63"><text:span text:style-name="T24">– А </text:span>как ты узнал… <text:span text:style-name="T24">– </text:span>начала было единорожка, но её перебил напряжённый голос Спайка.</text:p>
      <text:p text:style-name="P63"><text:span text:style-name="T24">– </text:span>Твай! <text:span text:style-name="T24">– </text:span>дракончик стоял в дверях спиной к нам. <text:span text:style-name="T24">– </text:span>У нас гости.</text:p>
      <text:p text:style-name="P63">Спайк попятился назад. Дверь широко растворилась и в библиотеку вошла Луна.</text:p>
      <text:p text:style-name="P63"/>
      <text:h text:style-name="Heading_20_2" text:outline-level="2">18. Поединок с Луной.</text:h>
      <text:p text:style-name="P63"/>
      <text:p text:style-name="P63">Дружный вздох прокатился по залу.</text:p>
      <text:p text:style-name="P6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3"><text:span text:style-name="T24">– </text:span>Макс, беги!!!</text:p>
      <text:p text:style-name="P6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3"><text:span text:style-name="T24">– </text:span>Не так быстро, Рэйнбоу Дэш! <text:span text:style-name="T24">– </text:span>ледяным голосом Луны можно было нарезать воду кубиками для мартини. <text:span text:style-name="T24">– </text:span>Нам есть о чём поговорить с приматом!</text:p>
      <text:p text:style-name="P63">Мы с пегаской застыли в синем левитационном поле и поплыли к Луне.</text:p>
      <text:p text:style-name="P63"><text:span text:style-name="T24">–</text:span> Нет-нет-нет, постойте! <text:span text:style-name="T24">–</text:span> заявила вдруг Твайлайт. <text:span text:style-name="T24">–</text:span> Ваше Высочество, они мои друзья и гости, и находятся под моей защитой!</text:p>
      <text:p text:style-name="P63">Нас с Дэш обернуло лавандовое левитационное поле и мы полетели к библиотекарше.</text:p>
      <text:p text:style-name="P63"><text:span text:style-name="T24">–</text:span> Что? Мы не ослышались? ТЫ СМЕЕШЬ МЕШАТЬ НАМ?!!</text:p>
      <text:p text:style-name="P63">Нас опять потащило к Луне. Дэш подпёрла голову копытом и скорчила скучающую мину.</text:p>
      <text:p text:style-name="P63"><text:span text:style-name="T24">–</text:span> Мне очень жаль, Ваше Высочество, но Селестия назначила Макса МОИМ руководителем, и этот приказ НИКТО не отменял! Он МОЙ! <text:span text:style-name="T24">&lt;</text:span><text:span text:style-name="T36">Добавить в главы с Твайлайт её попытки заигрывания с Максом</text:span><text:span text:style-name="T24">&gt;</text:span></text:p>
      <text:p text:style-name="P63">В голосе лавандовой единорожки звучал металл. Мы опять полетели к Твайлайт.</text:p>
      <text:p text:style-name="P63"><text:span text:style-name="T24">–</text:span> ДОВОЛЬНО! НАМ НАДОЕЛА ЭТА НЕПОКОРНОСТЬ! ПОЗНАЙ ГНЕВ ПРИНЦЕССЫ НОЧИ!!!</text:p>
      <text:p text:style-name="P63"><text:span text:style-name="T24">–</text:span> Элементы! Аврал!!! Работаем!!!</text:p>
      <text:p text:style-name="P63">Ярко-фиолетовый луч разгневанной аликорницы столкнулся со щитом наспех мобилизованных Элементов <text:s/>Гармонии.</text:p>
      <text:p text:style-name="P63">Началась жара.</text:p>
      <text:p text:style-name="P6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3"><text:span text:style-name="T24">–</text:span> Ай, бля! <text:span text:style-name="T24">–</text:span> в последний момент чей-то луч отрикошетил от магического поля и впился мне в лодыжку. Нога моментально онемела.</text:p>
      <text:p text:style-name="P63"><text:span text:style-name="T24">–</text:span> Не волнуйся, это парализующий луч. Твай таким махалась с Трикси. Пройдёт через полчаса. <text:span text:style-name="T24">–</text:span> успокоил меня дракончик.</text:p>
      <text:p text:style-name="P6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3"><text:span text:style-name="T24">– </text:span>Не вынуждай Нас идти на крайние меры! <text:span text:style-name="T24">– </text:span>отдувалась Луна. <text:span text:style-name="T2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3"><text:span text:style-name="T24">– В</text:span>есьма прискорбно, Ваше Высочество, но вынуждена отказать! <text:span text:style-name="T24">– </text:span>переводила дыхание Твайлайт.<text:span text:style-name="T24"> –</text:span> Исключительно по субординационным причинам! Приказ Её Дневного Высочества имеет более высокий приоритет над Вашим!</text:p>
      <text:p text:style-name="P63"><text:span text:style-name="T24">– </text:span>Тогда найди Нам это твоё Дневное Высочество! <text:span text:style-name="T24">– </text:span>взвыла Луна. <text:span text:style-name="T24">– </text:span>В отсутствие Дневной Главы Диархии все дела ведёт Ночная!!!</text:p>
      <text:p text:style-name="P63"><text:soft-page-break/><text:span text:style-name="T2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3"><text:span text:style-name="T24">– </text:span>Дискордова бюрократия! <text:span text:style-name="T24">– </text:span>буркнула аликорница. <text:span text:style-name="T24">– Т</text:span>ри года не могут подписать бумажку! Что ж, сама напросилась!</text:p>
      <text:p text:style-name="P63">Перед Луной возник ярко-фиолетовый шар, окутанный роем голубых искорок.</text:p>
      <text:p text:style-name="P63"><text:span text:style-name="T24">– О</text:span>хренеть! <text:span text:style-name="T24">– </text:span>чертыхнулся Спайк. <text:span text:style-name="T24">– </text:span><text:s/>Твай, она создаёт сферу стихий!</text:p>
      <text:p text:style-name="P63"><text:span text:style-name="T24">– </text:span>Вижу! <text:span text:style-name="T24">– </text:span>донёсся голос единорожки из-под потолка. <text:span text:style-name="T24">– </text:span>Задействовала план «Д»!</text:p>
      <text:p text:style-name="P6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3"><text:span text:style-name="T24">– </text:span>Эмм, это что-то новенькое, я такого заклинания вообще не знаю. <text:span text:style-name="T24">– </text:span>почесал в затылке Спайк. <text:span text:style-name="T2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3">Дракончик пополз было к окну, но я придержал его за хвост.</text:p>
      <text:p text:style-name="P63"><text:span text:style-name="T24">– </text:span>Погоди. У меня есть вариант получше.</text:p>
      <text:p text:style-name="P63">Я вылез из-под шкафа и попрыгал на одной ноге в центр зала.</text:p>
      <text:p text:style-name="P63"><text:span text:style-name="T24">– </text:span>Стойте! Прекратите! Да остановитесь же!!!</text:p>
      <text:p text:style-name="P63">Аликорница и шестёрка уставились на меня.</text:p>
      <text:p text:style-name="P63"><text:span text:style-name="T2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3"><text:span text:style-name="T24">– </text:span>Ты так говоришь, как будто непричастен к исчезновению Сестры! <text:span text:style-name="T24">– </text:span>к Луне вернулась властная интонация, но фиолетовый шар перестал расти. <text:span text:style-name="T24">– </text:span>Мы не верим тебе! Если попробуешь обмануть Нас и скрыться, даже Тартар покажется тебе курортом!</text:p>
      <text:p text:style-name="P63"><text:span text:style-name="T2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3"><text:span text:style-name="T24">– </text:span>Как ты её назвал? <text:span text:style-name="T24">– </text:span>отвалилась челюсть у аликорницы.</text:p>
      <text:p text:style-name="P63"><text:span text:style-name="T24">– </text:span>Эмм, мне неудобно вмешиваться, но вынуждена вас перебить. <text:span text:style-name="T24">– </text:span>встряла Твайлайт. <text:span text:style-name="T24">– </text:span>Это было экспериментальное заклинание. Локальная заморозка времени. Я, эмм, не предусмотрела возможности его отмены…</text:p>
      <text:p text:style-name="P63"><text:span text:style-name="T24">– </text:span>Что? <text:span text:style-name="T24">– </text:span>хором вскрикнули я с Луной.</text:p>
      <text:p text:style-name="P6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3">С громким треском они встретились у лестницы на верхний ярус.</text:p>
      <text:p text:style-name="P6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3">Этой малой частью сознания я отметил скрип двери и застенчивый голос:</text:p>
      <text:p text:style-name="P63"><text:span text:style-name="T24">– </text:span>Твайлайт, Дёрпи сказала, у тебя есть «Особенности поведения, питания и размножения приматов»? Я бы хотела её ненадолго… Ого!!!</text:p>
      <text:p text:style-name="P63"><text:soft-page-break/>После долгой паузы тот же голос спросил:</text:p>
      <text:p text:style-name="P63"><text:span text:style-name="T24">– </text:span>Что тут случилось? Почему все висят в воздухе? И всё вот это?</text:p>
      <text:p text:style-name="P63">Голос Спайка откуда-то из подвала ответил:</text:p>
      <text:p text:style-name="P63"><text:span text:style-name="T24">– </text:span>Потому что Твайлайт остановила время. В радиусе девяти метров, как мне кажется. Или десяти.</text:p>
      <text:p text:style-name="P63"><text:span text:style-name="T24">– </text:span>В двенадцати с половиной. <text:span text:style-name="T24">– </text:span>донёсся голос Твайлайт сверху. <text:span text:style-name="T2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3"><text:span text:style-name="T24">– Н</text:span>Е ВЗДУМАЙ СЧИТАТЬ СЕБЯ ПОБЕДИТЕЛЬНИЦЕЙ! <text:span text:style-name="T24">– </text:span>загремело у меня в мозгу, в обоих сознаниях сразу. <text:span text:style-name="T2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3">Наступило молчание. Потом донеслось всхлипывание единорожки-заучки.</text:p>
      <text:p text:style-name="P63"><text:span text:style-name="T2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3"><text:span text:style-name="T2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3"><text:span text:style-name="T2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3">В мозгу раздалось мычание, как если бы кто-то хотел выругаться, но в через силу сдержался.</text:p>
      <text:p text:style-name="P63"><text:span text:style-name="T24">– </text:span>КТО ИЗ МАГОВ СЕЙЧАС ПРИСУТСТВУЕТ В БИБЛИОТЕКЕ ЗА ПРЕДЕЛАМИ ЗОНЫ СКОЛЛАПСИРОВАВШЕГО ВРЕМЕНИ?</text:p>
      <text:p text:style-name="P63">Молчание. Наконец голос Спайка произнёс:</text:p>
      <text:p text:style-name="P63"><text:span text:style-name="T24">– </text:span>Она имеет ввиду, кто из единорогов в библиотеке не попал в это сверхпрозрачное стекло? Ну же, не тушуйся!</text:p>
      <text:p text:style-name="P63">Послышался застенчивый голос.</text:p>
      <text:p text:style-name="P63"><text:span text:style-name="T24">– </text:span>Эмм, я вам подхожу?</text:p>
      <text:p text:style-name="P63"><text:span text:style-name="T24">– </text:span>КТО ТЫ?</text:p>
      <text:p text:style-name="P63"><text:span text:style-name="T24">– </text:span>Эмм, Лира Хартстрингс, единорог. Я не то, чтобы маг, моя специализация — музыка…</text:p>
      <text:p text:style-name="P63"><text:span text:style-name="T24">– </text:span>ГОДИТСЯ! ТЫ ВИДИШЬ ТОЧКУ СИНГУЛЯРНОСТИ?</text:p>
      <text:p text:style-name="P63"><text:span text:style-name="T24">– </text:span>Эмм?</text:p>
      <text:p text:style-name="P63">Голос Спайка пояснил:</text:p>
      <text:p text:style-name="P63"><text:span text:style-name="T24">– </text:span>Вон та яркая искорка над лестницей, у которой вся картинка искривляется.</text:p>
      <text:p text:style-name="P63"><text:span text:style-name="T24">– </text:span>Да! Вижу.</text:p>
      <text:p text:style-name="P63"><text:span text:style-name="T24">– </text:span>ТЕПЕРЬ ЛЕВИТИРУЙ ПРИМАТА В ТОЧКУ СИНГУЛЯРНОСТИ.</text:p>
      <text:p text:style-name="P63"><text:span text:style-name="T24">– </text:span>Чего?!! <text:span text:style-name="T24">– </text:span>возопило моё малое сознание.</text:p>
      <text:p text:style-name="P63"><text:span text:style-name="T24">– </text:span>Эмм… Зачем?</text:p>
      <text:p text:style-name="P63"><text:soft-page-break/><text:span text:style-name="T2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24"> </text:span>НЕ ВОЛНУЙСЯ, ДВУНОГИЙ, ТЕБЕ ЭТО НЕ ПОВРЕДИТ.</text:p>
      <text:p text:style-name="P63"><text:span text:style-name="T24">– </text:span>Вы даёте слово, что человеку не будет причинён вред? <text:span text:style-name="T24">– </text:span>голос Лиры обрёл непривычную твёрдость.</text:p>
      <text:p text:style-name="P63"><text:span text:style-name="T24">– </text:span>КАК ТЫ СМЕЕШЬ СОМНЕВАТЬСЯ В НАС, СВОЕЙ ПРИНЦЕССЕ?</text:p>
      <text:p text:style-name="P63"><text:span text:style-name="T24">– Я </text:span>не сомневаюсь в вас, Ваше Высочество… Потому и требую слова!</text:p>
      <text:p text:style-name="P63"><text:span text:style-name="T2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3"><text:span text:style-name="T24">– </text:span>Ну, блядь, спасибо! <text:span text:style-name="T24">– </text:span>подумал я.</text:p>
      <text:p text:style-name="P63"><text:span text:style-name="T2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3">Тишина… С громким хлопком торнадо исчезает, сознания воссоединяются, всё падает на пол. </text:p>
      <text:p text:style-name="P63"/>
      <text:p text:style-name="P63">…</text:p>
      <text:p text:style-name="P63"/>
      <text:p text:style-name="P63"><text:span text:style-name="T24">– </text:span>Буэ-э-э!</text:p>
      <text:p text:style-name="P63">То ли от воздействия сингулярности, то ли от того, что закружилась голова в торнадо, но меня буквально вывернуло наизнанку.</text:p>
      <text:p text:style-name="P63"><text:span text:style-name="T24">– </text:span>Проклятье! Тебе только Кэйдэнс осталось обрыгать для полной коллекции! <text:span text:style-name="T24">– </text:span>презрительно заметила Луна, вставая из-под меня.</text:p>
      <text:p text:style-name="P6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3"><text:span text:style-name="T24">– </text:span>Так шта не так уж сильно мы и погудели с братюней на прошлый Канун горящего очага! <text:span text:style-name="T24">– </text:span>пробормотала Эпплджек, схватившись за голову. <text:span text:style-name="T24">– </text:span>Не сравнить с теперешней гулянкой.</text:p>
      <text:p text:style-name="P6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3"><text:span text:style-name="T24">– </text:span>Итак, Мы ждём <text:span text:style-name="T24">– а</text:span>ликорница смотрела на меня выжидающе. <text:span text:style-name="T24">– Т</text:span>ы говорил, что знаешь, где искать сестру?</text:p>
      <text:p text:style-name="P63">Просительные нотки контрастировали с привычным для Луны властным тоном. Аликорница присела на пол и устало опустила голову.</text:p>
      <text:p text:style-name="P63">Я кивнул ей примирительно.</text:p>
      <text:p text:style-name="P63"><text:span text:style-name="T2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3"><text:span text:style-name="T24">– </text:span>Давай по-порядку. <text:span text:style-name="T24">– о</text:span>становила меня Луна. <text:span text:style-name="T24">– </text:span>С чего ты взял, что она в твоём мире?</text:p>
      <text:p text:style-name="P63"><text:soft-page-break/>Я задумался. Как объяснить ей, не рассказывая основное? То, от чего весь мир остановится? Как описать частность, не раскрыв суть?</text:p>
      <text:p text:style-name="P63">Луна продолжила с горечью.</text:p>
      <text:p text:style-name="P63"><text:span text:style-name="T2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3"><text:span text:style-name="T24">– Ч</text:span>то? Остатки магии? <text:span text:style-name="T2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3"><text:span text:style-name="T24">– </text:span>Мы проследили её сновидение до магической вспышки. <text:span text:style-name="T24">– п</text:span>одтвердила Луна. Её взгляд сверлил меня, улавливая малейшие изменения мимики. <text:span text:style-name="T24">– </text:span>Сел встречалась во сне с тобой. Она не вернулась обратно.</text:p>
      <text:p text:style-name="P6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3">Я со всей дури грохнул кулаком по ограждению балкона. Перила жалобно скрипнули. Луна всё поняла и кивнула.</text:p>
      <text:p text:style-name="P63"><text:span text:style-name="T24">– </text:span>Теперь ты понимаешь, почему Мы виним тебя в развоплощении сестры?</text:p>
      <text:p text:style-name="P63"><text:span text:style-name="T24">– </text:span>Да. Но послушай… Я не могу рассказать всё. <text:span text:style-name="T24">– </text:span>осторожно, как по горячим углям, начал я. <text:span text:style-name="T24">– </text:span>Это может натворить большую беду.</text:p>
      <text:p text:style-name="P63">Луна пристально взглянула на меня и понимающе склонила голову.</text:p>
      <text:p text:style-name="P63"><text:span text:style-name="T24">– </text:span>Мы знаем, иногда так бывает. Продолжай.</text:p>
      <text:p text:style-name="P63"><text:span text:style-name="T24">–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3"><text:span text:style-name="T24">– </text:span>Да, помним.</text:p>
      <text:p text:style-name="P63"><text:span text:style-name="T2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3">В разговор встряла Твайлайт, до этого тихо стоявшая в сторонке.</text:p>
      <text:p text:style-name="P63"><text:span text:style-name="T24">–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3">Я вздохнул с облегчением. Твайлайт — умничка! Мне даже придумывать ничего не пришлось.</text:p>
      <text:p text:style-name="P63"><text:span text:style-name="T24">– </text:span>Нечто вроде. Они точно не погибают, я это видел. Просто переносятся туда и превращаются в людей. Развоплощение — не значит смерть.</text:p>
      <text:p text:style-name="P63">Единорожка успокаивающе произнесла:</text:p>
      <text:p text:style-name="P63"><text:span text:style-name="T24">–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3"><text:span text:style-name="T24">– </text:span>Ты что-то недоговариваешь. <text:span text:style-name="T24">– </text:span>шепнула она почти ласково. <text:span text:style-name="T2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3">Аликорница вернулась на место, воссоединившись с двойником.</text:p>
      <text:p text:style-name="P63"><text:span text:style-name="T24">– … </text:span>а <text:span text:style-name="T24">М</text:span>арк Ботвиний-младший упоминал в «Энциклопедии Арканум» о древнем божестве К<text:span text:style-name="T24">'</text:span>утулу, пожирающем во сне души экстрасенсориков, обладающих достаточной чувствительностью, чтобы попасть под его воздействие.</text:p>
      <text:p text:style-name="P63"><text:span text:style-name="T24">– </text:span>Достаточно, Твайлайт. <text:span text:style-name="T24">– </text:span>остановила единорожку Луна. <text:span text:style-name="T2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3">Единорожка задумалась.</text:p>
      <text:p text:style-name="P63"><text:span text:style-name="T24">–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3"><text:span text:style-name="T24">– </text:span>Да, это может сработать. <text:span text:style-name="T24">– </text:span>кивнула Луна. <text:span text:style-name="T24">– </text:span>Если только у Нас с Дискордом хватит сил его открыть. В прошлый раз основную тяжесть по формированию коридора взяла на себя Сел.</text:p>
      <text:p text:style-name="P63"><text:span text:style-name="T24">– </text:span>Разумеется, я помогу вам! <text:span text:style-name="T24">– </text:span>воскликнула Твайлайт с энтузиазмом. <text:span text:style-name="T24">– </text:span>У меня же есть опыт, хоть и не очень удачный.</text:p>
      <text:p text:style-name="P63">Луна сморщила нос при этих словах, но всё же кивнула.</text:p>
      <text:p text:style-name="P63"><text:span text:style-name="T2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3"><text:span text:style-name="T24">– </text:span>Я приглашу их. Они не откажутся.</text:p>
      <text:p text:style-name="P63"><text:span text:style-name="T24">– </text:span>Что ж, ещё одной проблемой меньше. Теперь нужно решить, как найти Сел. Кто-то должен отправиться за ней.</text:p>
      <text:p text:style-name="P63"><text:span text:style-name="T24">– </text:span>Это, разумеется, буду я. <text:span text:style-name="T24">– п</text:span>ожал плечами я. <text:span text:style-name="T24">– Р</text:span>азумная пони там и шагу не сделает без того, чтобы не попасть в лабораторию к учёным или военным.</text:p>
      <text:p text:style-name="P63"><text:span text:style-name="T24">– </text:span>А если…</text:p>
      <text:p text:style-name="P63"><text:span text:style-name="T24">– </text:span>А если она прикинется неразумной, <text:span text:style-name="T24">– </text:span>предвосхитил я вопрос единорожки, <text:span text:style-name="T2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3"><text:span text:style-name="T24">– </text:span>Остаётся ещё одна проблема. <text:span text:style-name="T24">– </text:span>тихо сказала аликорница. <text:span text:style-name="T2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3"><text:span text:style-name="T24">– </text:span>Я попробую подыскать подходящие заклинания для работы с флорой. <text:span text:style-name="T24">– </text:span>загорелась научным рвением Твайлайт. <text:span text:style-name="T24">– </text:span>Помнится, в «Природе проклятий» был раздел, посвящённый зебринским ритуалам плодородия.</text:p>
      <text:p text:style-name="P63">Единорожка вернулась в библиотеку. Некоторое время мы с Луной молча слушали звуки засыпающего Понивилля.</text:p>
      <text:p text:style-name="P63"><text:soft-page-break/><text:span text:style-name="T24">– </text:span>Почему ты так опасаешься гибели Селестии? <text:span text:style-name="T24">– </text:span>наконец спросил я аликорницу. <text:span text:style-name="T24">– </text:span>Ведь вы бессмертны. Рано или поздно твоя сестра вернётся к тебе, как ты вернулась к ней через тысячу лет заточения.</text:p>
      <text:p text:style-name="P63"><text:span text:style-name="T24">– </text:span>Ха! <text:span text:style-name="T24">– </text:span>с горечью отозвалась Луна. <text:span text:style-name="T2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3"><text:span text:style-name="T2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3">Аликорница отвлеклась от воспоминаний.</text:p>
      <text:p text:style-name="P63"><text:span text:style-name="T2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3"><text:span text:style-name="T24">– </text:span>Почему же ты не смогла найти меня с его помощью?</text:p>
      <text:p text:style-name="P63">Аликорница смутилась.</text:p>
      <text:p text:style-name="P63"><text:span text:style-name="T2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3"><text:span text:style-name="T24">– </text:span>Да уж, успех тотальный. <text:span text:style-name="T24">– </text:span>скептически отозвался я, прислушиваясь к звукам уборки. <text:span text:style-name="T24">– </text:span>Я бы и сам к тебе заявился с результатами эксперимента, дай ты мне пару дней времени.</text:p>
      <text:p text:style-name="P63"><text:span text:style-name="T24">– </text:span>Как бы то ни было, <text:span text:style-name="T24">– </text:span>поджала губы Луна, <text:span text:style-name="T24">– </text:span>мы пришли к сотрудничеству. Надеюсь, оно будет плодотворным. Более плодотворным, чем было у тебя с Сел.</text:p>
      <text:p text:style-name="P63">Я присмотрелся к ночной принцессе. Что она знает о нас с Селли?</text:p>
      <text:p text:style-name="P63"><text:span text:style-name="T24">– </text:span>У нас было достаточно плодотворное сотрудничество. <text:span text:style-name="T24">– </text:span>осторожно начал я. <text:span text:style-name="T24">– </text:span>Хотя основную часть работы сделал я, Дэш и Твайлайт.</text:p>
      <text:p text:style-name="P63"><text:span text:style-name="T24">– </text:span>Неудивительно! <text:span text:style-name="T24">– </text:span>фыркнула Луна. <text:span text:style-name="T24">– </text:span>в<text:span text:style-name="T24"> </text:span>этом — вся Сел. Сестра, в отличие от Нас, всегда норовит спихнуть тяжёлую задачу на кого-нибудь другого!</text:p>
      <text:p text:style-name="P63"><text:span text:style-name="T24">– </text:span>А также совместить приятное с полезным. <text:span text:style-name="T24">– </text:span>не удержался я.</text:p>
      <text:p text:style-name="P57">Луна бросила на меня тяжёлый взгляд.</text:p>
      <text:p text:style-name="P61"><text:span text:style-name="T30">–</text:span> Вот это вряд ли! Сел охладела к сексу ещё до Нашей ссылки. И, насколько Нам известно, за время Нашего отсутствия её предпочтения в <text:span text:style-name="T24"><text:s/></text:span>этом плане не менялись.</text:p>
      <text:p text:style-name="P6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7"><text:span text:style-name="T29">–</text:span> Тогда зачем она..?</text:p>
      <text:p text:style-name="P57"><text:span text:style-name="T29">–</text:span> Дала тебе? <text:span text:style-name="T29">–</text:span> цинично завершила мой вопрос Луна. <text:span text:style-name="T2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7">Меня как будто окатило ледяным душем. Не любовь и даже не дружба. Просто плата за услугу… Даже не дружба…</text:p>
      <text:p text:style-name="P57"><text:soft-page-break/>Тревожная догадка окончательно сковала морозом душу.</text:p>
      <text:p text:style-name="P61"><text:span text:style-name="T30">–</text:span> А другие? Они тоже… давали мне потому, что считали меня последним шансом?</text:p>
      <text:p text:style-name="P61">У аликорницы отвалилась челюсть.</text:p>
      <text:p text:style-name="P61"><text:span text:style-name="T30">–</text:span> Другие? Кто ещё?<text:span text:style-name="T24"> </text:span>С кем ещё у тебя были… отношения?</text:p>
      <text:p text:style-name="P57"><text:span text:style-name="T29">–</text:span> С Рэйнбоу Дэш <text:span text:style-name="T29">–</text:span> ответил я несчастным голосом. <text:span text:style-name="T29">–</text:span> И, может быть, с Пинки.</text:p>
      <text:p text:style-name="P57"><text:span text:style-name="T29">–</text:span> А ты живчик. <text:span text:style-name="T29">–</text:span> удивлённо заметила Луна и нахмурилась. <text:span text:style-name="T29">–</text:span> Нет, про цель твоего пребывания тут известно только Нам, Сел, Дискорду и Твайлайт. Остальные действуют по своей воле и предпочтениям.</text:p>
      <text:p text:style-name="P57">Аликорница фыркнула.</text:p>
      <text:p text:style-name="P57"><text:span text:style-name="T29">– </text:span><text:span text:style-name="T8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3"><text:span text:style-name="T24">– </text:span>Макс, ты в порядке? <text:span text:style-name="T24">– </text:span>на балкон заглянула Дэш. <text:span text:style-name="T24">– </text:span>Твайлайт говорит, нам нужно отправляться к развалинам в Вечнодиком лесу. Можешь на меня рассчитывать. Когда отправляемся?</text:p>
      <text:p text:style-name="P63">Я благодарно взъерошил пегаске гриву. Уныние отступило.</text:p>
      <text:p text:style-name="P63"><text:span text:style-name="T24">– </text:span>Спасибо, Дэш. Ты настоящий друг.</text:p>
      <text:p text:style-name="P63"><text:span text:style-name="T24">– </text:span>Сначала нам нужно вернуться в Кантерлот. <text:span text:style-name="T24">– п</text:span>рервала нас Луна. <text:span text:style-name="T24">– </text:span>Помимо подготовки к рейду, Нам нужно создать компас. И провести Гранд Галопинг Гала.</text:p>
      <text:p text:style-name="P63">Я удивлённо воззрился на аликорницу.</text:p>
      <text:p text:style-name="P63"><text:span text:style-name="T24">– </text:span>Если отменить праздник, начнутся волнения. <text:span text:style-name="T24">– </text:span>ответила Луна на мой незаданный вопрос. <text:span text:style-name="T2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3">Я пожал плечами и спустился с пегаской вниз, к компании.</text:p>
      <text:p text:style-name="P63"/>
      <text:h text:style-name="P190" text:outline-level="2">19. <text:span text:style-name="T1">Лучший</text:span> Гранд Галопин<text:span text:style-name="T1">г</text:span> Гала <text:span text:style-name="T1">в истории</text:span></text:h>
      <text:p text:style-name="P88">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3"><text:span text:style-name="T24">– </text:span>Да что ж такое творится-то! Ни в жисть не поверю, чтоб в Кантерлоте пустые дома были! <text:span text:style-name="T24">– </text:span>заявила Эпплджек. <text:span text:style-name="T2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3"><text:span text:style-name="T24">– </text:span>Какая жалость, что это всё из-за вампирского мира! <text:span text:style-name="T24">– </text:span>пробормотала Рэрити. <text:span text:style-name="T24">– </text:span>Самое время покупать землю под бутик.</text:p>
      <text:p text:style-name="P6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text:span text:style-name="T106">стояла на подоконнике, как прежде</text:span>.</text:p>
      <text:p text:style-name="P63">Тук-тук-тук!</text:p>
      <text:p text:style-name="P63"><text:span text:style-name="T24">– </text:span>Макс, ты тут? <text:span text:style-name="T24">–</text:span>Дэш просунула нос в дверь, не дожидаясь отклика. <text:span text:style-name="T24">– </text:span>Ага, вот ты где! Я с тобой!</text:p>
      <text:p text:style-name="P63">Она швырнула перемётные сумки мне на постель и пошла к выходу.</text:p>
      <text:p text:style-name="P63"><text:soft-page-break/><text:span text:style-name="T24">– </text:span>Ну, чего застрял? Пошли скорее, а то на хавчик опоздаем! <text:span text:style-name="T24">– </text:span>нетерпеливо обернулась пегаска.</text:p>
      <text:p text:style-name="P63">Я пожал плечами и пошёл следом. Бороться со стихией в лице Дэш было трудновато. Да и незачем.</text:p>
      <text:p text:style-name="P63"/>
      <text:p text:style-name="P51">…</text:p>
      <text:p text:style-name="P51"/>
      <text:p text:style-name="P6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3"><text:span text:style-name="T24">– </text:span>Располагайтесь. <text:span text:style-name="T24">– </text:span>кивнула нам Луна.</text:p>
      <text:p text:style-name="P6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24">–</text:span> всхлипула Дэш.</text:p>
      <text:p text:style-name="P63"><text:span text:style-name="T24">– </text:span>Ну что же вы? Присаживайтесь. <text:span text:style-name="T24">– </text:span>вновь пригласила Луна. <text:span text:style-name="T24">– </text:span>Если блюда выветрятся, придётся их выкинуть и приготовить новые.</text:p>
      <text:p text:style-name="P6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24">одной</text:span> подушки. </text:p>
      <text:p text:style-name="P63"><text:span text:style-name="T24">– </text:span>Мы узнали у шеф-повара сестры о твоих кулинарных предпочтениях. <text:span text:style-name="T24">– у</text:span>лыбнулась мне Луна. <text:span text:style-name="T24">–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3">Я мило улыбнулся ей в ответ, закинул в рот пучок петрушки и ответил.</text:p>
      <text:p text:style-name="P63"><text:span text:style-name="T24">– </text:span>А ты первая на моей памяти лошадь, умеющая магичить.</text:p>
      <text:p text:style-name="P63">Луна нахмурилась, но потом луч озарения коснулся её мордочки.</text:p>
      <text:p text:style-name="P51">– П<text:span text:style-name="T1">ризнаю, Мы были несправедливы к тебе. Как Нам тебя называть?</text:span></text:p>
      <text:p text:style-name="P63">Я выплюнул петрушку и взял кусок рыбы.</text:p>
      <text:p text:style-name="P51">– <text:span text:style-name="T1">Человеком. Во множественном числе мы — люди. Хотя множественная форма тебе не понадобится, принцесса.</text:span></text:p>
      <text:p text:style-name="P63">Все расселись по местам, когда с дальнего конца стола раздался звонкий голосок.</text:p>
      <text:p text:style-name="P51">– <text:span text:style-name="T1">Эй, а туточки одно место пустует! Можно его займёт Гамми?</text:span></text:p>
      <text:p text:style-name="P51"><text:span text:style-name="T1">– Нет, Пинки. </text:span>– <text:span text:style-name="T1">ответила Луна. </text:span>– <text:span text:style-name="T1">Мы ждём ещё одного гостя.</text:span></text:p>
      <text:p text:style-name="P63">– А если он не придёт, тогда можно?</text:p>
      <text:p text:style-name="P6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3">– Эй! Это моя шляпа! – возмутилась фермерша.</text:p>
      <text:p text:style-name="P6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3">– Прекрати паясничать! – негромко сказала Луна.</text:p>
      <text:p text:style-name="P63"><text:soft-page-break/>– Я не хотел… Тут мышь… – мои уши загорались медленно, но неотвратимо.</text:p>
      <text:p text:style-name="P63">– Мы не тебе. – так же тихо произнесла аликорница.</text:p>
      <text:p text:style-name="P6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3">– Перестань, Дискорд. – устало ответила Луна. – Фиглярство вызывает улыбку только первые пару сотен лет.</text:p>
      <text:p text:style-name="P63">– Говори только за себя, дражайшая! Я, наоборот, только вхожу во вкус!</text:p>
      <text:p text:style-name="P63">Драконикус принялся жадно есть брюкву и заткнулся.</text:p>
      <text:p text:style-name="P63">Аликорница обвела присутствующих долгим взглядом и начала.</text:p>
      <text:p text:style-name="P6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3">– Прибыл к нам, ага. А я-то думал, Селли сама на нашу голову вытащила эту обезьяну из мухосранска. – прочавкал сам себе Дискорд.</text:p>
      <text:p text:style-name="P63">– Макс берётся отыскать Селестию. И наша задача — помочь ему в этом! – с нажимом произнесла Луна, ни на кого не глядя.</text:p>
      <text:p text:style-name="P6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3">– Я полностью в вашем распоряжении, Ваше Высочество! Думаю, мои друзья меня поддержат! – отчеканила Твайлайт.</text:p>
      <text:p text:style-name="P63">Шестёрка пони отозвалась невнятным мычанием.</text:p>
      <text:p text:style-name="P6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3">– С этой же просьбой Мы обращаемся к тебе, <text:span text:style-name="T3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3">– Эталоном? Для всехпони? Всегда говорила? – Дискорд принял задумчивую позу, стреляя глазами по сторонам.</text:p>
      <text:p text:style-name="P6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3">– Мы думаем, она была права!</text:p>
      <text:p text:style-name="P6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3"><text:soft-page-break/>– Ну, это… Если светоч, то конечно… А как же! Я всегда знал, что я светоч!.. А для Элементов Гармонии я тоже светоч?</text:p>
      <text:p text:style-name="P63">– Разумеется! – заверила его Луна, изо всех сил моргая шестёрке.</text:p>
      <text:p text:style-name="P63">– Светоч, светоч! – вразнобой подтвердили пони. Пожалуй, Флаттершай даже не врала.</text:p>
      <text:p text:style-name="P6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3">– Ффух! – шумно выдохнула Луна. – Спасибо вам, Наши дорогие, вы Нам очень помогли!</text:p>
      <text:p text:style-name="P63">– Но мы же ничего не сделали! – запротестовала Эпплджек.</text:p>
      <text:p text:style-name="P6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3"/>
      <text:p text:style-name="P63">…</text:p>
      <text:p text:style-name="P63"/>
      <text:p text:style-name="P63">Безмолвными тенями скользнули лакеи и унесли блюда. На освободившемся столе Луна расстелила свиток с записями.</text:p>
      <text:p text:style-name="P63">– Теперь, мои маленькие пони, Мы должны просить вас ещё об одной услуге.</text:p>
      <text:p text:style-name="P63">Странно и непривычно было видеть принцессу ночи сконфуженной.</text:p>
      <text:p text:style-name="P6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3">При этих словах пони стали прятать глаза, а Дэш фейсхуфнула.</text:p>
      <text:p text:style-name="P63">– Нам просто необходимо провести это праздник! – отчаянно заявила Луна.<text:span text:style-name="T2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3">Флаттершай закрыла голову копытами.</text:p>
      <text:p text:style-name="P63"/>
      <text:p text:style-name="P52">***</text:p>
      <text:p text:style-name="P51"/>
      <text:p text:style-name="P6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3">– Я верю в вас только потому, что ты об этом попросила. – наконец, начал я. – Тогда, в метель.</text:p>
      <text:p text:style-name="P63">Аликорница кивнула.</text:p>
      <text:p text:style-name="P63"><text:soft-page-break/>– Потому что у меня больше нет других причин верить в дружбомагию. После того, что рассказала Луна.</text:p>
      <text:p text:style-name="P63">Аликорница сникла.</text:p>
      <text:p text:style-name="P63">– Она ведь правду сказала? То свидание ночью было всего лишь платой? Авансом?</text:p>
      <text:p text:style-name="P63">Селестия грустно кивнула и отвернулась.</text:p>
      <text:p text:style-name="P63">– Выходит, я для тебя был тем же, чем сейчас Дискорд для Луны? С тем отличием, что ты не нашла способ «отмазаться»?</text:p>
      <text:p text:style-name="P6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3">Заросли можжевельника раздвинулись, пропуская синюю единорожку.</text:p>
      <text:p text:style-name="P63">– Привет!</text:p>
      <text:p text:style-name="P63">Я молча смотрел сквозь неё, привалившись спиной к валуну. Мне хотелось побыть одному.</text:p>
      <text:p text:style-name="P63">– Привет, говорю! Я видела, как ты залазил сюда. Классное местечко!</text:p>
      <text:p text:style-name="P63">– Привет, Индиго.</text:p>
      <text:p text:style-name="P63">– Что-то на тебе лица нет. Ты бледнее болотной поганки из Вечнодикого леса. Что-то случилось?</text:p>
      <text:p text:style-name="P63">– Случилось, Индиго. За то время, что мы не виделись, случилось очень многое.</text:p>
      <text:p text:style-name="P63">– Так это ж здорово! Я люблю, когда что-нибудь случается! Иначе скучно. А ты? Расскажи! Ты нашёл Шейлу?</text:p>
      <text:p text:style-name="P63">– Нашёл.</text:p>
      <text:p text:style-name="P63">– Вау! А принцессу Селестию?</text:p>
      <text:p text:style-name="P63">– Селестию тоже.</text:p>
      <text:p text:style-name="P63">– Круто! А где они? Они скоро вернутся?</text:p>
      <text:p text:style-name="P63">– Они не вернутся.</text:p>
      <text:p text:style-name="P63">Индиго перестала улыбаться. Тревога отразилась на её мордочке.</text:p>
      <text:p text:style-name="P63">– Почему?</text:p>
      <text:p text:style-name="P63">– Они там, откуда нет возврата.</text:p>
      <text:p text:style-name="P6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3">Индиго молча села возле меня. Потом она всхлипнула. Потом тяжело вздохнула.</text:p>
      <text:p text:style-name="P63">– Пожалуйста, скажи мне, что с ними.</text:p>
      <text:p text:style-name="P63">Я оторвался от валуна, склонился над ней и тихонько прошептал ей в ухо:</text:p>
      <text:p text:style-name="P63">– Если я скажу, ты исчезнешь. Это такое проклятие. Отправишься вслед за ними. Мне бы этого не хотелось. Ты нужна здесь.</text:p>
      <text:p text:style-name="P63">Индиго хмуро взглянула на меня.</text:p>
      <text:p text:style-name="P6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3">Я ласково потрепал её по головке.</text:p>
      <text:p text:style-name="P6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3">– Индиго, ты в Гранд Галопинг Гала когда-нибудь участвовала?</text:p>
      <text:p text:style-name="P63">– А то! В прошлом году па взял меня с собой на Гала. Он стоял в охране, а я пробралась внутрь и наблюдала за всем из-за занавески.</text:p>
      <text:p text:style-name="P63">– То есть, ты помнишь, как там всё устроено и что должно происходить?</text:p>
      <text:p text:style-name="P63">– Агась!</text:p>
      <text:p text:style-name="P6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3">– Вау! Круто!</text:p>
      <text:p text:style-name="P63">Единорожка в восторге <text:s/>запрыгала на месте.</text:p>
      <text:p text:style-name="P6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3">Кобылка остановилась и обняла меня за шею.</text:p>
      <text:p text:style-name="P63">– Спасибки! Тока ж ты на праздник придёшь? Обещаешь? Пожалуйста-пожалуйста-пожалуйста!</text:p>
      <text:p text:style-name="P63">– Обещаю.</text:p>
      <text:p text:style-name="P63">Единорожка умчалась с победным «ю-ху-у-у!».</text:p>
      <text:p text:style-name="P6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3">В серебряной коробке вместо книги лежал одинокий листок бумаги.</text:p>
      <text:p text:style-name="P73"/>
      <text:p text:style-name="P7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3"><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3">До встречи!</text:p>
      <text:p text:style-name="P73"/>
      <text:p text:style-name="P63">– Селли-Селли… Ну почему ты такая… – пробормотал я сквозь слёзы.</text:p>
      <text:p text:style-name="P63"/>
      <text:p text:style-name="P65">***</text:p>
      <text:p text:style-name="P88">INXS – Suicide blonde</text:p>
      <text:p text:style-name="P6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3">– А где твой обещанный сюрприз? – донесся жеребячий голосок через изгородь. – Гости уже все собрались.</text:p>
      <text:p text:style-name="P6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3">– А моя часть будет в самом конце. – вздохнул третий голосок. – Если мы до него досидим. Лично мне уже надоело. Скучно.</text:p>
      <text:p text:style-name="P6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3">– Всё равно Норф был круче. – пробормотал голос Индиго. – Он Кинга раза три уделывал на «Королеве Лорен».</text:p>
      <text:p text:style-name="P63">– Скоро начнётся! Я слышу свисток Вондерболтов! – перебил голос Санни – Бежим на смотровую площадку!</text:p>
      <text:p text:style-name="P63">– Кто первый добежит, тот… эмм…</text:p>
      <text:p text:style-name="P63">– Суперсветоч!</text:p>
      <text:p text:style-name="P63">– Агась! Галагалоперы, вперёд!</text:p>
      <text:p text:style-name="P63"><text:soft-page-break/>– Йей!!!</text:p>
      <text:p text:style-name="P6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3">…</text:p>
      <text:p text:style-name="P63">– Это она! Она!!!</text:p>
      <text:p text:style-name="P63">– Наша принцесса! Наше солнце!</text:p>
      <text:p text:style-name="P63">– Она вернётся!</text:p>
      <text:p text:style-name="P63">– А то! Я всем говорил! Мне никто не верил! Никто!!!</text:p>
      <text:p text:style-name="P63">– Дайте мне вас обнять, дорогой друг!</text:p>
      <text:p text:style-name="P63">…</text:p>
      <text:p text:style-name="P6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1">&lt;<text:span text:style-name="T84">Ace Enders – million different people</text:span>&gt;</text:p>
      <text:p text:style-name="P6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43">усесться поудобнее там, где стоишь, и слушать-слушать-слушать (танцевать?)</text:span>.</text:p>
      <text:p text:style-name="P63">…</text:p>
      <text:p text:style-name="P63">Музыкальный транс прервался цоканьем копыт по парковой дорожке. Две фигуры устало брели прочь от замка, тихо переговариваясь.</text:p>
      <text:p text:style-name="P63">– Ужель обязательно лично приветствовать каждого пони? Сестра разбаловала их. Это так утомляет!</text:p>
      <text:p text:style-name="P63"><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3">Луна с Твайлайт остановились прямо у колонны, за которой сидел я, прислонившись к прохладному мрамору с надписью «з<text:span text:style-name="T94">д</text:span>ЕсЬ БЫл <text:span text:style-name="T95">д</text:span>ИскОр<text:span text:style-name="T93">Д</text:span>».</text:p>
      <text:p text:style-name="P6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3">В саду прозвенел гонг. Музыка умолкла и в наступившей тишине звонкий голосок объявил в потрескивающий микрофон:</text:p>
      <text:p text:style-name="P6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3">Последняя фраза утонула в свисте и восторжённом топоте копыт. Твайлайт вздохнула.</text:p>
      <text:p text:style-name="P6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3">Твайлайт побрела по дорожке к освещённой террасе. Луна проводила её взглядом. Затем она со смешком обратилась в пространство:</text:p>
      <text:p text:style-name="P63">– Скрываться за колонной — плохая идея. Если хочешь, чтобы тебя не раскрыли, прячься так, чтобы не было видно твоей тени.</text:p>
      <text:p text:style-name="P63">– А кто прячется-то? – я встал и вышел к Луне. – Слушал себе музыку, пока вы не подошли. Классно играют!</text:p>
      <text:p text:style-name="P63">Луна кивнула.</text:p>
      <text:p text:style-name="P6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3">– А-а-а, дражайший принц? – любезнейше приветствовала франта Луна – Как ваше драгоценное здоровье? Как поживает ваш кузён Хавтиноуз?</text:p>
      <text:p text:style-name="P63">Принц позеленел, промычал нечто нечленораздельное и дал знак носильщикам двигаться дальше.</text:p>
      <text:p text:style-name="P63">Во дворце, вручив мне небольшую тяжёлую шкатулку серебряной окантовки с хрустальным шаром , Луна с некоторым смущением сообщила:</text:p>
      <text:p text:style-name="P6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3">Она что, блядь, издевается?</text:p>
      <text:p text:style-name="P63">– Да хрен там! Какие перья? Ты же сама сказала, отношения были чисто деловыми. По крайней мере, с её стороны.</text:p>
      <text:p text:style-name="P63">Луна продолжила с каменным выражением лица.</text:p>
      <text:p text:style-name="P63">– Если же нет, поднимись в её башню и разыщи перо или волос в её постели. После чего помести это в компас. Всё.</text:p>
      <text:p text:style-name="P63">Аликорница отвернулась. Я пошёл к выходу.</text:p>
      <text:p text:style-name="P63">– Иногда деловые отношения служат прикрытием для… чего-то большего. Но смертным это трудно понять.</text:p>
      <text:p text:style-name="P63">Я обернулся. Аликорница смотрела в окно на первый заезд «Небес Эквестрии», не удостаивая меня вниманием.</text:p>
      <text:p text:style-name="P63">Не гребу я этих аликорнов!</text:p>
      <text:p text:style-name="P51"/>
      <text:p text:style-name="P65">***</text:p>
      <text:p text:style-name="P63"/>
      <text:p text:style-name="P6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3">Чувствуя себя грабителем, я вошёл в комнату и осмотрел футон.</text:p>
      <text:p text:style-name="P63">Фиг там! Было такое впечатление, что последние недели на нём никто не спал. Ни складочки, ни вмятинки, ни волоска, ни пылинки.</text:p>
      <text:p text:style-name="P63">Я окинул взглядом комнату. Взор упал на гардероб у стенки. Вот где можно найти перо или волос!</text:p>
      <text:p text:style-name="P63">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6"></text:span><text:span text:style-name="T97"> сидел, прислонившись к стенке. Оранжевая лампочка по прежнему горела на налобнике.</text:span></text:p>
      <text:p text:style-name="P6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3"/>
      <text:p text:style-name="P65">***</text:p>
      <text:p text:style-name="P63"/>
      <text:p text:style-name="P6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3">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3">Рычаг заклинило. Блядь!!!</text:p>
      <text:p text:style-name="P6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3">Я что есть мочи дёрнул ручку на себя.</text:p>
      <text:p text:style-name="P6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3"/>
      <text:p text:style-name="P63">…</text:p>
      <text:p text:style-name="P63"/>
      <text:p text:style-name="P6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3">Замок.</text:p>
      <text:p text:style-name="P63">Блядь, что с замком?!</text:p>
      <text:p text:style-name="P63">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3">Я надавил на рычаг вертикальной тяги и колесница плавно скользнула вниз. Ха, теперь-то я понял, в чём дело! Замок висел в воздухе!</text:p>
      <text:p text:style-name="P63">Блядь… Замок висел в воздухе?!!</text:p>
      <text:p text:style-name="P6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3">Я пробежал комнату насквозь и кинулся к выходу.</text:p>
      <text:p text:style-name="P6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3">За моей спиной раздался механический голос.</text:p>
      <text:p text:style-name="P63">– <text:span text:style-name="T98">Зафиксирована опасная ситуация. Сознание пациента </text:span><text:span text:style-name="T99">&lt;</text:span><text:span text:style-name="T98">Селестия</text:span><text:span text:style-name="T99">&gt;</text:span><text:span text:style-name="T98"> не регистрируется. Активируется протокол экстренной эвакуации пациента </text:span><text:span text:style-name="T99">&lt;</text:span><text:span text:style-name="T98">Селестия</text:span><text:span text:style-name="T99">&gt;</text:span><text:span text:style-name="T98"> к </text:span><text:span text:style-name="T99">&lt;</text:span><text:span text:style-name="T98">Луна</text:span><text:span text:style-name="T99">&gt;</text:span><text:span text:style-name="T98">.</text:span></text:p>
      <text:p text:style-name="P63">Я обернулся.</text:p>
      <text:p text:style-name="P6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3">БЛЯ!!!</text:p>
      <text:p text:style-name="P63">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3"/>
      <text:p text:style-name="P63">…</text:p>
      <text:p text:style-name="P63"/>
      <text:p text:style-name="P63">– Что сиё значит, человек?!</text:p>
      <text:p text:style-name="P6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3">– Мнэ-э-э. – в этот момент даже козлиное блеяние было для меня верхом геройства.</text:p>
      <text:p text:style-name="P63">Подымая тучи пыли, с грохотом обрушилась в провал башня Селестии. Луна с отвалившейся челюстью наблюдала за действом в окно.</text:p>
      <text:p text:style-name="P63">– Что… Что это за дискордовщина?!</text:p>
      <text:p text:style-name="P63">Луна глянула в противоположное окно.</text:p>
      <text:p text:style-name="P63">– А куда делась Наша башня?!! – на аликорницу было жалко смотреть.</text:p>
      <text:p text:style-name="P63">– Она внизу. – промямлил я.</text:p>
      <text:p text:style-name="P63">– В каком ещё низу???</text:p>
      <text:p text:style-name="P63">– Ну… внизу. С остальным Кантерлотом… – я чувствовал себя дебилом.</text:p>
      <text:p text:style-name="P63">Аликорница молча взвилась в воздух и вылетела наружу. Через минуту вернулась.</text:p>
      <text:p text:style-name="P63">– Мы приняли решение! Бал закрывается!</text:p>
      <text:p text:style-name="P63"/>
      <text:h text:style-name="Heading_20_2" text:outline-level="2">20. <text:span text:style-name="T1">Осколки</text:span></text:h>
      <text:p text:style-name="P91">Electric Light Orchestra – Sorrow about to fall</text:p>
      <text:p text:style-name="P63">Скалу ощутимо тряхнуло. Грибной суп выплеснулся из супницы на стол.</text:p>
      <text:p text:style-name="P63">– Четвёртый день уж волокут. Могли бы и научиться наконец-то. – проворчала Эпплджек с набитым ртом.</text:p>
      <text:p text:style-name="P63">Прямо перед нами маячила «Конкордия». Трёхмильный канат соединял её с «Громовержцем»<text:span text:style-name="T2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3"><text:soft-page-break/>– Девочки, под нами Понивилль! – захлопала копытами Рэрити. – Узнаю свой бутик!</text:p>
      <text:p text:style-name="P63">Да, с утёса открылся городок, очертаниями повторяющий карту Понивилля.</text:p>
      <text:p text:style-name="P63">– Эй-Джей, гляди, твоя ферма! – Дэш указала на ряды деревьев на окраине городка.</text:p>
      <text:p text:style-name="P63">– Агась, она! – кивнула фермерша. – А это значит, скоро приедем.</text:p>
      <text:p text:style-name="P6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3"/>
      <text:p text:style-name="P63">…</text:p>
      <text:p text:style-name="P63"/>
      <text:p text:style-name="P6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3">– Итак, на рассвете мы достигнем цели. Надеюсь, все помнят план действий. Мы высаживаемся группой у входа и…</text:p>
      <text:p text:style-name="P63">– Прячемся?</text:p>
      <text:p text:style-name="P63">– Дерёмся с пландерсидами?</text:p>
      <text:p text:style-name="P63">– Создаём магическое убежище?</text:p>
      <text:p text:style-name="P63">– Нет!</text:p>
      <text:p text:style-name="P63">Луна поднесла копыто ко рту и прокашлялась.</text:p>
      <text:p text:style-name="P6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3">Я вспомнил, как мы драпали из замка, но промолчал.</text:p>
      <text:p text:style-name="P6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3">– По возвращению человек отыщет Сестру с помощью компаса, что Мы приготовили для него. Ты активировал компас, человек?</text:p>
      <text:p text:style-name="P63">Я продемонстрировал ночной принцессе шкатулку с беспорядочно мечущейся стрелкой.</text:p>
      <text:p text:style-name="P63">– Чудесно! Осталось дело за малым — найти Сестру.</text:p>
      <text:p text:style-name="P63">– Не кажется ли тебе, дражайшая, что ты забыла об одной незначительной детали? – встрял Дискорд. – <text:s/>Совсем незначительной, вот такусенькой?</text:p>
      <text:p text:style-name="P63">– Какой же? – нахмурилась Луна. – Ты изменяешь условия сделки?</text:p>
      <text:p text:style-name="P63">–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3">Драконикус для наглядности плюнул. Плевок затормозил у потолка, изменил направление на девяносто градусов и вылетел в окно.</text:p>
      <text:p text:style-name="P63"><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24">, </text:span>отправилось в мусорную корзину.</text:p>
      <text:p text:style-name="P63">–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3">Луна нахмурилась.</text:p>
      <text:p text:style-name="P63">– Мы видим, у тебя уже есть готовое решение. Говори.</text:p>
      <text:p text:style-name="P63">–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3">Луна скосила глаза на меня в немом вопросе. <text:s/>Я не увидел ответную мимику Дискорда — он сидел ко мне полубоком.</text:p>
      <text:p text:style-name="P6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3">– Придётся действовать по твоему плану. У нас нет времени.</text:p>
      <text:p text:style-name="P63">Дискорд взглянул в газету.</text:p>
      <text:p text:style-name="P6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3">Драконикус отвлёкся от приятных мыслей и направился к выходу. За ним потянулись и остальные.</text:p>
      <text:p text:style-name="P63">Я подождал, пока все выйдут и подобрал с пола оброненную Дискордом газету.</text:p>
      <text:p text:style-name="P5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5"/>
      <text:p text:style-name="P52">***</text:p>
      <text:p text:style-name="P51"/>
      <text:p text:style-name="P63">Сумерки укутывали землю пушистым одеялом. Мы сидели на парковой дорожке, выходящей к обрыву, и любовались проплывающим внизу лесом.</text:p>
      <text:p text:style-name="P63"><text:soft-page-break/>…</text:p>
      <text:p text:style-name="P1"><text:span text:style-name="T57">–</text:span><text:span text:style-name="T47"> Ну хорошо, а кто вами правит? Аликорн? Драко</text:span>можно просто не делать документов<text:span text:style-name="T47">никус? Какой-нибудь человек с рогом во лбу? Или у вас нет правителя?</text:span></text:p>
      <text:p text:style-name="P45"><text:span text:style-name="T24">–</text:span> Нет, почему? Правитель есть. Только он не постоянный. Его избирают. Раз в несколько лет.</text:p>
      <text:p text:style-name="P5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3">Пегаска задумалась.</text:p>
      <text:p text:style-name="P63">– Макс?</text:p>
      <text:p text:style-name="P63">– Да?</text:p>
      <text:p text:style-name="P6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3">Я почесал пегаску у основания гривы и объяснил:</text:p>
      <text:p text:style-name="P6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3">Я почувствовал резкую боль. Отдёрнув руку, я увидел на пальце кровь из ранки. </text:p>
      <text:p text:style-name="P63">Дэш смутилась.</text:p>
      <text:p text:style-name="P6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3">Брошь переливалась всеми цветами радуги в тусклом свете заходящего солнца.</text:p>
      <text:p text:style-name="P63">– Классная штука! Тебе идёт.</text:p>
      <text:p text:style-name="P63">Пегаска смущённо отвернулась. Потом повернулась опять. Копыто чертило звёздочку на песке.</text:p>
      <text:p text:style-name="P63">– Ты ведь вернёшься?</text:p>
      <text:p text:style-name="P6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3">– А то ж!</text:p>
      <text:p text:style-name="P63">Вслед за Твайлайт к нам подошли Эпплджек с Пинки. Фермерша прикоснулась ко мне копытом.</text:p>
      <text:p text:style-name="P6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3">– Супер-дупер-верно! Ещё никто не смел отобрать у Пинки друга и остаться при этом в своём уме!!!</text:p>
      <text:p text:style-name="P63">Розовая пони встала на задние ноги, передними оттянула веки и высунула язык, сотворив совершенно безумную мордаху.</text:p>
      <text:p text:style-name="P63">– В случае Дискорда — остаться НЕ в своём уме. Но в остальном — верно. Мы не дадим тебя в обиду, Макс.</text:p>
      <text:p text:style-name="P6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3">– Спасибо, девчонки. Вы самые лучшие.</text:p>
      <text:p text:style-name="P63">– А я — лучшая из лучших! – похлопала себя в грудь Дэш. – Не забывай об этом!</text:p>
      <text:p text:style-name="P6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3">Раздались тихие шаги. Меня накрыла тень.</text:p>
      <text:p text:style-name="P6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3">Луна опустила мне на колени небольшую карточку из серебра.</text:p>
      <text:p text:style-name="P63"/>
      <text:p text:style-name="P81"><text:span text:style-name="T24">~~~ </text:span>Человек Макс <text:span text:style-name="T24">~~~</text:span></text:p>
      <text:p text:style-name="P81">Паспорт гражданина Эквестрии</text:p>
      <text:p text:style-name="P80">Выдан человеку Максу</text:p>
      <text:p text:style-name="P8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79">26.07.2143</text:p>
      <text:p text:style-name="P63"/>
      <text:p text:style-name="P65">***</text:p>
      <text:p text:style-name="P63"/>
      <text:p text:style-name="P6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3">Ага, сейчас!</text:p>
      <text:p text:style-name="P6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3">Дирижабль миновал полосу воды и поравнялся с замком. Как по команде, дождь из лиан прекратился.</text:p>
      <text:p text:style-name="P63">– Похоже, мы выиграли этот бой. – тихо сказала Луна. – Нам стоило использовать «Конкордию» и в первый раз.</text:p>
      <text:p text:style-name="P63"><text:soft-page-break/>– Напомнить тебе о режиме секретности, который ты тогда установила, или сама вспомнишь? – язвительно отозвался Дискорд.</text:p>
      <text:p text:style-name="P6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1"/>
      <text:p text:style-name="P6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3"/>
      <text:p text:style-name="P52">~~~~~</text:p>
      <text:p text:style-name="P63"/>
      <text:p text:style-name="P6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3">– Бросайте якорь. – отвечает Луна.</text:p>
      <text:p text:style-name="P63">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3"/>
      <text:p text:style-name="P6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3">– Ох, Селестия милосердная… Кракен… Этого не было в расчётах… – бормочет Твайлайт.</text:p>
      <text:p text:style-name="P6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3">Луна отдаёт короткую команду в интерком и наперерез падающим фигуркам с «Конкордии» пикирует звено Вондерболтов.</text:p>
      <text:p text:style-name="P63">– <text:span text:style-name="T45">ПОНИ! ВЫ ЗАЕБАЛИ!!! ВЫ ДАДИТЕ МНЕ СПАТЬ, ИЛИ НЕТ?!! КЛЯНУСЬ ХВОСТОМ, ВЫ ТАКИ ОТ МЕНЯ ОТСТАНЕТЕ, НЕ БУДЬ Я АГАМЕМНОН-БЕСКЛАННИК!</text:span></text:p>
      <text:p text:style-name="P63"><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3">– Берегись!!!</text:p>
      <text:p text:style-name="P6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3"/>
      <text:p text:style-name="P52">~~~~~</text:p>
      <text:p text:style-name="P52"/>
      <text:p text:style-name="P6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3">Я принимаю вертикальное положение. Вокруг меня осыпавшиеся замшелые стены без крыши и… Дэш.</text:p>
      <text:p text:style-name="P6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3">– Учту. – я кривлюсь от боли. – Спасибо, Дэш. За мной должок.</text:p>
      <text:p text:style-name="P63">– Да кто там считает! – отмахивается пегаска. – Ты не в курсе, куда я приземлилась? Ты уже был тут.</text:p>
      <text:p text:style-name="P63">Я качаю головой.</text:p>
      <text:p text:style-name="P63">– Я видел только маленькую часть замка Сестёр. И то, на бегу. Но ты ведь можешь подняться над замком и разведать путь?</text:p>
      <text:p text:style-name="P63">Пегаска чешет копытом в затылке.</text:p>
      <text:p text:style-name="P63">– Могу, конечно. Но пока я спускалась, меня трижды чуть не сбили.</text:p>
      <text:p text:style-name="P63">Над развалинами выстреливает пландерсид, целясь в пролетающего Вондерболта.</text:p>
      <text:p text:style-name="P6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3">Я сажусь на обломок колонны.</text:p>
      <text:p text:style-name="P6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24">&lt;</text:span><text:span text:style-name="T36">Описать нарастание депрессивных мыслей от описанных случая к случаю</text:span><text:span text:style-name="T24">&gt;</text:span></text:p>
      <text:p text:style-name="P63">– Макс? – пегаска трясёт меня копытом. – Ты же у нас Проводник? Выбирай направление.</text:p>
      <text:p text:style-name="P63">Ну да, на работу флюгером я ещё гожусь, «Громовержец» от выбора направления нам на голову не свалится. Наверное.</text:p>
      <text:p text:style-name="P63">Я тыкаю на ближайший коридор.</text:p>
      <text:p text:style-name="P63">– Идём туда. Один хрен, они все одинаковые. Рано или поздно выйдем в знакомое место.</text:p>
      <text:p text:style-name="P63">– Верняк! – пегаска салютует. – Веди, Проводник!</text:p>
      <text:p text:style-name="P63"/>
      <text:p text:style-name="P63">…</text:p>
      <text:p text:style-name="P63"/>
      <text:p text:style-name="P6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3">– Готова спорить на две тысячи бит, мы проходили этот перекрёсток двадцать минут назад. И сорок минут назад тоже проходили.</text:p>
      <text:p text:style-name="P63">Я поворачиваюсь к Дэш.</text:p>
      <text:p text:style-name="P63">– У тебя разве есть две тысячи бит?</text:p>
      <text:p text:style-name="P63">– Нет. И это показывает, насколько я уверена в победе.</text:p>
      <text:p text:style-name="P1"><text:span text:style-name="T51">К</text:span><text:span text:style-name="T1">ажется, из левого </text:span>коридор<text:span text:style-name="T1">а</text:span> <text:span text:style-name="T1">слышны знакомые голоса</text:span>.</text:p>
      <text:p text:style-name="P63">– Идём налево.</text:p>
      <text:p text:style-name="P63">– Так точно, Проводник. – <text:s/>в голосе пегаски энтузиазма заметно убавилось.</text:p>
      <text:p text:style-name="P63">– Послушай, не называй меня проводником. Это уже не смешно!</text:p>
      <text:p text:style-name="P63">Пегаска смотрит на меня вишнёвыми глазами.</text:p>
      <text:p text:style-name="P63">– А я и не смеюсь. Я хотела тебя подбодрить малёхо, а то ты нос повесил. Но если не хочешь — не бу…</text:p>
      <text:p text:style-name="P63">– Дэш! Сзади!!!</text:p>
      <text:p text:style-name="P63">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5">После двух кувырков по камням гуд<text:span text:style-name="T1">ит</text:span> голова и садн<text:span text:style-name="T1">ит</text:span> ушибленное плечо.</text:p>
      <text:p text:style-name="P45"><text:span text:style-name="T1">–</text:span> Дэш? Ты где? Дэш?</text:p>
      <text:p text:style-name="P4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2">~~~~~</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36">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24">!</text:span></text:p>
      <text:p text:style-name="P7">–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6">Макс не вернётся, Дискорд Луну не получит</text:span>&gt;</text:p>
      <text:p text:style-name="P21"/>
      <text:p text:style-name="P52">~~~~~</text:p>
      <text:p text:style-name="P21">&lt;<text:span text:style-name="T37">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24">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3">Там лишь тающая в темноте радуга.</text:p>
      <text:p text:style-name="P5"/>
      <text:p text:style-name="P52">~~~~~</text:p>
      <text:p text:style-name="P5"/>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7"/>
      <text:h text:style-name="Heading_20_2" text:outline-level="2">21. <text:span text:style-name="T1">Терра</text:span></text:h>
      <text:h text:style-name="P192" text:outline-level="3">Воскресение</text:h>
      <text:p text:style-name="P57">&lt;<text:span text:style-name="T100">Bowie — Ashes to ashes</text:span>&gt;</text:p>
      <text:p text:style-name="P57"><text:soft-page-break/></text:p>
      <text:p text:style-name="P57">Маленькое тельце лежало на полу без признаков жизни.</text:p>
      <text:p text:style-name="P57">– Что ж ты? – пробормотал я.</text:p>
      <text:p text:style-name="P5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9">— феерия эмоций наполняла меня во время пребывания в ярком нескладном мире, что остался позади. </text:span><text:span text:style-name="T52">Я как будто вынырнул из трясины и начал дышать, ощущая каждой своей клеточкой полную гамму чувств и оттенков жизни. Но у</text:span><text:span text:style-name="T4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7">Невозможно поверить, но <text:span text:style-name="T31">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text:span text:style-name="T31">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7">Дискорд помахал рукой у меня перед носом. Я оттолкнул его руку и выпрямился.</text:p>
      <text:p text:style-name="P67">– Не надо. Я в порядке.</text:p>
      <text:p text:style-name="P67"/>
      <text:p text:style-name="P68">***</text:p>
      <text:p text:style-name="P67"/>
      <text:p text:style-name="P67">– Бля! Я так и знал!</text:p>
      <text:p text:style-name="P6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7">– И как её найти? – мрачно добавил я. – Компас теперь бесполезен.</text:p>
      <text:p text:style-name="P6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7">Стакан медленно собрался воедино и прыгнул обратно в руку Дискорду. – Хорошо, хоть моя заначка в Эогиппе осталась. – пробурчал он.</text:p>
      <text:p text:style-name="P67">– Ну так и зачем её тратить на ерунду? – возразил я.</text:p>
      <text:p text:style-name="P67">–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1"/>
      <text:p text:style-name="P68">***</text:p>
      <text:p text:style-name="P67"/>
      <text:p text:style-name="P47"><text:span text:style-name="T2">Проклятье</text:span>! Это уже черезчур! Мне даже материться не хотелось.</text:p>
      <text:p text:style-name="P4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7">– Зуб даю! – Дискорд попытался было войти внутрь, но я остановил его.</text:p>
      <text:p text:style-name="P47">– Дальше турникетов не пройдёшь. Охрана не пропустит.</text:p>
      <text:p text:style-name="P47">Я тяжко вздохнул.</text:p>
      <text:p text:style-name="P47">– Я там работал семь лет. До прошлой пятницы. – ответил я на вопрошающий взгляд. – Думал, вырвался из этого омута навсегда. Ошибался, как видишь.</text:p>
      <text:p text:style-name="P47"/>
      <text:p text:style-name="P47">…</text:p>
      <text:p text:style-name="P47"/>
      <text:p text:style-name="P57">Бип-бип-бип!</text:p>
      <text:p text:style-name="P63">– Анон? – голос в трубке не смог скрыть радостного изумления. – Ты передумал?</text:p>
      <text:p text:style-name="P63">– Да, Алекс. Я тут долго думал… Если у вас ещё есть местечко для меня… Я бы, пожалуй, вернулся.</text:p>
      <text:p text:style-name="P6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3">– С понедельника.</text:p>
      <text:p text:style-name="P63">– Отлично! Зайдёшь к охране, тебе выдадут пропуск.</text:p>
      <text:p text:style-name="P63">– Договорились.</text:p>
      <text:p text:style-name="P63">Бип-бип-бип!</text:p>
      <text:p text:style-name="P63"/>
      <text:h text:style-name="Heading_20_3" text:outline-level="3">Понедельник</text:h>
      <text:p text:style-name="P63"/>
      <text:p text:style-name="P1">Административная консоль приветственно мигнула зелёным шрифтом. Я поправил микрофон.</text:p>
      <text:p text:style-name="P1"><text:soft-page-break/><text:span text:style-name="T51">– </text:span>Привет, Нэш. Это Анон.</text:p>
      <text:p text:style-name="P1"><text:span text:style-name="T51">– </text:span>Привет, Анон. Рад тебя видеть!</text:p>
      <text:p text:style-name="P1">Я закрыл веб-камеру салфеткой. </text:p>
      <text:p text:style-name="P63">– И слышать тоже.</text:p>
      <text:p text:style-name="P63">– Говорят, ты шалить начал? Нэш, тестовая задача номер шестнадцать.</text:p>
      <text:p text:style-name="P63">–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88">кликнул по ним правой кнопкой </text:span><text:span text:style-name="T1">мыши</text:span><text:span text:style-name="T88"> и </text:span><text:span text:style-name="T1">выбрал</text:span><text:span text:style-name="T88">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7">Сейчас уже нельзя ничего изменить и придётся ему довер</text:span><text:span text:style-name="T48">иться</text:span><text:span text:style-name="T4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8">— и она с нами</text:span>!</text:p>
      <text:p text:style-name="P5"><text:soft-page-break/>Драконикус повернулся к дверям, ожидая их открытия.</text:p>
      <text:p text:style-name="P32">–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32">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7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5">–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7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5">– <text:span text:style-name="T36">Я отлучусь до конца недельки</text:span>… Не скучайте тут без меня. Вернусь с Сахарной Ваткой в обнимку — верь мне! Бу-га-га!</text:p>
      <text:p text:style-name="P75">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5"><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7">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92" text:outline-level="3">Вторник</text:h>
      <text:p text:style-name="P5">&lt;<text:span text:style-name="T78">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47">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24">–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Дискорд с заплаканными глазами стоял на ледовом катке перед брошенными коньками.</text:p>
      <text:p text:style-name="P112"><text:span text:style-name="T24">– Этот мультик, он… эмм, упрощённый до ужаса. Если честно, я… эмм, не понимаю, как такое может кому-то нравиться. Прямо как сахарная патока. </text:span><text:span text:style-name="T4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24">–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3"><text:soft-page-break/></text:p>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5">– К<text:span text:style-name="T47">огда откроется коридор, м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6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text:soft-page-break/>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text:span text:style-name="T104">К счастью, расстались мы, вроде, нормально — теперь не придётся ломать голову, как заманить её на крышу.</text:span></text:p>
      <text:p text:style-name="P1">– Анджела, можно тебя на секундочку?</text:p>
      <text:p text:style-name="P1">– Да хоть и на минуточку! – Она захлопнула <text:span text:style-name="T47">“</text:span><text:span text:style-name="T36">Последнего Единорога</text:span><text:span text:style-name="T47">” Бигла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text:span text:style-name="T107">брэндовая</text:span>.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text:span text:style-name="T105">Совершенно случайно я сейчас свободна. </text:span>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text:span text:style-name="T101">А вот вам</text:span>!</text:p>
      <text:p text:style-name="P5">Обеденный перерыв, МакДональдс, картошка-фри с наггетсами и латте! Мы достаточно неплохо зна<text:span text:style-name="T112">ли</text:span> друг-друга, чтобы тратить время на ерунду.</text:p>
      <text:p text:style-name="P169">– <text:span text:style-name="T102">Значит, в воскресенье у тебя? – Анджела потянулась, демонстративно выпячивая и так неплохие формы.</text:span></text:p>
      <text:p text:style-name="P168">– <text:span text:style-name="T102">Да. Вечер с вином и круассанами, ну и всё такое.</text:span></text:p>
      <text:p text:style-name="P168"><text:span text:style-name="T102">– Что будем смотреть?</text:span></text:p>
      <text:p text:style-name="P167">– <text:span text:style-name="T103">Звёзды на небе.</text:span></text:p>
      <text:p text:style-name="P171">Анджела рассмеялась.</text:p>
      <text:p text:style-name="P167">– <text:span text:style-name="T103">А потом?</text:span></text:p>
      <text:p text:style-name="P166"><text:soft-page-break/>– <text:span text:style-name="T102">Шерлока. Третий сезон.</text:span></text:p>
      <text:p text:style-name="P166">– <text:span text:style-name="T102">Договорились.</text:span></text:p>
      <text:p text:style-name="P170"/>
      <text:p text:style-name="P170"><text:span text:style-name="T108">Я выходил из МакДональдса, когда</text:span> Анджела со смешком спросила:</text:p>
      <text:p text:style-name="P173"><text:span text:style-name="T11">– Анон, а с чего ты взял, что я поклонница инфантильного трэша? Ну, </text:span><text:span text:style-name="T17">э</text:span><text:span text:style-name="T11">того, с понями?</text:span></text:p>
      <text:p text:style-name="P180"><text:span text:style-name="T11">Я </text:span><text:span text:style-name="T1">остановился </text:span><text:span text:style-name="T17">в</text:span><text:span text:style-name="T1"> полуобороте.</text:span></text:p>
      <text:p text:style-name="P173"><text:span text:style-name="T11">– </text:span><text:span text:style-name="T13">Т</text:span><text:span text:style-name="T12">ы увлёкся </text:span><text:span text:style-name="T11">эквиноподобными нимфетками? </text:span><text:span text:style-name="T15">Шутишь?</text:span><text:span text:style-name="T13"> Дядьки, пускающие слюни на лошадок — то ещё зрелище. По мне, так уж лучше педики.</text:span></text:p>
      <text:p text:style-name="P174"><text:span text:style-name="T13">«</text:span><text:span text:style-name="T16">Он</text:span><text:span text:style-name="T19">а</text:span><text:span text:style-name="T16"> НИЧЕГО не помн</text:span><text:span text:style-name="T20">и</text:span><text:span text:style-name="T16">т!!!</text:span><text:span text:style-name="T13">» </text:span><text:span text:style-name="T11">– </text:span><text:span text:style-name="T16">истерично пронеслось у меня в мыслях.</text:span></text:p>
      <text:p text:style-name="P178"><text:span text:style-name="T106">Анджела двумя пальцами в</text:span><text:span text:style-name="T1">ытащил</text:span><text:span text:style-name="T106">а</text:span><text:span text:style-name="T1"> из </text:span><text:span text:style-name="T113">заднего кармана моих брюк</text:span><text:span text:style-name="T1"> пасочку аликорна, подаренную мне кобылкой в Груммингтоне </text:span><text:span text:style-name="T106">и потрясла ею у меня перед носом</text:span><text:span text:style-name="T1">.</text:span></text:p>
      <text:p text:style-name="P173"><text:span text:style-name="T11">– </text:span><text:span text:style-name="T14">Извини, но с понями не ко мне. </text:span><text:span text:style-name="T18">Н</text:span><text:span text:style-name="T14">е собираюсь трахаться </text:span><text:span text:style-name="T15">на четвереньках</text:span><text:span text:style-name="T14"> с анальной пробкой в виде радужного хвоста. </text:span><text:span text:style-name="T16">Чао!</text:span></text:p>
      <text:p text:style-name="P175"/>
      <text:p text:style-name="P177"><text:span text:style-name="T109">Я молча смотрел, как Анджела скрылась в толпе. Поток посетителей фастфуда обтекал меня, как вода камень. Я даже не удивился </text:span><text:span text:style-name="T13">— </text:span><text:span text:style-name="T21">в последнее время </text:span><text:span text:style-name="T22">неудачи вызывали только апатию. «Отмудохать бы чем-нибудь тяжёлым всех этих режиссёров, которые при неудаче главного героя бодренько кричат его устами: «Переходим к плану Б!»» </text:span><text:span text:style-name="T11">– </text:span><text:span text:style-name="T22">устало подумал я и ша</text:span><text:span text:style-name="T23">гнул на тротуар.</text:span></text:p>
      <text:p text:style-name="P177"><text:span text:style-name="T23"/></text:p>
      <text:p text:style-name="P176"><text:span text:style-name="T22"/></text:p>
      <text:p text:style-name="P1"/>
      <text:p text:style-name="P1"/>
      <text:p text:style-name="P1"/>
      <text:p text:style-name="P1"/>
      <text:p text:style-name="P1"/>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4">&lt;</text:span><text:span text:style-name="T36">улучшить</text:span><text:span text:style-name="T24">&gt;</text:span>. А тот случай, когда мне пришлось зашивать тебе куртку после нападения убийц <text:span text:style-name="T24">&lt;</text:span><text:span text:style-name="T36">клоунов/санта-клаусов</text:span><text:span text:style-name="T2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1"/>
      <text:p text:style-name="P1"/>
      <text:p text:style-name="P2"><text:span text:style-name="T24">&lt;</text:span><text:span text:style-name="T36">подать фонарь под другим сосусом</text:span><text:span text:style-name="T2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4">&lt;</text:span><text:span text:style-name="T36">уменьшить подозрения — о них должен догадаться Макс</text:span><text:span text:style-name="T2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text:s/>–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
      <text:p text:style-name="P5"/>
      <text:h text:style-name="Heading_20_3" text:outline-level="3">День пятый</text:h>
      <text:p text:style-name="P5"/>
      <text:p text:style-name="P1"/>
      <text:p text:style-name="P22"/>
      <text:p text:style-name="P23">***</text:p>
      <text:p text:style-name="P22"/>
      <text:p text:style-name="P120"/>
      <text:p text:style-name="P112"/>
      <text:p text:style-name="P12">***</text:p>
      <text:p text:style-name="P5"/>
      <text:p text:style-name="P5"/>
      <text:p text:style-name="P5">– Драконикус — хитрющая бестия. Он мог так сделать, чтобы направить тебя по ложному следу. </text:p>
      <text:p text:style-name="P5">– Какой смысл ему искать её в одиночку?</text:p>
      <text:p text:style-name="P5"><text:soft-page-break/>–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5">– ?</text:p>
      <text:p text:style-name="P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5">Я кивнул, соглашаясь. Откуда-то я помнил про цель их присутствия.</text:p>
      <text:p text:style-name="P5">– Да вот только мыслится мне в последнее время, что… – мрачно продолжила фермерша и замолкла.</text:p>
      <text:p text:style-name="P5">– Ты думаешь… Дискорд всё же наплюёт на нас и вернётся один с Селестией?</text:p>
      <text:p text:style-name="P5">– Не хочу об этом думать… Но именно это пришло в голову после того, как он смылся от нас.</text:p>
      <text:p text:style-name="P5"/>
      <text:p text:style-name="P5"><text:span text:style-name="T30">&lt;</text:span><text:span text:style-name="T4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40">меяла</text:span><text:span text:style-name="T24"> &gt;</text:span></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40">–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2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2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24">– </text:span>Ну хорошо. Убедила. В конце-концов, можем поступить так. Вы с Флатти вернётесь обратно а я продолжу поиски здесь.</text:p>
      <text:p text:style-name="P106"><text:span text:style-name="T24">–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24">– </text:span>Вы можете связываться со мной раз в месяц по коридору.</text:p>
      <text:p text:style-name="P106"><text:span text:style-name="T2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oft-page-break/><text:span text:style-name="T24">– </text:span>Ну, не раз в месяц <text:span text:style-name="T2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24">– </text:span>Конечно оставаться. Кто ещё, кроме нас, может найти её?</text:p>
      <text:p text:style-name="P106"><text:span text:style-name="T24">– </text:span>Я думал, ты не сможешь оставить Энджела и всех остальных надолго.</text:p>
      <text:p text:style-name="P106"><text:span text:style-name="T2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24">– </text:span>Извини, Флаттершай, забылся.</text:p>
      <text:p text:style-name="P113"><text:span text:style-name="T24">– </text:span>Та ладно, я ж не против, – возразила Эпплджек. – Не парься, Флатти. Было б хуже, если б он <text:s/>назвал меня Эпплджек на людях.</text:p>
      <text:p text:style-name="P113"><text:span text:style-name="T24">– </text:span>Ты так... – запнулась Флаттершай. – Так быстро забыла свою ферму. И...</text:p>
      <text:p text:style-name="P113"><text:span text:style-name="T2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24">– </text:span>Как ты можешь так говорить? – расплакалась Флаттершай.</text:p>
      <text:p text:style-name="P113"><text:span text:style-name="T24">– </text:span>Эй, девушки, не ссорьтесь! Мы — одна команда! И надеюсь, останемся ею и в дальнейшем. </text:p>
      <text:list xml:id="list7433721005894759268" text:style-name="L5">
        <text:list-header>
          <text:p text:style-name="P18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24">– </text:span>А если нет? – Эпплджек смотрела мне мне прямо в глаза.</text:p>
      <text:list xml:id="list201150501850767" text:continue-numbering="true" text:style-name="L5">
        <text:list-header>
          <text:p text:style-name="P181">Я молча пожал плечами. Эпплджек уверенно продолжила.</text:p>
        </text:list-header>
      </text:list>
      <text:p text:style-name="P113"><text:span text:style-name="T2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24">– </text:span>Спасибо, ЭйДжей.</text:p>
      <text:p text:style-name="P113"><text:span text:style-name="T2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151146728622" text:continue-numbering="true" text:style-name="L5">
        <text:list-header>
          <text:p text:style-name="P181">Флаттершай пробормотала нечто, показавшееся мне знакомым.</text:p>
        </text:list-header>
      </text:list>
      <text:p text:style-name="P113"><text:span text:style-name="T24">– </text:span>Флатти, ты что-то сказала? Я не расслышал.</text:p>
      <text:p text:style-name="P113"><text:span text:style-name="T24">– </text:span>Намерение Изменяет Реальность.</text:p>
      <text:p text:style-name="P113"><text:span text:style-name="T24">– </text:span>Эээ. А где ты слышала эту фразу, если не секрет?</text:p>
      <text:p text:style-name="P113"><text:span text:style-name="T2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151167547898" text:continue-numbering="true" text:style-name="L5">
        <text:list-header>
          <text:p text:style-name="P181">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24">– </text:span>Флатти, ЭйДжей, буду через час. Ждите!</text:p>
      <text:p text:style-name="P5"><text:soft-page-break/></text:p>
      <text:p text:style-name="P5"/>
      <text:p text:style-name="P5"/>
      <text:p text:style-name="P5"/>
      <text:p text:style-name="P5"/>
      <text:h text:style-name="P191" text:outline-level="2">След?</text:h>
      <text:p text:style-name="P128"/>
      <text:p text:style-name="P2"><text:span text:style-name="T24">&lt;</text:span><text:span text:style-name="T36">сначала эпизод - проверка сумки в серверной</text:span><text:span text:style-name="T24">&gt;</text:span></text:p>
      <text:p text:style-name="P17"/>
      <text:p text:style-name="P2"><text:span text:style-name="T24">&lt;</text:span><text:span text:style-name="T36">расширить. Перед кафешкой - диалог с Флатти и ЭйДжей. Все думают, что наконец-то нашли Селестию. Все ликуют</text:span><text:span text:style-name="T24">&gt;</text:span></text:p>
      <text:p text:style-name="P17"/>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24">&lt;</text:span><text:span text:style-name="T36">упомянуть болезнь Флатти в соответствующем разделе</text:span><text:span text:style-name="T2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text:soft-page-break/>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4">&lt;</text:span><text:span text:style-name="T36">расширить</text:span><text:span text:style-name="T2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4">&lt;</text:span><text:span text:style-name="T36">расширить</text:span><text:span text:style-name="T24">&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24">&lt;</text:span><text:span text:style-name="T36">клоунов/санта-клаусов</text:span><text:span text:style-name="T24">&gt;</text:span>, подстерегавших меня на подходе к офису. Возвратившись домой я с удивлением обнаружил сзади <text:span text:style-name="T24">&lt;</text:span><text:span text:style-name="T36">пять</text:span><text:span text:style-name="T24">&gt;</text:span>длинную прореху в куртке, <text:span text:style-name="T24">&lt;</text:span><text:span text:style-name="T36">как будто сделанную пятернёй с металлическими когтями</text:span><text:span text:style-name="T24">&gt;</text:span>явно сделанную ударом ножа вдогонку наотмашь <text:span text:style-name="T24">&lt;</text:span><text:span text:style-name="T36">Эпплджек понадобилось два часа, чтобы зашить её</text:span><text:span text:style-name="T2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text:soft-page-break/>– Да. Чем скорее, тем лучше. У нас всё ещё есть почти <text:span text:style-name="T24">&lt;</text:span><text:span text:style-name="T36">три месяца</text:span><text:span text:style-name="T2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4"/>
      <text:p text:style-name="P47"/>
      <text:p text:style-name="P47">&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7"><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7"/>
      <text:p text:style-name="P63"/>
      <text:p text:style-name="P1"><text:span text:style-name="T51">&lt;</text:span><text:span text:style-name="T39">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51">&gt;</text:span></text:p>
      <text:p text:style-name="P63"/>
      <text:p text:style-name="P51">&lt;<text:span text:style-name="T37">-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1"><text:span text:style-name="T37">- Посмотрим... Хи-хи...</text:span>&gt;</text:p>
      <text:p text:style-name="P51"/>
      <text:p text:style-name="P50">&lt;<text:span text:style-name="T37"> </text:span><text:span text:style-name="T36">-</text:span><text:span text:style-name="T37">Я не умею! Давай ты напишешь!</text:span></text:p>
      <text:p text:style-name="P50"><text:span text:style-name="T36">- </text:span><text:span text:style-name="T37">Фигушки! Подрядил меня татухи поням рисовать — сам теперь фанфик пиши!</text:span>&gt;</text:p>
      <text:p text:style-name="P61"/>
      <text:p text:style-name="P50">&lt;<text:span text:style-name="T37">В сцене прощания (во сне) — Р.Д. в будущем будет стрематься поебушек с человеками, чтобы не испытывать горечи расставания. Но: </text:span></text:p>
      <text:p text:style-name="P50"><text:span text:style-name="T37">-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text:soft-page-break/>Я — Дискорд, и я говорю вам: он вернётся Я подсоблю вам, касатикам, хе-хе!</text:p>
      <text:p text:style-name="P61"/>
      <text:p text:style-name="P135"><text:span text:style-name="T24"><text:s/>&lt;</text:span><text:span text:style-name="T40"> - </text:span><text:span text:style-name="T36">Я не могу быть вашим спасителем! Я намного хуже и испорченнее вас!</text:span><text:span text:style-name="T24">&gt;</text:span></text:p>
      <text:p text:style-name="P136"/>
      <text:p text:style-name="P50">&lt;<text:span text:style-name="T37">Луна говорит Максу в прощальном сне:</text:span></text:p>
      <text:p text:style-name="P50"><text:span text:style-name="T37">- Прости, что хотела убить тебя. Я ослабела и Найтмэр на время одержала верх</text:span>&gt;</text:p>
      <text:p text:style-name="P61"/>
      <text:p text:style-name="P50">&lt;<text:span text:style-name="T3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0"/>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24">&lt;</text:span>пятый<text:span text:style-name="T24">&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7"/>
      <text:p text:style-name="P37"/>
      <text:p text:style-name="P37"/>
      <text:p text:style-name="P47"/>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2">***</text:p>
      <text:p text:style-name="P126"/>
      <text:p text:style-name="P1">&lt;<text:span text:style-name="T43">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24">&gt;</text:span></text:p>
      <text:p text:style-name="P57"/>
      <text:h text:style-name="P191" text:outline-level="2">Сон Рэрити</text:h>
      <text:p text:style-name="P2"/>
      <text:p text:style-name="P58">&lt;<text:span text:style-name="T36">На Терре Селестия, будучи в компьютере, случайно пробуждает в Нексусе активный интеллект.</text:span>&gt;</text:p>
      <text:h text:style-name="P191" text:outline-level="2"><text:soft-page-break/>Рейд пони-рэйнджеров</text:h>
      <text:p text:style-name="P2"/>
      <text:p text:style-name="P95">(леденящий душу триллер, музыка тревожная)</text:p>
      <text:p text:style-name="P6">&lt;<text:span text:style-name="T3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91" text:outline-level="2">Продолжение ЛСД-чаепития</text:h>
      <text:p text:style-name="P2"/>
      <text:p text:style-name="P2"><text:span text:style-name="T24">&lt;</text:span><text:span text:style-name="T3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4">&gt;</text:span></text:p>
      <text:p text:style-name="P58"/>
      <text:h text:style-name="P191" text:outline-level="2">Поиск решения</text:h>
      <text:p text:style-name="P128"/>
      <text:p text:style-name="P2"><text:span text:style-name="T24">&lt;</text:span><text:span text:style-name="T3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0">—</text:span><text:span text:style-name="T36"> Луна создаёт обратный коридор в срок.</text:span><text:span text:style-name="T24">&gt;</text:span></text:p>
      <text:p text:style-name="P2"/>
      <text:h text:style-name="P191" text:outline-level="2">Поход к замку Принцес-2</text:h>
      <text:p text:style-name="P2"/>
      <text:p text:style-name="P2"/>
      <text:p text:style-name="P2"/>
      <text:p text:style-name="P4"/>
      <text:p text:style-name="P2"><text:span text:style-name="T24">&lt;</text:span><text:span text:style-name="T36">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4">&gt;</text:span></text:p>
      <text:p text:style-name="P2"/>
      <text:h text:style-name="P191" text:outline-level="2"/>
      <text:h text:style-name="P191" text:outline-level="2">Поиски</text:h>
      <text:p text:style-name="P2"/>
      <text:p text:style-name="P2"/>
      <text:h text:style-name="P191" text:outline-level="2">Безнадёжность</text:h>
      <text:p text:style-name="P2"/>
      <text:p text:style-name="P4">***</text:p>
      <text:p text:style-name="P2"/>
      <text:h text:style-name="P191" text:outline-level="2"/>
      <text:h text:style-name="P191" text:outline-level="2">Озарение</text:h>
      <text:p text:style-name="P2"/>
      <text:p text:style-name="P2"><text:span text:style-name="T24">&lt;</text:span><text:span text:style-name="T3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4">&gt;</text:span></text:p>
      <text:p text:style-name="P106"/>
      <text:p text:style-name="P107"><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9" text:outline-level="2">Почти.</text:h>
      <text:p text:style-name="P124"/>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24">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9" text:outline-level="2">Дискорд</text:h>
      <text:p text:style-name="P128"/>
      <text:p text:style-name="P124">Девушки поспешно собирались, пока я растолковывал им задачу.</text:p>
      <text:p text:style-name="P124"><text:soft-page-break/><text:span text:style-name="T2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24">– </text:span>Это тот твой приятель, который разбился с полгода назад? – спросила Эпплджек.</text:p>
      <text:p text:style-name="P124"><text:span text:style-name="T24">– </text:span>Да, это он.</text:p>
      <text:p text:style-name="P124"><text:span text:style-name="T24">– </text:span>А как мы попадём в его квартиру? Там сейчас кто-то живёт? – Флаттершай прыгала на одной ноге, натягивая кед.</text:p>
      <text:p text:style-name="P124"><text:span text:style-name="T2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24">Nissan Navara</text:span> и направился к маленькому электрическому <text:span text:style-name="T24">Eva. </text:span>Для того, чтоб не привлекать внимание, самое оно. <text:s/><text:span text:style-name="T24">&lt;</text:span><text:span text:style-name="T3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24">&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4">&lt;</text:span><text:span text:style-name="T36">Плохо написано!</text:span><text:span text:style-name="T24">&gt;</text:span></text:p>
      <text:p text:style-name="P125">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24">– </text:span>Макс, что случилось? У нас проблемы?</text:p>
      <text:p text:style-name="P125"><text:span text:style-name="T2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24">–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24">– </text:span>Нет нужды. Лучше станьте-ка сзади меня так, чтобы заслонить от этих бабулек и от вооон той камеры наблюдения.</text:p>
      <text:list xml:id="list1863516760855323206" text:style-name="L6">
        <text:list-header>
          <text:p text:style-name="P18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9"><text:span text:style-name="T24">–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24">– </text:span>Макс, тут окно разбито! И верёвка какая-то висит. – крикнула Флаттершай из кухни.</text:p>
      <text:p text:style-name="P149"><text:span text:style-name="T24">–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24">–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24">–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24">– </text:span>Оп-па! – пробормотала Эпплджек. – Нежданчик!</text:p>
      <text:p text:style-name="P149"><text:span text:style-name="T24">– </text:span>Ты, я вижу, времени не терял, – моя рука под прикрытием стола медленно тянулась к тяжёлой фарфоровой кружке, стоящей на краю.</text:p>
      <text:p text:style-name="P129"><text:span text:style-name="T2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24">– </text:span>А почему ты вообще решил искать нас тут? – спросила Эпплджек. – Приехал бы домой. Мы б тебя чаем напоили.</text:p>
      <text:p text:style-name="P129"><text:span text:style-name="T24">–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24">– </text:span>С кем это вы тут разговариваете?</text:p>
      <text:list xml:id="list7528871789701617133" text:style-name="L7">
        <text:list-header>
          <text:p text:style-name="P19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soft-page-break/>…</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91" text:outline-level="2">Селестия</text:h>
      <text:p text:style-name="P149"/>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text:soft-page-break/>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24">&lt;</text:span><text:span text:style-name="T36">Вот дискорд! Я, то бишь!</text:span><text:span text:style-name="T2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4">—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7">-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37">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4">&lt;</text:span><text:span text:style-name="T31">упомянуть, что Дискорд учился играть на гитаре в Эквестрии — брал уроки у Рэйнбоу</text:span><text:span text:style-name="T24">&gt;</text:span>).<text:span text:style-name="T24"> </text:span>То есть, эквестрийские три месяца немного короче местных...<text:span text:style-name="T24">&lt;</text:span><text:span text:style-name="T3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4">&gt;</text:span></text:p>
      <text:p text:style-name="P142">– И что? – продолжила его мысль Эпплджек.</text:p>
      <text:p text:style-name="P142">– Эквестрийские <text:span text:style-name="T24">&lt;</text:span><text:span text:style-name="T36">три месяца</text:span><text:span text:style-name="T24">&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text:soft-page-break/>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24"> </text:span>Эпплджек покрепче, закрыл глаза и приготовился...</text:p>
      <text:p text:style-name="P138"/>
      <text:h text:style-name="P191"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24">&lt;</text:span><text:span text:style-name="T36">полгода</text:span><text:span text:style-name="T24">&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3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85" text:outline-level="1">Беседа за столиком в ночи</text:h>
      <text:p text:style-name="P127">&lt;<text:span text:style-name="T74">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4">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24">–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text:soft-page-break/></text:p>
      <text:p text:style-name="P106"><text:span text:style-name="T1">&lt;</text:span><text:span text:style-name="T3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24">– </text:span><text:span text:style-name="T1">Хорошо, с</text:span>ейчас объясню, <text:span text:style-name="T1">– </text:span>кивнул <text:span text:style-name="T1">Анакорн</text:span>. <text:span text:style-name="T24">–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45">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4">&lt;</text:span><text:span text:style-name="T37">привязать к реальным событиям, описанным выше</text:span><text:span text:style-name="T24">&gt;</text:span><text:span text:style-name="T1">. А из таких посёлков Эквестрия состоит на 80% </text:span><text:span text:style-name="T24">&lt;</text:span><text:span text:style-name="T3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7">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3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34">–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24">&lt;</text:span>упомянуть в эпизоде на Терре, что МЛП-сериал закрылся год назад<text:span text:style-name="T24">&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24">&lt;</text:span><text:span text:style-name="T40">чёрт</text:span><text:span text:style-name="T24">&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6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3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2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2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24">–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2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24">–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2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2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2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24">–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2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4">&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6">Такова природа низкоэнергетических монад</text:span>.</text:p>
      <text:p text:style-name="P113">– А я разве сплю?</text:p>
      <text:p text:style-name="P113"><text:soft-page-break/>–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24">&lt;</text:span><text:span text:style-name="T36">парадокс</text:span><text:span text:style-name="T2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4">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3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24">&lt;</text:span><text:span text:style-name="T36">полгода</text:span><text:span text:style-name="T24">&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36"> - Ты морочила мне яйца, чтобы заинтересовать? Всё, как Свирл указал?</text:span></text:p>
      <text:p text:style-name="P108">– Пожалуйста! <text:span text:style-name="T47">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36">-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24"> Я</text:span><text:span text:style-name="T3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9164305827801641263" text:style-name="L8">
        <text:list-header>
          <text:p text:style-name="P183">(<text:span text:style-name="T44">Луна — как повелительница снов, слышала разговор Макса с Анакорном</text:span>)</text:p>
          <text:p text:style-name="P184"/>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7">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38">-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24">– </text:span>Дискорд!.. Почему всё так паршиво… Я даже не могу уткнуться носом тебе в грудь. Я прохожу сквозь тебя, <text:span text:style-name="T24">–</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24">–</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91" text:outline-level="2">Земля</text:h>
      <text:p text:style-name="P111">&lt;<text:span text:style-name="T74">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24">два</text:span><text:span text:style-name="T1">, чтоб потом спать до десяти и ни хрена не выспаться при этом?</text:span> На работу опять к <text:span text:style-name="T24">двенадцати приползу</text:span>. Надоело. <text:span text:style-name="T1">Закисать на работе — вредно для мозгов.</text:span> Надо отдохнуть. <text:span text:style-name="T24">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4T20:11:49.502797077</dc:date>
    <meta:editing-duration>P114DT21H31M12S</meta:editing-duration>
    <meta:editing-cycles>6866</meta:editing-cycles>
    <meta:generator>LibreOffice/5.1.6.2$Linux_X86_64 LibreOffice_project/10m0$Build-2</meta:generator>
    <meta:document-statistic meta:table-count="0" meta:image-count="0" meta:object-count="0" meta:page-count="197" meta:paragraph-count="4130" meta:word-count="87889" meta:character-count="583133" meta:non-whitespace-character-count="495282"/>
  </office:meta>
</office:document-meta>
</file>